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</text:p>
      <text:p text:style-name="Standard">Uchodźcy</text:p>
      <text:p text:style-name="Standard">EN</text:p>
      <text:p text:style-name="Standard">Refugees</text:p>
      <text:p text:style-name="Standard"/>
      <text:p text:style-name="Standard">PL</text:p>
      <text:p text:style-name="Standard">Nasza historia rozpoczyna się w roku 883 e.W, a ma miejsce na dalekiej </text:p>
      <text:p text:style-name="Standard">północy, gdzie wszystkie te daty przestały mieć znaczenie. Siła, krew i </text:p>
      <text:p text:style-name="Standard">potępienie. Zawody zapaśnicze i hulanki alkoholowe, między jedną grabieżą, a </text:p>
      <text:p text:style-name="Standard">drugą. Gdzie kobiety rozkładają nogi przy ognisku, a ich partnerzy kryją je </text:p>
      <text:p text:style-name="Standard">jak suki. Tak, mowa tu o orkach.</text:p>
      <text:p text:style-name="P1">EN</text:p>
      <text:p text:style-name="P1">Our story begins in 883 YW. It takes place in far north, where all the dates </text:p>
      <text:p text:style-name="P1">stopped to mean anything to anybody. Violence, blood and damnation. </text:p>
      <text:p text:style-name="P1">Wrestling competitions and drinking sprees between raids. Women get their </text:p>
      <text:p text:style-name="P1">legs over bonfires and let their partners go bird's-nesting. Yes, I am </text:p>
      <text:p text:style-name="P1">talking about orcs.</text:p>
      <text:p text:style-name="P1"/>
      <text:p text:style-name="Standard">PL</text:p>
      <text:p text:style-name="Standard">Wiele lat minęło, odkąd orkowie budzili postrach w sercach elfów, ludzi i </text:p>
      <text:p text:style-name="Standard">krasnoludów. Wiele, odkąd odważyli się postawić stopę na ziemiach Wesnoth. </text:p>
      <text:p text:style-name="Standard">Wiele, odkąd opływali w bogactwa. </text:p>
      <text:p text:style-name="P1">EN</text:p>
      <text:p text:style-name="P1">Many years have passed since the time orcs intimidated elves, humans and </text:p>
      <text:p text:style-name="P1">dwarves. Many years have passed since they ventured to walk in the Wesnoth </text:p>
      <text:p text:style-name="P1">land. Many years have passed since the time they were filthy rich.</text:p>
      <text:p text:style-name="P1"/>
      <text:p text:style-name="Standard">PL</text:p>
      <text:p text:style-name="Standard">Gdy bitwa za bitwą, orkowie to raz zdobywali nowe ziemie, to wracali do </text:p>
      <text:p text:style-name="Standard">swych chat z kolejnymi ranami, równie silne krainy zaczęły ostrzyć swoje </text:p>
      <text:p text:style-name="Standard">miecze. Gdy po kolejnym, nieudanym ataku żądnej krwi armii, orkowie wycofali </text:p>
      <text:p text:style-name="Standard"><text:soft-page-break/>się wgłąb swych ziem, podążyli za nimi elfy.</text:p>
      <text:p text:style-name="P1">EN</text:p>
      <text:p text:style-name="P1">Plenty of battles were fought, one time orcs conquered new lands, the other </text:p>
      <text:p text:style-name="P1">time they gained new wounds. Other realms, as strong as orcs, started to </text:p>
      <text:p text:style-name="P1">whet their swords. After a next, unsuccessful attack of the bloodthirsty </text:p>
      <text:p text:style-name="P1">army, orcs retreated deep into their lands, elves followed them.</text:p>
      <text:p text:style-name="P1"/>
      <text:p text:style-name="Standard">PL</text:p>
      <text:p text:style-name="Standard">Ludzie, tak jak i krasnoludy ochoczo dołączyli do odwetu. Rok za rokiem, </text:p>
      <text:p text:style-name="Standard">orkowie stawali się tylko rozdzielanymi przez szlaki handlowe obozami </text:p>
      <text:p text:style-name="Standard">uchodźców i kobiet. Niektóre plemienia przyłączyły się do Sojuszu Północy, </text:p>
      <text:p text:style-name="Standard">gdzie przez dziesięciolecia zmuszani byli do akceptowania ludzkich norm. </text:p>
      <text:p text:style-name="Standard">Inni walczyli i po kilku większych bitwach zostawali wyniszczeni przez </text:p>
      <text:p text:style-name="P1">krasnoludów bądź elfy.</text:p>
      <text:p text:style-name="P1">EN</text:p>
      <text:p text:style-name="P1">Humans, as well as dwarves willingly joined the revenge. Year after year, </text:p>
      <text:p text:style-name="P1">orcs became separated by trade routes camps of refugees. A few tribes joined </text:p>
      <text:p text:style-name="P1">the Northern Alliance, where though many years were forced to accept human </text:p>
      <text:p text:style-name="P1">rules. The other were fighting and were destroyed after several battles </text:p>
      <text:p text:style-name="Standard">against dwarves or elves.</text:p>
      <text:p text:style-name="Standard"/>
      <text:p text:style-name="Standard">PL</text:p>
      <text:p text:style-name="Standard">W miejscach starych orkowych hut żelaza wyrosły siedliska handlowe ludzi. </text:p>
      <text:p text:style-name="Standard">Tylko najbardziej oddalone na północ klany przetrwały najazd innych nacji. </text:p>
      <text:p text:style-name="Standard">Wśród nich został też mały klan Marbusa, klan zbyt mały, by mieć nazwę, </text:p>
      <text:p text:style-name="P1">historię bądź przyszłość.</text:p>
      <text:p text:style-name="P1">EN</text:p>
      <text:p text:style-name="P1">Human tradeposts took place of orcish smelters. Only the clans that lived </text:p>
      <text:p text:style-name="P1">deep in the north have survived the forages of other nations. Amongst them, </text:p>
      <text:p text:style-name="P1">there lived a small Marbus's clan. Even too small to have a name, history, </text:p>
      <text:p text:style-name="P1">or a future.</text:p>
      <text:p text:style-name="P1"><text:soft-page-break/></text:p>
      <text:p text:style-name="P1">PL</text:p>
      <text:p text:style-name="P1">Gracz</text:p>
      <text:p text:style-name="P1">EN</text:p>
      <text:p text:style-name="P1">Player</text:p>
      <text:p text:style-name="P1"/>
      <text:p text:style-name="P1">PL</text:p>
      <text:p text:style-name="P1">Marbus</text:p>
      <text:p text:style-name="P1">EN</text:p>
      <text:p text:style-name="P1">Marbus</text:p>
      <text:p text:style-name="P1"/>
      <text:p text:style-name="P1">PL</text:p>
      <text:p text:style-name="Standard">Kochan</text:p>
      <text:p text:style-name="Standard">EN</text:p>
      <text:p text:style-name="Standard">Kochan</text:p>
      <text:p text:style-name="Standard"/>
      <text:p text:style-name="Standard">PL</text:p>
      <text:p text:style-name="Standard">Przeciwnicy</text:p>
      <text:p text:style-name="Standard">EN</text:p>
      <text:p text:style-name="P1">Opponents</text:p>
      <text:p text:style-name="P1"/>
      <text:p text:style-name="P1">PL</text:p>
      <text:p text:style-name="P1">Porucznik Wincent</text:p>
      <text:p text:style-name="P1">EN</text:p>
      <text:p text:style-name="P1">Lieutenant Vincent</text:p>
      <text:p text:style-name="P1"/>
      <text:p text:style-name="P1">PL</text:p>
      <text:p text:style-name="P1">Kawalerzysta Wincenta</text:p>
      <text:p text:style-name="P1">EN</text:p>
      <text:p text:style-name="P1">Vincent's Rider</text:p>
      <text:p text:style-name="P1"/>
      <text:p text:style-name="P1"><text:soft-page-break/>PL</text:p>
      <text:p text:style-name="P1">Forteca Bag'not</text:p>
      <text:p text:style-name="P1">EN</text:p>
      <text:p text:style-name="P1">Bag'not Fortress</text:p>
      <text:p text:style-name="P1"/>
      <text:p text:style-name="P1">PL</text:p>
      <text:p text:style-name="P1">Stary fort Elbor</text:p>
      <text:p text:style-name="P1">EN</text:p>
      <text:p text:style-name="P1">Old Elbor Fortress</text:p>
      <text:p text:style-name="P1"/>
      <text:p text:style-name="P1">PL</text:p>
      <text:p text:style-name="P1">Most Kazary</text:p>
      <text:p text:style-name="P1">EN</text:p>
      <text:p text:style-name="P1">Bridge of Kazara</text:p>
      <text:p text:style-name="P1"/>
      <text:p text:style-name="P1">PL</text:p>
      <text:p text:style-name="P1">Obóz białoskórych</text:p>
      <text:p text:style-name="P1">EN</text:p>
      <text:p text:style-name="P1">Camp of the white-skinned</text:p>
      <text:p text:style-name="P1"/>
      <text:p text:style-name="P1">PL</text:p>
      <text:p text:style-name="P1">Most Thota Czteropalczastego</text:p>
      <text:p text:style-name="P1">EN</text:p>
      <text:p text:style-name="P1">Bridge of Thot the Four Fingered</text:p>
      <text:p text:style-name="P1"/>
      <text:p text:style-name="P1">PL</text:p>
      <text:p text:style-name="P1">Jałowe Pole</text:p>
      <text:p text:style-name="P1">EN</text:p>
      <text:p text:style-name="P1">the Barren Fields</text:p>
      <text:p text:style-name="P1"/>
      <text:p text:style-name="P1">PL</text:p>
      <text:p text:style-name="P1"><text:soft-page-break/>Przełęcz Tut'anor</text:p>
      <text:p text:style-name="P1">EN</text:p>
      <text:p text:style-name="P1">Tut'anor Pass</text:p>
      <text:p text:style-name="P1"/>
      <text:p text:style-name="P1">PL</text:p>
      <text:p text:style-name="P1">Pokonaj Porucznika Wincenta</text:p>
      <text:p text:style-name="P1">EN</text:p>
      <text:p text:style-name="P1">Defeat Lieutenant Vincent</text:p>
      <text:p text:style-name="P1"/>
      <text:p text:style-name="Standard">PL</text:p>
      <text:p text:style-name="Standard">Lato trwało tylko miesiąc, nasze plony nie zdążyły nawet wzrosnąć, a z </text:p>
      <text:p text:style-name="Standard">południa dobiega nas mroźny wiatr. Boję się, że możemy mieć poważne problemy </text:p>
      <text:p text:style-name="Standard">z żywnością tej zimy. Ahh... Gdyby tylko Gewold przystał na propozycję </text:p>
      <text:p text:style-name="P1">Sojuszu...</text:p>
      <text:p text:style-name="P1">EN</text:p>
      <text:p text:style-name="P1">Only one month of summer has passed. Our crops have not even sprouted, and </text:p>
      <text:p text:style-name="P1">we are getting gloomy winds from the south. I fear we may experience serious </text:p>
      <text:p text:style-name="P1">problems with food this winter. Ah... If only Gewold had accepted the </text:p>
      <text:p text:style-name="Standard">Alliance's offer.</text:p>
      <text:p text:style-name="Standard"/>
      <text:p text:style-name="Standard">PL</text:p>
      <text:p text:style-name="Standard">Marbus! Białoskórzy pojawili się po drugiej stronie rzeki. Są zakuci w stal.</text:p>
      <text:p text:style-name="Standard">EN</text:p>
      <text:p text:style-name="Standard">Marbus! <text:span text:style-name="T1">White-skinned have appeared on the other side of the river. </text:span>They are </text:p>
      <text:p text:style-name="Standard">chained.</text:p>
      <text:p text:style-name="Standard"/>
      <text:p text:style-name="Standard">PL</text:p>
      <text:p text:style-name="Standard">Co? Czy to wysłannicy Sojuszu? Może chcą wyciągnąć do nas pomocną dłoń i </text:p>
      <text:p text:style-name="Standard">przysłali nam jakieś zapasy.</text:p>
      <text:p text:style-name="Standard">EN</text:p>
      <text:p text:style-name="Standard">What? <text:span text:style-name="T1">Are they Alliance's emissaries? Maybe they want to give us a hand and </text:span></text:p>
      <text:p text:style-name="P1"><text:soft-page-break/>they are sending some supplies.</text:p>
      <text:p text:style-name="P1"/>
      <text:p text:style-name="Standard">PL</text:p>
      <text:p text:style-name="Standard">Jako porucznik garnizonu w Seledynowym Mieście, nakazuję wam, orkom, opuścić </text:p>
      <text:p text:style-name="Standard">to miejsce i oddać nam w posiadanie Bag'not. Jeśli odmówicie, czeka was </text:p>
      <text:p text:style-name="Standard">śmierć.</text:p>
      <text:p text:style-name="P1">EN</text:p>
      <text:p text:style-name="P1">As a lieutenant of the garrison in Celadon City, I command you, orcs, to </text:p>
      <text:p text:style-name="P1">leave this place and leave Bag'not to our rule. Should you decline, you will </text:p>
      <text:p text:style-name="P1">die.</text:p>
      <text:p text:style-name="P1"/>
      <text:p text:style-name="Standard">PL</text:p>
      <text:p text:style-name="Standard">Co? Seledynowe Miasto mieści się tylko kilka mil na południe i nigdy nie </text:p>
      <text:p text:style-name="Standard">mieliśmy z ich strony żadnego aktu agresji. To placówka handlowa między </text:p>
      <text:p text:style-name="Standard">Sojuszem Północy, a Wesnoth. A nawet jeśli chcą się nas stąd pozbyć, </text:p>
      <text:p text:style-name="Standard">dlaczego nie wysłali kogoś większego rangą!?</text:p>
      <text:p text:style-name="P1">EN</text:p>
      <text:p text:style-name="P1">What? Celadon City is placed only a few miles to the south and we have never </text:p>
      <text:p text:style-name="P1">experienced any aggression from them. It is a trading post dealing between </text:p>
      <text:p text:style-name="P1">Northern Alliance and Wesnoth. And even if they want to get rid of us, why </text:p>
      <text:p text:style-name="P1">did they not send somebody of higher rank than you?</text:p>
      <text:p text:style-name="P1"/>
      <text:p text:style-name="Standard">PL</text:p>
      <text:p text:style-name="Standard">Seledynowe Miasto nie jest już wolnym miastem. I nie ma generała, który </text:p>
      <text:p text:style-name="Standard">mógłby poprowadzić armię. Ale dość słów, odmieńcze! Wynoś się z ziem, które </text:p>
      <text:p text:style-name="Standard">nigdy nie powinny zostać wam dane albo giń!</text:p>
      <text:p text:style-name="P1">EN</text:p>
      <text:p text:style-name="P1">Celadon City is not a free city anymore and it does not have a general that </text:p>
      <text:p text:style-name="Standard">can lead its army</text:p>
      <text:p text:style-name="Standard"/>
      <text:p text:style-name="Standard">PL</text:p>
      <text:p text:style-name="Standard"><text:soft-page-break/>Nie podoba mi się to, kuzynie. Jeśli ten człowiek mówi prawdę, coś musiało </text:p>
      <text:p text:style-name="Standard">wykurzyć ich z miasta. Tam w oddali widzę ich kobiety i dzieci. To nie </text:p>
      <text:p text:style-name="Standard">wojsko, Marbus, to uchodźcy!</text:p>
      <text:p text:style-name="P1">EN</text:p>
      <text:p text:style-name="P1">I do not like it, my cousin. If that human is telling the truth, something </text:p>
      <text:p text:style-name="P1">must have flushed the city's dwellers out. Way of in the distance I can see </text:p>
      <text:p text:style-name="P1">their women and children. Marbus, they are not an army, they are refugees.</text:p>
      <text:p text:style-name="P1"/>
      <text:p text:style-name="Standard">PL</text:p>
      <text:p text:style-name="Standard">Uchodźcy, czy wojsko... Nie możemy oddać im Bag'not. To nasz dom. I jako </text:p>
      <text:p text:style-name="Standard">jego mieszkańcy musimy go bronić! Arke netu Karash! Chwyćcie za swe miecze!</text:p>
      <text:p text:style-name="P1">EN</text:p>
      <text:p text:style-name="P1">Refugees or army... we can not surrender Bag'not to them, either way. It is </text:p>
      <text:p text:style-name="Standard"><text:span text:style-name="T1">our homeland. And as its soldiers we must defend it! </text:span>Arke netu Karash!</text:p>
      <text:p text:style-name="Standard"/>
      <text:p text:style-name="Standard">PL</text:p>
      <text:p text:style-name="Standard">Ta droga prowadzi przez przełęcz Tut'anor. Przechodzą przez nią tylko </text:p>
      <text:p text:style-name="Standard">najbardziej wytrwali wojownicy, gdy chcą dostać się do stolicy naszych </text:p>
      <text:p text:style-name="Standard">klanów, Gelu'Aben. Od dwudziestu lat nikt tamtędy nie chodził. Ciarki </text:p>
      <text:p text:style-name="Standard">przechodzą mi po plecach, gdy pomyślę o potwornościach, jakie się tam czają.</text:p>
      <text:p text:style-name="P1">EN</text:p>
      <text:p text:style-name="P1">This path leads to Tut'anor Pass. Only the most persistent warriors can </text:p>
      <text:p text:style-name="P1">cross it, only when they need to get into the capital of our clans, </text:p>
      <text:p text:style-name="P1">Gelu'Aben. Nobody has walked through it for 20 years. I am thrilled when I </text:p>
      <text:p text:style-name="P1">think about atrocities that lurk there.</text:p>
      <text:p text:style-name="P1"/>
      <text:p text:style-name="Standard">PL</text:p>
      <text:p text:style-name="Standard">To zamek Elbor, jedna z orkowych twierdz, wybudowana w pierwszym wieku, gdy </text:p>
      <text:p text:style-name="Standard">orki położyły stopy na tych ziemiach... Teraz została z niej tylko ruina. <text:span text:style-name="T1">I </text:span></text:p>
      <text:p text:style-name="P1">bagno, które ją wchłonęło.</text:p>
      <text:p text:style-name="P1">EN</text:p>
      <text:p text:style-name="P1"><text:soft-page-break/>This is the Castle of Elbor, one of the orcish fortresses built in the first </text:p>
      <text:p text:style-name="P1">age, when orc set their foot on these lands... Now, only ruins remained of </text:p>
      <text:p text:style-name="P1">it. And the swamp it sunk into.</text:p>
      <text:p text:style-name="P1"/>
      <text:p text:style-name="Standard">PL</text:p>
      <text:p text:style-name="Standard">Niech was piekło pochłonie... Wy psie syny! Niech wyrżną was te widma, które </text:p>
      <text:p text:style-name="Standard">wyrżnęły naszych ludzi...</text:p>
      <text:p text:style-name="Standard">EN</text:p>
      <text:p text:style-name="Standard">Go to the devil, bastards! <text:span text:style-name="T1">I hope you will be slain by the spectres that </text:span></text:p>
      <text:p text:style-name="Standard">slaughtered our people...</text:p>
      <text:p text:style-name="Standard"/>
      <text:p text:style-name="Standard">PL</text:p>
      <text:p text:style-name="Standard">Zamknij usta, człowieku. I niech otworzą się pyski naszych wilków. Dziś </text:p>
      <text:p text:style-name="Standard">czeka ich krwawa uczta.</text:p>
      <text:p text:style-name="Standard">EN</text:p>
      <text:p text:style-name="Standard">Shut your mouth up, human. <text:span text:style-name="T1">And let our wolves open theirs. They are going to </text:span></text:p>
      <text:p text:style-name="P1">have a bloody feat.</text:p>
      <text:p text:style-name="P1"/>
      <text:p text:style-name="Standard">PL</text:p>
      <text:p text:style-name="Standard">Nie podoba mi się to, Marbus. Wszystko wskazuje na to, że coś przygnało tu </text:p>
      <text:p text:style-name="Standard">tych ludzi. I to coś może zaatakować i nas. </text:p>
      <text:p text:style-name="P1">EN</text:p>
      <text:p text:style-name="P1">I have got a bad feeling about this, Marbus. Everything implicates that </text:p>
      <text:p text:style-name="P1">something pushed these people here. And we may get attacked by that </text:p>
      <text:p text:style-name="P1">something, too.</text:p>
      <text:p text:style-name="P1"/>
      <text:p text:style-name="P1">PL</text:p>
      <text:p text:style-name="Standard"><text:span text:style-name="T1">Wiem to, kuzynie. </text:span>Jednak nie możemy przejmować się przypuszczeniami, gdy </text:p>
      <text:p text:style-name="Standard">nasze spiżarnie świecą pustkami. Przeszukajcie wszystkie trupy. Bierzcie </text:p>
      <text:p text:style-name="Standard">jedzenie, ubrania, wszystko co się nada. Jeśli to rzeczywiście ocaleni, </text:p>
      <text:p text:style-name="Standard">powinni przynieść ze sobą wiele bogactw. Trupy rzućcie do owczarni.</text:p>
      <text:p text:style-name="Standard"><text:soft-page-break/>EN</text:p>
      <text:p text:style-name="Standard">I know that, my cousin. <text:span text:style-name="T1">Yet, we can not worry about guesswork when our </text:span></text:p>
      <text:p text:style-name="P1">pantries are empty. Excavate all corpses. Loot food, clothes and <text:s text:c="2"/></text:p>
      <text:p text:style-name="P1">everything that may come handy. If they were really the survivors, they </text:p>
      <text:p text:style-name="P1">should carry tons of wealth. Throw the corpses to the sheepfold.</text:p>
      <text:p text:style-name="P1"/>
      <text:p text:style-name="Standard">PL</text:p>
      <text:p text:style-name="Standard">Jak zwykle zwracasz uwagę tylko na najbliższą przyszłość. Kiedyś przyniesie </text:p>
      <text:p text:style-name="Standard">nam to zgubę, kuzynie.</text:p>
      <text:p text:style-name="P1">EN</text:p>
      <text:p text:style-name="P1">As usual, you only take the nearest future into account. You will get baned </text:p>
      <text:p text:style-name="P1">because of that, my cousin.</text:p>
      <text:p text:style-name="P1"/>
      <text:p text:style-name="Standard">PL</text:p>
      <text:p text:style-name="Standard">Od lat mi to powtarzasz, jednak jak dotąd doskonale chronię Twoich </text:p>
      <text:p text:style-name="P1">pobratymców.</text:p>
      <text:p text:style-name="P1">EN</text:p>
      <text:p text:style-name="P1">You have been telling me that for ages. However, until now, I have been </text:p>
      <text:p text:style-name="P1">defending your kinsmen very well, Kochan.</text:p>
      <text:p text:style-name="P1"/>
      <text:p text:style-name="Standard">PL</text:p>
      <text:p text:style-name="Standard">I mam nadzieję, że będzie tak dalej. <text:span text:style-name="T1">Mam nadzieję...</text:span></text:p>
      <text:p text:style-name="P1">EN</text:p>
      <text:p text:style-name="P1">And I hope it will continue to be that way, I hope...</text:p>
      <text:p text:style-name="P1"/>
      <text:p text:style-name="P1">PL</text:p>
      <text:p text:style-name="P1">Kawalerzysta Wincenta</text:p>
      <text:p text:style-name="P1">EN</text:p>
      <text:p text:style-name="P1">Vincent's Cavalryman</text:p>
      <text:p text:style-name="P1"/>
      <text:p text:style-name="Standard">PL</text:p>
      <text:p text:style-name="Standard"><text:soft-page-break/>Orkowie są silniejsi, niż sądziłem. Dobrze, że przygotowałem się na takie </text:p>
      <text:p text:style-name="P1">rozwinięcie sytuacji...</text:p>
      <text:p text:style-name="P1">EN</text:p>
      <text:p text:style-name="P1">The orcs are stronger than I supposed. Luckily, I am prepared for such drift </text:p>
      <text:p text:style-name="Standard">of events</text:p>
      <text:p text:style-name="Standard"/>
      <text:p text:style-name="Standard">PL</text:p>
      <text:p text:style-name="Standard">Obie grupy są już gotowe do ataku, sierżancie!</text:p>
      <text:p text:style-name="P1">EN</text:p>
      <text:p text:style-name="P1">I report that both groups are ready to strike, sergeant!</text:p>
      <text:p text:style-name="P1"/>
      <text:p text:style-name="Standard">PL</text:p>
      <text:p text:style-name="Standard">Zasadzka! Pokażcie tym ludzkim pomiotom, jak słabe są ich koniki! <text:span text:style-name="T1">Dosiądźcie </text:span></text:p>
      <text:p text:style-name="P1">swych wilków, moi bracia!</text:p>
      <text:p text:style-name="P1">EN</text:p>
      <text:p text:style-name="P1">It is an ambush! Show that human scum how fragile their horses are! Mount </text:p>
      <text:p text:style-name="P1">your wolves, my brothers!</text:p>
      <text:p text:style-name="P1"/>
      <text:p text:style-name="P1">PL</text:p>
      <text:p text:style-name="P1">Do broni, gobliny!</text:p>
      <text:p text:style-name="P1">EN</text:p>
      <text:p text:style-name="P1">Take your weapons, goblins!</text:p>
      <text:p text:style-name="P1"/>
      <text:p text:style-name="Standard">PL</text:p>
      <text:p text:style-name="Standard">Nawałnica Kości</text:p>
      <text:p text:style-name="Standard">EN</text:p>
      <text:p text:style-name="Standard">Bone Tempest</text:p>
      <text:p text:style-name="Standard"/>
      <text:p text:style-name="Standard">PL</text:p>
      <text:p text:style-name="Standard">Trudno określić, jak długo klan Marbusa zajmował fortecę Bag'not. Starsi </text:p>
      <text:p text:style-name="Standard">snuli czasem opowieści o potężnym Elborze, ludzkiej fortecy, którą pewien </text:p>
      <text:p text:style-name="Standard"><text:soft-page-break/>czarnoksiężnik zamienił w ruinę. Niedługo potem sam czarnoksiężnik poszedł </text:p>
      <text:p text:style-name="Standard">do piachu, a kilkanaście lat po tym wydarzeniu miała miejsce inwazja elfów </text:p>
      <text:p text:style-name="Standard">na krainy północy. Wtedy właśnie orkowie postanowili wznieść wzdłuż swoich </text:p>
      <text:p text:style-name="Standard">najważniejszych miast pomniejsze fortece. Bag'not było właśnie jedną z tych </text:p>
      <text:p text:style-name="Standard">fortec, miało bronić Gelu'Aben, Ojczyzny Mieczy.</text:p>
      <text:p text:style-name="P1">EN</text:p>
      <text:p text:style-name="P1">It's hard to assess how long Marbus' clan occupied the Bag'not Fortress. The </text:p>
      <text:p text:style-name="P1">elders sometimes weaved stories about mighty Elbor, a human fortress turned </text:p>
      <text:p text:style-name="P1">to ruin by a sorcerer. Not much time have passed until the wizard kicked the </text:p>
      <text:p text:style-name="P1">bucket himself. A dozen years or so after that happened, elves invaded </text:p>
      <text:p text:style-name="P1">northern lands. That is when the orcs set out to erect minor fortresses </text:p>
      <text:p text:style-name="P1">along the most important cities. Bag'not was one of these, it's aim was to </text:p>
      <text:p text:style-name="P1">defend Gelu'Aben. the motherland of swords</text:p>
      <text:p text:style-name="P1"/>
      <text:p text:style-name="Standard">PL</text:p>
      <text:p text:style-name="Standard">Gelu'Aben było miastem zajmującym się głównie metalem. Huty, zbrojownie, </text:p>
      <text:p text:style-name="Standard">handlarze sprzedający metalowe przedmioty zarówno orków, jak i elfów, </text:p>
      <text:p text:style-name="Standard">krasnoludów i ludzi. Położone daleko na północy, było prawie niedostępne dla </text:p>
      <text:p text:style-name="Standard">elfickich armii. Droga do miasta prowadziła przez przełęcz Tut'anor, która </text:p>
      <text:p text:style-name="Standard">nawet elfom obiła się o uszy. Owiana złą sławą, z wąskimi przejściami i </text:p>
      <text:p text:style-name="Standard">pułapkami. Najeźdźcy zrezygnowali z ataku na miasto. Oczywiście była i inna </text:p>
      <text:p text:style-name="Standard">droga, przez krasnoludzkie tunele. Wówczas jednak krasnoludy nie przyłączyły </text:p>
      <text:p text:style-name="Standard">się jeszcze do armii elfickiej, a gdy to uczyniono, o Gelu'Aben dawno </text:p>
      <text:p text:style-name="P1">zapomniano.</text:p>
      <text:p text:style-name="P1">EN</text:p>
      <text:p text:style-name="P1">Gelu'Aben was a city dealing mainly with metals. Smelters, armouries, </text:p>
      <text:p text:style-name="P1">traders selling metal articles made by orcs, elves, dwarves and humans. </text:p>
      <text:p text:style-name="P1">Being placed far in the north, it was almost unreachable for elvish armies. </text:p>
      <text:p text:style-name="P1">Road to the city led through Tut'anor pass. Even the elves heard about it. </text:p>
      <text:p text:style-name="P1">It was infamous, having thin passes and numerous traps. Raiders abandoned </text:p>
      <text:p text:style-name="P1">plans of an assault on the city. Obviously, there was another path, going </text:p>
      <text:p text:style-name="P1"><text:soft-page-break/>through dwarven caverns. By that time, dwarves hadn't joined the elvish army </text:p>
      <text:p text:style-name="P1">yet. When they did that, had long been forgotten.</text:p>
      <text:p text:style-name="P1"/>
      <text:p text:style-name="Standard">PL</text:p>
      <text:p text:style-name="Standard">Kilkanaście lat po najeździe, gdy orkowie znów zaczęli zapuszczać się na </text:p>
      <text:p text:style-name="Standard">południe, wódz Gelu'Aben, Suweren Gewold, nakazał zasiedlić dawną fortecę </text:p>
      <text:p text:style-name="Standard">Bag'not. Wysłał tam najmniej tolerowane w mieście istoty, gobliny. Wraz z </text:p>
      <text:p text:style-name="Standard">nimi wysłał na południe także mały oddział innych orków, głównie tych, </text:p>
      <text:p text:style-name="Standard">którzy mieli w rodzinie jakiegoś goblina. Władzę nad nimi miał sprawować </text:p>
      <text:p text:style-name="Standard">Marbus.</text:p>
      <text:p text:style-name="P1">EN</text:p>
      <text:p text:style-name="P1">A dozen years after the raid, when orcs started coming to the south again, </text:p>
      <text:p text:style-name="P1">Gelu'Aben's chieftain, Sovereign Gewold commanded to settle Bag'not again. </text:p>
      <text:p text:style-name="P1">He sent there the least accepted creatures in the city, goblins. Together </text:p>
      <text:p text:style-name="P1">with them, he also sent to the south a small orcish division. It consisted </text:p>
      <text:p text:style-name="P1">mainly of individuals who had any goblin in his family.</text:p>
      <text:p text:style-name="P1"/>
      <text:p text:style-name="Standard">PL</text:p>
      <text:p text:style-name="Standard">Ścieżka przez przełęcz Tut'anor była straszna i niebezpieczna. Ogromne węże </text:p>
      <text:p text:style-name="Standard">i pająki oraz przeczucie, że jest się obserwowanym. Zło w tym miejscu było </text:p>
      <text:p text:style-name="Standard">wręcz namacalne, jednak Marbusowi udało się przejść ze swoim oddziałem </text:p>
      <text:p text:style-name="Standard">niemal bez ofiar. Zasiedlanie Bag'not było przy tym jak bułka z masłem. </text:p>
      <text:p text:style-name="Standard">Gobliny stanowiły trzy czwarte populacji klanu Marbusa i była traktowane na </text:p>
      <text:p text:style-name="Standard">równi z orkami. Sam Marbus miał za kuzyna goblina, Kochana, który przejął </text:p>
      <text:p text:style-name="Standard">dowodzenie nad jeźdźcami wilków. Żyło się tu dobrze, a przynajmniej nie </text:p>
      <text:p text:style-name="Standard">gorzej, niż w Gelu'Aben. Aż do teraz...</text:p>
      <text:p text:style-name="P1">EN</text:p>
      <text:p text:style-name="P1">Path through the Tut'anor pass was fearsome and perilous. Immense snakes and </text:p>
      <text:p text:style-name="P1">spiders and feeling of being watched. Evil in this place was indeed sensate. </text:p>
      <text:p text:style-name="P1">Yet, Marbus managed to pass it with his legions almost without any </text:p>
      <text:p text:style-name="P1">casualties. Settling Bag'not was a piece of cake in comparison to that. </text:p>
      <text:p text:style-name="P1"><text:soft-page-break/>Goblins represented three quarters of Marbus's clan's population and were </text:p>
      <text:p text:style-name="P1">treated equally with orcs. Even Marbus had a goblin cousin, Kochan, who took </text:p>
      <text:p text:style-name="P1">charge of wolf raiders. Life here was good, or at least not worse than in </text:p>
      <text:p text:style-name="Standard">Gelu'Aben. Until now...</text:p>
      <text:p text:style-name="Standard"/>
      <text:p text:style-name="Standard">PL</text:p>
      <text:p text:style-name="Standard">Zima okazała się być jeszcze gorszą, niż wszyscy się obawiali. Na domiar </text:p>
      <text:p text:style-name="Standard">złego, wszystkiemu towarzyszyła dziwna, niepokojąca mgła. Strach budził się </text:p>
      <text:p text:style-name="Standard">w sercach orków i wkraczał do ich snów. Niedługo potem rozeszła się nowina, </text:p>
      <text:p text:style-name="Standard">że w lasach nie jest już bezpiecznie. Wielu z tych, którzy w nie wkraczali, </text:p>
      <text:p text:style-name="Standard">ginęło bezpowrotnie. Mieszkańcy zaczęli więc pozyskiwać drewno tylko w </text:p>
      <text:p text:style-name="Standard">pobliżu wiosek. A gdy nawet tego zabrakło, wkrótce rozebrany został </text:p>
      <text:p text:style-name="Standard">drewniany most. Niedługo potem nastał dzień, w którym strach nareszcie </text:p>
      <text:p text:style-name="P1">pokazał swoje oblicze.</text:p>
      <text:p text:style-name="P1">EN</text:p>
      <text:p text:style-name="P1">Winter turned out to be even worse than expected. What is more, everything </text:p>
      <text:p text:style-name="P1">was surrounded by outer, worrying fog. Fear aroused in orcish hearts and was </text:p>
      <text:p text:style-name="P1">creeping into their dreams. Not so long after that, there appeared a rumour </text:p>
      <text:p text:style-name="P1">that the forests are not safe anymore. Numbers of those who didn't come </text:p>
      <text:p text:style-name="P1">back, perished for ever. Thus, the dwellers started to get wood from the </text:p>
      <text:p text:style-name="P1">purlieus of the villages. Soon after they had run out of it, the wooden </text:p>
      <text:p text:style-name="P1">bridge got disassembled. One of these days, the fear showed it's face at </text:p>
      <text:p text:style-name="P1">last.</text:p>
      <text:p text:style-name="P1"/>
      <text:p text:style-name="P1">PL</text:p>
      <text:p text:style-name="P1">Wróg</text:p>
      <text:p text:style-name="P1">EN</text:p>
      <text:p text:style-name="P1">Enemy</text:p>
      <text:p text:style-name="P1"/>
      <text:p text:style-name="P1">PL</text:p>
      <text:p text:style-name="P1">Widmowy Rycerz</text:p>
      <text:p text:style-name="P1"><text:soft-page-break/>EN</text:p>
      <text:p text:style-name="P1">Spectral Knight</text:p>
      <text:p text:style-name="P1"/>
      <text:p text:style-name="P1">PL</text:p>
      <text:p text:style-name="Standard">Natura</text:p>
      <text:p text:style-name="Standard">EN</text:p>
      <text:p text:style-name="Standard">Nature</text:p>
      <text:p text:style-name="Standard"/>
      <text:p text:style-name="Standard">PL</text:p>
      <text:p text:style-name="Standard">Obroń Bag'not przed atakiem nieumarłych</text:p>
      <text:p text:style-name="P1">EN</text:p>
      <text:p text:style-name="P1">Defend Bag'not from undead attack</text:p>
      <text:p text:style-name="P1"/>
      <text:p text:style-name="Standard">PL</text:p>
      <text:p text:style-name="Standard">Dokonaj zwiadu okolicy (Kochan musi dotrzeć do wieży obserwacyjnej na </text:p>
      <text:p text:style-name="P1">południu)</text:p>
      <text:p text:style-name="P1">EN</text:p>
      <text:p text:style-name="P1">Scout the surrounding area (Kochan must reach the watchtower in the south)</text:p>
      <text:p text:style-name="P1"/>
      <text:p text:style-name="Standard">PL</text:p>
      <text:p text:style-name="Standard">Nieumarli wchodzą do fortecy Bag'not</text:p>
      <text:p text:style-name="P1">EN</text:p>
      <text:p text:style-name="P1">Undead break into Bag'not Fortress</text:p>
      <text:p text:style-name="P1"/>
      <text:p text:style-name="Standard">PL</text:p>
      <text:p text:style-name="Standard">Marbus nie wie co dzieje się na południu po wyczerpaniu limitu tur</text:p>
      <text:p text:style-name="P1">EN</text:p>
      <text:p text:style-name="P1">Marbus doesn't know what happens in the south when turns run out</text:p>
      <text:p text:style-name="P1"/>
      <text:p text:style-name="P1">PL</text:p>
      <text:p text:style-name="P1">Filar, Potężny Topór Bojowy</text:p>
      <text:p text:style-name="P1"><text:soft-page-break/>EN</text:p>
      <text:p text:style-name="P1">Filar, the Mighty Battleaxe</text:p>
      <text:p text:style-name="P1"/>
      <text:p text:style-name="P1">PL</text:p>
      <text:p text:style-name="P1">Adris, Tępy Miecz</text:p>
      <text:p text:style-name="P1">EN</text:p>
      <text:p text:style-name="P1">Adris, the Blunt Sword</text:p>
      <text:p text:style-name="P1"/>
      <text:p text:style-name="Standard">PL</text:p>
      <text:p text:style-name="Standard">Nie podoba mi się to, kuzynie. Odkąd spadł śnieg, ciągle unosi się w </text:p>
      <text:p text:style-name="Standard">powietrzu ta potworna mgła... Nie pamiętam takiej od czasu... Odkąd </text:p>
      <text:p text:style-name="Standard">kroczyliśmy przez przełęcz Tut'anor. <text:span text:style-name="T1">Nawet wilki są niespokojne.</text:span></text:p>
      <text:p text:style-name="P1">EN</text:p>
      <text:p text:style-name="P1">I have a bad feeling about this, cousin. Since the snow fell, we have been </text:p>
      <text:p text:style-name="P1">having that dreadful fog... I don't remember such since... Since we crossed </text:p>
      <text:p text:style-name="P1">the Tut'anor pass. Even the wolves are uneasy.</text:p>
      <text:p text:style-name="P1"/>
      <text:p text:style-name="Standard">PL</text:p>
      <text:p text:style-name="Standard">Ashen'tir, Kochan. Nie możemy pozwolić, by ogarnął nas strach i psychoza. To </text:p>
      <text:p text:style-name="Standard">dopiero pierwszy miesiąc zimy, a w naszych magazynach zaczyna powoli </text:p>
      <text:p text:style-name="Standard">brakować żywności. Martwię się o przyszłość...</text:p>
      <text:p text:style-name="P1">EN</text:p>
      <text:p text:style-name="P1">Ashen'tir, Kochan. We can not let the fear and psychosis overcome us. It is </text:p>
      <text:p text:style-name="P1">only the first month of winter. We are running out of food in our granaries. </text:p>
      <text:p text:style-name="P1">I am worried about the future.</text:p>
      <text:p text:style-name="P1"/>
      <text:p text:style-name="Standard">PL</text:p>
      <text:p text:style-name="Standard">Wtem zawiał wiatr przeszywający ciało jak strzała, a przez Bag'not potoczył </text:p>
      <text:p text:style-name="Standard">się głos równie zimny i ostry, jak lodowate sople zwisające z dachów.</text:p>
      <text:p text:style-name="P1">EN</text:p>
      <text:p text:style-name="P1">Suddenly, there blew a wind piercing a body like an arrow. In Bag'not, there </text:p>
      <text:p text:style-name="P1"><text:soft-page-break/>was heard a voice, as cold and biting as icicles dangling on roofs.</text:p>
      <text:p text:style-name="P1"/>
      <text:p text:style-name="P1">PL</text:p>
      <text:p text:style-name="P1">Nieumarły wojownik</text:p>
      <text:p text:style-name="P1">EN</text:p>
      <text:p text:style-name="P1">Undead Warrior</text:p>
      <text:p text:style-name="P1"/>
      <text:p text:style-name="P1">PL</text:p>
      <text:p text:style-name="Standard">Drżyjcie. Drżyjcie i rozpaczajcie. Przez wasze ziemię pogna zaprzęg umarłych </text:p>
      <text:p text:style-name="Standard">koni. Stratuje wasze domy i wyrżnie dzieci. Wasza krew będzie przelewać się </text:p>
      <text:p text:style-name="Standard">w naszych pucharach, które wzniesiemy na chwałę Umarłego Króla!</text:p>
      <text:p text:style-name="P1">EN</text:p>
      <text:p text:style-name="P1">Shudder! Shudder and despair! The chariot of dead horses will race through </text:p>
      <text:p text:style-name="P1">your lands. It will trample your homes and children. Your blood will slop in </text:p>
      <text:p text:style-name="P1">our goblets, raised by us for the glory of the Dead King!</text:p>
      <text:p text:style-name="P1"/>
      <text:p text:style-name="Standard">PL</text:p>
      <text:p text:style-name="Standard">A więc to Oni... Oni zniszczyli Seledynowe Miasto. Nieumarli.</text:p>
      <text:p text:style-name="P1">EN</text:p>
      <text:p text:style-name="Standard"><text:span text:style-name="T1">So they... they have destroyed Celadon City. </text:span>Undead.</text:p>
      <text:p text:style-name="Standard"/>
      <text:p text:style-name="Standard">PL</text:p>
      <text:p text:style-name="Standard">Wstawać! Wychodźcie ze swoich chat! Weźcie do rąk swoje miecze! <text:span text:style-name="T1">Umarli!</text:span></text:p>
      <text:p text:style-name="P1">EN</text:p>
      <text:p text:style-name="P1">Stand up! Get out of your houses! Take up your arms! Undead!</text:p>
      <text:p text:style-name="P1"/>
      <text:p text:style-name="Standard">PL</text:p>
      <text:p text:style-name="Standard">Kuzynie! Najlepiej będzie jeżeli pójdę na zwiad. Mój wilk ucieknie </text:p>
      <text:p text:style-name="Standard">szkieletom nawet na śniegu. Jeżeli nieumarli naprawdę podbili Seledynowe </text:p>
      <text:p text:style-name="Standard">Miasto, będziemy mieli z nimi prawdziwy problem.</text:p>
      <text:p text:style-name="P1">EN</text:p>
      <text:p text:style-name="P1"><text:soft-page-break/>Cousin! It will be the best if I go for a reconnaissance. My wolf will </text:p>
      <text:p text:style-name="P1">escape skeletons even on snow. If the undead conquered the Celadon City </text:p>
      <text:p text:style-name="P1">indeed, we are going to have a serious problem with them.</text:p>
      <text:p text:style-name="P1"/>
      <text:p text:style-name="Standard">PL</text:p>
      <text:p text:style-name="Standard">Masz rację. Ustawię orków wzdłuż murów. Nie chcę, by moi orkowie spotkali </text:p>
      <text:p text:style-name="Standard">się z tymi stworzeniami na otwartym terenie. Na śniegu nie mamy z nimi </text:p>
      <text:p text:style-name="P1">żadnych szans.</text:p>
      <text:p text:style-name="P1">EN</text:p>
      <text:p text:style-name="P1">You are right. I will command the orcs to guard the walls. I do not want my </text:p>
      <text:p text:style-name="P1">orcs to encounter these creatures on open ground. We stand no chance on snow.</text:p>
      <text:p text:style-name="P1"/>
      <text:p text:style-name="Standard">PL</text:p>
      <text:p text:style-name="Standard">Co widzisz, Kochan? Ile ich tam jeszcze zostało!?</text:p>
      <text:p text:style-name="P1">EN</text:p>
      <text:p text:style-name="P1">Kochan, what can you see there? How many of them are left?</text:p>
      <text:p text:style-name="P1"/>
      <text:p text:style-name="P1">PL</text:p>
      <text:p text:style-name="P1">...</text:p>
      <text:p text:style-name="P1">EN</text:p>
      <text:p text:style-name="P1">...</text:p>
      <text:p text:style-name="P1"/>
      <text:p text:style-name="P1">PL</text:p>
      <text:p text:style-name="P1">Kuzynie!</text:p>
      <text:p text:style-name="P1">EN</text:p>
      <text:p text:style-name="P1">Cousin!</text:p>
      <text:p text:style-name="P1"/>
      <text:p text:style-name="Standard">PL</text:p>
      <text:p text:style-name="Standard">Nie mamy z nimi szans, Marbus. <text:span text:style-name="T1">Są ich tysiące.</text:span></text:p>
      <text:p text:style-name="P1">EN</text:p>
      <text:p text:style-name="P1">We stand no chance against them, Marbus! There are thousands of them.</text:p>
      <text:p text:style-name="P1"><text:soft-page-break/></text:p>
      <text:p text:style-name="Standard">PL</text:p>
      <text:p text:style-name="Standard">Co!? To niemożliwe... Dlaczego ich nie zauważyliśmy? Przemarsz takiej armii </text:p>
      <text:p text:style-name="Standard">nie mógł pozostać niezauważony!</text:p>
      <text:p text:style-name="P1">EN</text:p>
      <text:p text:style-name="P1">What!? That is impossible... Why have we not noticed them? March of such a </text:p>
      <text:p text:style-name="P1">big army can not stay unnoticed!</text:p>
      <text:p text:style-name="P1"/>
      <text:p text:style-name="Standard">PL</text:p>
      <text:p text:style-name="Standard">Mgła. To pewnie oni ją zesłali. Kuzynie... Umrzemy tutaj.</text:p>
      <text:p text:style-name="Standard">EN</text:p>
      <text:p text:style-name="Standard">The fog. <text:span text:style-name="T1">It must be them who have brought it... We will die here, cousin...</text:span></text:p>
      <text:p text:style-name="P1"/>
      <text:p text:style-name="Standard">PL</text:p>
      <text:p text:style-name="Standard">Nie! Nadal możemy uciekać. Niech orkowie spakują wszystko, co najważniejsze. </text:p>
      <text:p text:style-name="Standard">Najpierw jedzenie, ubrania i broń. Potem resztę. Spieszcie się. Nie mamy </text:p>
      <text:p text:style-name="P1">wiele czasu.</text:p>
      <text:p text:style-name="P1">EN</text:p>
      <text:p text:style-name="P1">No! We can still escape. Let the orcs pack the most important things. Food </text:p>
      <text:p text:style-name="P1">goes first, then clothes and weapons. Then the rest. Hurry! We do not have </text:p>
      <text:p text:style-name="P1">much time.</text:p>
      <text:p text:style-name="P1"/>
      <text:p text:style-name="Standard">PL</text:p>
      <text:p text:style-name="Standard">Gdzie chcesz uciekać!? Gdziekolwiek się nie udamy, te trupy nas dopadną. Nie </text:p>
      <text:p text:style-name="Standard">mamy szans, by... Ty... Chcesz przeprowadzić nas przez przełęcz Tut'anor?</text:p>
      <text:p text:style-name="P1">EN</text:p>
      <text:p text:style-name="P1">Were do you want to escape!? Wherever we go, these corpses will hunt us </text:p>
      <text:p text:style-name="P1">down. We stand no chance to... Do... you want to lead us through Tut'anor </text:p>
      <text:p text:style-name="Standard">pass?</text:p>
      <text:p text:style-name="Standard"/>
      <text:p text:style-name="Standard">PL</text:p>
      <text:p text:style-name="Standard"><text:soft-page-break/>Nie mamy wiele czasu. Przełęcz już raz okazała się dla nas łaskawa. Miejmy </text:p>
      <text:p text:style-name="Standard">nadzieję, że zrobi to po raz drugi.</text:p>
      <text:p text:style-name="Standard">EN</text:p>
      <text:p text:style-name="Standard">We do not have much time left. <text:span text:style-name="T1">The Pass has already turned out to be </text:span></text:p>
      <text:p text:style-name="P1">gracious once. I hope it will be this way again.</text:p>
      <text:p text:style-name="P1"/>
      <text:p text:style-name="Standard">PL</text:p>
      <text:p text:style-name="Standard">Przetrwaj do momentu, w którym przygotowania do ucieczki zakończą się</text:p>
      <text:p text:style-name="P1">EN</text:p>
      <text:p text:style-name="P1">Survive until preparation for escape ends</text:p>
      <text:p text:style-name="P1"/>
      <text:p text:style-name="P1">PL</text:p>
      <text:p text:style-name="P1">Śmierć Marbusa</text:p>
      <text:p text:style-name="P1">EN</text:p>
      <text:p text:style-name="P1">Death of Marbus</text:p>
      <text:p text:style-name="P1"/>
      <text:p text:style-name="Standard">PL</text:p>
      <text:p text:style-name="Standard">Śmierć Kochana</text:p>
      <text:p text:style-name="Standard">EN</text:p>
      <text:p text:style-name="Standard">Death of Kochan</text:p>
      <text:p text:style-name="Standard"/>
      <text:p text:style-name="Standard">PL</text:p>
      <text:p text:style-name="Standard">Nieumarli wdzierają się do twierdzy Bag'not</text:p>
      <text:p text:style-name="P1">EN</text:p>
      <text:p text:style-name="P1">Undead break into the Bag-not fortress</text:p>
      <text:p text:style-name="P1"/>
      <text:p text:style-name="Standard">PL</text:p>
      <text:p text:style-name="Standard">Udało się! Wszyscy są gotowi do wyruszenia w drogę.</text:p>
      <text:p text:style-name="P1">EN</text:p>
      <text:p text:style-name="P1">We did it! Everyone is ready to set out.</text:p>
      <text:p text:style-name="P1"/>
      <text:p text:style-name="Standard"><text:soft-page-break/>PL</text:p>
      <text:p text:style-name="Standard">Dobra robota. Zejść z posterunków. Wszyscy w kierunku Przełęczy.</text:p>
      <text:p text:style-name="Standard">EN</text:p>
      <text:p text:style-name="Standard">Very well. <text:span text:style-name="T1">Abandon the posts. To the Pass, everyone!</text:span></text:p>
      <text:p text:style-name="P1"/>
      <text:p text:style-name="Standard">PL</text:p>
      <text:p text:style-name="Standard">Wy, orki, jesteście zbyt słabi żeby nawet posmakować naszej potęgi. <text:span text:style-name="T1">Zabić </text:span></text:p>
      <text:p text:style-name="P1">ich wszystkich.</text:p>
      <text:p text:style-name="P1">EN</text:p>
      <text:p text:style-name="P1">You, orcs, are too weak to even taste our power. Kill them all.</text:p>
      <text:p text:style-name="P1"/>
      <text:p text:style-name="P1">PL</text:p>
      <text:p text:style-name="Standard"><text:span text:style-name="T1">O nie! </text:span>Naprawdę powinniśmy wiedzieć do czego są zdolni. Teraz jest za późno </text:p>
      <text:p text:style-name="Standard">dla większości z nas. Uciekaj, mój kuzynie!</text:p>
      <text:p text:style-name="Standard">EN</text:p>
      <text:p text:style-name="Standard">Oh, no! <text:span text:style-name="T1">We really should knew what they're capable for. Now it's too late </text:span></text:p>
      <text:p text:style-name="Standard"><text:span text:style-name="T1">for most of us. </text:span>Flee, my cousin!</text:p>
      <text:p text:style-name="Standard"/>
      <text:p text:style-name="Standard">PL</text:p>
      <text:p text:style-name="Standard">Myślisz, że zdołasz uciec śmierci? Dokądkolwiek nie pójdziesz... </text:p>
      <text:p text:style-name="Standard">Gdziekolwiek się nie schowasz... Nigdy nam nie uciekniesz. Niedługo wszystko </text:p>
      <text:p text:style-name="P1">ulegnie naszej potędze.</text:p>
      <text:p text:style-name="P1">EN</text:p>
      <text:p text:style-name="P1">Do you think you will hide from death? Wherever you go... wherever you </text:p>
      <text:p text:style-name="P1">hide... you will never escape from us</text:p>
      <text:p text:style-name="P1"/>
      <text:p text:style-name="Standard">PL</text:p>
      <text:p text:style-name="Standard">Wszyscy są już prawie spakowani, kuzynie. Zaraz zaczniemy pakować wszystko </text:p>
      <text:p text:style-name="Standard">na wilki, a potem możemy ruszać.</text:p>
      <text:p text:style-name="P1">EN</text:p>
      <text:p text:style-name="Standard"><text:span text:style-name="T1">Almost everyone is packed. We are starting to load the wolves soon. </text:span>Then we </text:p>
      <text:p text:style-name="Standard"><text:soft-page-break/>can set out.</text:p>
      <text:p text:style-name="Standard"/>
      <text:p text:style-name="Standard">PL</text:p>
      <text:p text:style-name="Standard">To dobrze. Nasza obrona już się chwieje. </text:p>
      <text:p text:style-name="P1">EN</text:p>
      <text:p text:style-name="P1">Very well. Our defences are starting to break.</text:p>
      <text:p text:style-name="P1"/>
      <text:p text:style-name="P1">PL</text:p>
      <text:p text:style-name="P1">Hau! Hau!</text:p>
      <text:p text:style-name="P1">EN</text:p>
      <text:p text:style-name="P1">Woof woof!</text:p>
      <text:p text:style-name="P1"/>
      <text:p text:style-name="Standard">PL</text:p>
      <text:p text:style-name="Standard">Hej! Zejdź ze mnie! Przestań lizać moją twarz! Argghh~!</text:p>
      <text:p text:style-name="P1">EN</text:p>
      <text:p text:style-name="P1">Hey! Get out of me! Stop licking my face! Argghh~!</text:p>
      <text:p text:style-name="P1"/>
      <text:p text:style-name="Standard">PL</text:p>
      <text:p text:style-name="Standard">Wygląda na to, że ten wilk jest przyjazny! Może nam pomóc w walce z </text:p>
      <text:p text:style-name="P1">nieumarłymi.</text:p>
      <text:p text:style-name="P1">EN</text:p>
      <text:p text:style-name="P1">I think this wolf might actually be friendly! He can help us fight these </text:p>
      <text:p text:style-name="Standard">undead back.</text:p>
      <text:p text:style-name="Standard"/>
      <text:p text:style-name="Standard">PL</text:p>
      <text:p text:style-name="Standard">Posiekam twoje gnijące ciało na kawałki!</text:p>
      <text:p text:style-name="P1">EN</text:p>
      <text:p text:style-name="P1">I will cut your rotting body into pieces!</text:p>
      <text:p text:style-name="P1"/>
      <text:p text:style-name="P1">PL</text:p>
      <text:p text:style-name="P1">Precz, ohydna istoto!</text:p>
      <text:p text:style-name="P1"><text:soft-page-break/>EN</text:p>
      <text:p text:style-name="P1">Begone, filthy being!</text:p>
      <text:p text:style-name="P1"/>
      <text:p text:style-name="P1">PL</text:p>
      <text:p text:style-name="P1">Połammy im kości!</text:p>
      <text:p text:style-name="P1">EN</text:p>
      <text:p text:style-name="P1">Let's crush their bones!</text:p>
      <text:p text:style-name="P1"/>
      <text:p text:style-name="Standard">PL</text:p>
      <text:p text:style-name="Standard">Pozwól mi posmakować twojego ciaaała...</text:p>
      <text:p text:style-name="P1">EN</text:p>
      <text:p text:style-name="P1">Let me taste your fleeesh...</text:p>
      <text:p text:style-name="P1"/>
      <text:p text:style-name="Standard">PL</text:p>
      <text:p text:style-name="Standard">Dobry piesek, łap kość!</text:p>
      <text:p text:style-name="P1">EN</text:p>
      <text:p text:style-name="P1">Good puppy, catch a bone!</text:p>
      <text:p text:style-name="P1"/>
      <text:p text:style-name="Standard">PL</text:p>
      <text:p text:style-name="Standard">Aaargh!</text:p>
      <text:p text:style-name="Standard">EN</text:p>
      <text:p text:style-name="Standard">Aaargh!</text:p>
      <text:p text:style-name="Standard"/>
      <text:p text:style-name="Standard">PL</text:p>
      <text:p text:style-name="Standard">Słabo się czuję... <text:span text:style-name="T1">Zaraz zwymiotuję.</text:span></text:p>
      <text:p text:style-name="P1">EN</text:p>
      <text:p text:style-name="Standard"><text:span text:style-name="T1">I'm feeling sick... </text:span>I will vomit</text:p>
      <text:p text:style-name="Standard"/>
      <text:p text:style-name="Standard">PL</text:p>
      <text:p text:style-name="Standard">Ten wstrętny stwór musiał go zarazić! Weźcie go do wioski i zajmijcie się </text:p>
      <text:p text:style-name="P1">nim.</text:p>
      <text:p text:style-name="P1"><text:soft-page-break/>EN</text:p>
      <text:p text:style-name="P1">This lousy creature must have infected him! Send this man to the village and </text:p>
      <text:p text:style-name="Standard">take care of him.</text:p>
      <text:p text:style-name="Standard"/>
      <text:p text:style-name="Standard">PL</text:p>
      <text:p text:style-name="Standard">Marbusie, ich szpony muszą być pokryte trucizną! Powiedz wszystkim, żeby </text:p>
      <text:p text:style-name="Standard">unikać walki wręcz i pozwolić łucznikom ich ustrzelić.</text:p>
      <text:p text:style-name="P1">EN</text:p>
      <text:p text:style-name="P1">Marbus, their claws must be covered with poison. Tell your man to avoid </text:p>
      <text:p text:style-name="P1">fighting them hand-to-hand and let archers shoot them down from distance.</text:p>
      <text:p text:style-name="P1"/>
      <text:p text:style-name="Standard">PL</text:p>
      <text:p text:style-name="Standard">Ich szpony... muszą być pokryte trucizną!</text:p>
      <text:p text:style-name="P1">EN</text:p>
      <text:p text:style-name="P1">Their claws... They must be covered with poison!</text:p>
      <text:p text:style-name="P1"/>
      <text:p text:style-name="Standard">PL</text:p>
      <text:p text:style-name="Standard">Musimy unikać walki wręcz i pozwolić łucznikom ostrzeliwywać ich z dystansu, </text:p>
      <text:p text:style-name="Standard">w innym wypadku wszyscy się zarazimy!</text:p>
      <text:p text:style-name="P1">EN</text:p>
      <text:p text:style-name="P1">We must avoid fighting them hand-to-hand and let archers shoot them down </text:p>
      <text:p text:style-name="P1">from distance, or else we will all get infected!</text:p>
      <text:p text:style-name="P1"/>
      <text:p text:style-name="Standard">PL</text:p>
      <text:p text:style-name="Standard">Nie pozwólcie im podejść ani kroku bliżej! Nasze żony i dzieci nie skończyły </text:p>
      <text:p text:style-name="Standard">się jeszcze pakować. Jeżeli te przeklęte trupy się przedostaną, zamordują je </text:p>
      <text:p text:style-name="P1">wszystkie!</text:p>
      <text:p text:style-name="P1">EN</text:p>
      <text:p text:style-name="P1">Don't let them get any closer! Our wives and children haven't finished </text:p>
      <text:p text:style-name="P1">packing yet. If these damned undead get in, they will murder them all!</text:p>
      <text:p text:style-name="P1"/>
      <text:p text:style-name="Standard"><text:soft-page-break/>PL</text:p>
      <text:p text:style-name="Standard">Nie pozwólcie im podejść ani kroku bliżej! Nasze żony i dzieci tam są. </text:p>
      <text:p text:style-name="Standard">Jeżeli te przeklęte trupy się przedostaną, zamordują je wszystkie!</text:p>
      <text:p text:style-name="P1">EN</text:p>
      <text:p text:style-name="P1">Don't let them get any closer! Our wives and children are there. If these </text:p>
      <text:p text:style-name="P1">damned undead get in, they will murder them all!</text:p>
      <text:p text:style-name="P1"/>
      <text:p text:style-name="Standard">PL</text:p>
      <text:p text:style-name="Standard">Nie! Nie udało nam się ich ochronić!</text:p>
      <text:p text:style-name="P1">EN</text:p>
      <text:p text:style-name="P1">No! We failed to protect them!</text:p>
      <text:p text:style-name="P1"/>
      <text:p text:style-name="P1">PL</text:p>
      <text:p text:style-name="P1">Rzeka Trupów</text:p>
      <text:p text:style-name="P1">EN</text:p>
      <text:p text:style-name="P1">The Dead River</text:p>
      <text:p text:style-name="P1"/>
      <text:p text:style-name="Standard">PL</text:p>
      <text:p text:style-name="Standard">W orkowych opowieściach co jakiś czas usłyszeć można stare porzekadło: \</text:p>
      <text:p text:style-name="Standard">bój się niczego, co krwawi\</text:p>
      <text:p text:style-name="Standard">przeciwnika, który nie ma w sobie ni krwi, ni uczuć, ni życia. Przywódca </text:p>
      <text:p text:style-name="Standard">klanu musiał więc podjąć decyzję o ucieczce...</text:p>
      <text:p text:style-name="P1">EN</text:p>
      <text:p text:style-name="P1">In orcish stories you may often hear an old saying: 'Do not feel fear of </text:p>
      <text:p text:style-name="P1">anything that bleeds'. However Marbus's clan had to face an enemy that had </text:p>
      <text:p text:style-name="P1">neither blood, nor feeling. Nor life. Thus, the clan's leader had no choice, </text:p>
      <text:p text:style-name="Standard">but to escape.</text:p>
      <text:p text:style-name="Standard"/>
      <text:p text:style-name="Standard">PL</text:p>
      <text:p text:style-name="Standard">Jedyną nadzieją na przetrwanie było powtórne przekroczenie przeklętej od </text:p>
      <text:p text:style-name="Standard">wieków przełęczy i dotarcie do byłego domu Klanu Marbusa, Gelu'Aben. Choć </text:p>
      <text:p text:style-name="Standard"><text:soft-page-break/>starcy, kobiety i dzieci lękali się wyruszenia w drogę, Marbus poprowadził </text:p>
      <text:p text:style-name="Standard">wszystkich żelaznym ręką i nieugiętą wolą. Wkrótce cały klan zagłębił się w </text:p>
      <text:p text:style-name="P1">przełęcz.</text:p>
      <text:p text:style-name="P1">EN</text:p>
      <text:p text:style-name="P1">The only hope for survivors was passing the long cursed Pass and reaching </text:p>
      <text:p text:style-name="P1">the old home of the clan, Gelu'Aben. Even though the elder, women and </text:p>
      <text:p text:style-name="P1">children dreaded the journey, Marbus guided them with iron fist and </text:p>
      <text:p text:style-name="P1">relentlessness. Soon, the whole clan walked into the Pass.</text:p>
      <text:p text:style-name="P1"/>
      <text:p text:style-name="Standard">PL</text:p>
      <text:p text:style-name="Standard">I jak w niemal każdej opowieści, tak i w tej, gdy bohaterowie są już niemal </text:p>
      <text:p text:style-name="Standard">u szczytu swojej wytrzymałości, wówczas los zsyła im nadzieję i odpoczynek. </text:p>
      <text:p text:style-name="Standard">I takim balsamem okazała się dla orków Przełęcz Tut'anor. O ile poprzednio </text:p>
      <text:p text:style-name="Standard">niechętnie gościła ich w swoich progach, tym razem nikt nie poczuł złych </text:p>
      <text:p text:style-name="Standard">sił, ani dreszczy na plecach. Jakby ktoś wyssał z tego miejsca całe zło i </text:p>
      <text:p text:style-name="Standard">uczynił je przeciętną przełęczą. Jakich tysiące.</text:p>
      <text:p text:style-name="P1">EN</text:p>
      <text:p text:style-name="P1">And, as in almost every story, when our protagonists are almost completely </text:p>
      <text:p text:style-name="P1">wrecked, the fate sends them hope and rest. Their balm turned out to be </text:p>
      <text:p text:style-name="P1">Tut'anor. So far it had not been very hospitable to them. Yet, nobody felt </text:p>
      <text:p text:style-name="P1">neither bad energy nor thrills this time. Totally as if someone sucked all </text:p>
      <text:p text:style-name="P1">the evil from this place and made this pas perfectly average looking like a </text:p>
      <text:p text:style-name="Standard">thousand of others.</text:p>
      <text:p text:style-name="Standard"/>
      <text:p text:style-name="Standard">PL</text:p>
      <text:p text:style-name="Standard">Nieumarli nie wyruszyli w pościg za orkami, którzy po jakimś czasie </text:p>
      <text:p text:style-name="Standard">wynurzyli się z przełęczy. Teraz Klan Marbusa czekała kolejna przeszkoda. </text:p>
      <text:p text:style-name="Standard">Drogę do Gelu'Aben blokowała rwąca rzeka, nad którą można było przejść </text:p>
      <text:p text:style-name="Standard">jedynie mostem... Orków czekała jednak przykra niespodzianka...</text:p>
      <text:p text:style-name="P1">EN</text:p>
      <text:p text:style-name="P1">Undead had not been chasing the orcs, who eventually walked out from the </text:p>
      <text:p text:style-name="P1"><text:soft-page-break/>pass. A new adventure was waiting for the clan. Their way to Gelu'Aben was </text:p>
      <text:p text:style-name="P1">cut by a torrent, that could be crossed only through a bridge. A nasty </text:p>
      <text:p text:style-name="P1">surprise was awaiting the orcs...</text:p>
      <text:p text:style-name="P1"/>
      <text:p text:style-name="P1">PL</text:p>
      <text:p text:style-name="P1">Aszuran-san</text:p>
      <text:p text:style-name="P1">EN</text:p>
      <text:p text:style-name="P1">Ashuran-san</text:p>
      <text:p text:style-name="P1"/>
      <text:p text:style-name="Standard">PL</text:p>
      <text:p text:style-name="Standard">Nieumarli</text:p>
      <text:p text:style-name="Standard">EN</text:p>
      <text:p text:style-name="Standard">Undead</text:p>
      <text:p text:style-name="Standard"/>
      <text:p text:style-name="Standard">PL</text:p>
      <text:p text:style-name="Standard">Pokonaj Widmowego Rycerza</text:p>
      <text:p text:style-name="P1">EN</text:p>
      <text:p text:style-name="P1">Defeat Spectral Knight</text:p>
      <text:p text:style-name="P1"/>
      <text:p text:style-name="P1">PL</text:p>
      <text:p text:style-name="P1">Śmierć Aszuran-Sana</text:p>
      <text:p text:style-name="P1">EN</text:p>
      <text:p text:style-name="P1">Death of Ashuran-San</text:p>
      <text:p text:style-name="P1"/>
      <text:p text:style-name="P1">PL</text:p>
      <text:p text:style-name="Standard">Udało nam się przejść przez tę cholerną przełęcz. Teraz droga będzie już o </text:p>
      <text:p text:style-name="Standard">wiele prostsza. Wystarczy przejść przez mos.. Co tu się stało!?</text:p>
      <text:p text:style-name="P1">EN</text:p>
      <text:p text:style-name="P1">We've managed to cross this darn pass. Now the path should be way more </text:p>
      <text:p text:style-name="P1">straight-forward. We only need to pass the brid... What happened here?</text:p>
      <text:p text:style-name="P1"/>
      <text:p text:style-name="P1"><text:soft-page-break/>PL</text:p>
      <text:p text:style-name="Standard"><text:span text:style-name="T1">Niech to szlag! </text:span>Domy w okolicy są opuszczone. Ktoś dawno splądrował tę osadę.</text:p>
      <text:p text:style-name="P1">EN</text:p>
      <text:p text:style-name="P1">Bugger! The houses nearby are deserted. Somebody must have plundered this </text:p>
      <text:p text:style-name="P1">hamlet long time ago.</text:p>
      <text:p text:style-name="P1"/>
      <text:p text:style-name="Standard">PL</text:p>
      <text:p text:style-name="Standard">Sssstójcie, orkowie! Te tereny należą teraz do nas, jaszczurów.</text:p>
      <text:p text:style-name="P1">EN</text:p>
      <text:p text:style-name="P1">Wait, orcsss! Now this territory belongs to us - saurians!</text:p>
      <text:p text:style-name="P1"/>
      <text:p text:style-name="Standard">PL</text:p>
      <text:p text:style-name="Standard">Przeklęte płazy! Trzeba było was wytępić dawno temu! Gewold dobrze zrobił, </text:p>
      <text:p text:style-name="Standard">odmawiając wam sojuszu z naszymi klanami. Ta osada przez dziesięciolecia </text:p>
      <text:p text:style-name="Standard">czuwała nad mostem. Następny taki jest kilka dni drogi na północ. </text:p>
      <text:p text:style-name="Standard">Odcięliście nam drogę do Gelu'Aben!</text:p>
      <text:p text:style-name="P1">EN</text:p>
      <text:p text:style-name="P1">Cursed reptiles! We should have destroyed them long time ago. Gewold did </text:p>
      <text:p text:style-name="P1">right by rejecting your alliance proposal. This settlement has guarded the </text:p>
      <text:p text:style-name="P1">bridge for decades. The next one like that is placed a couple of days of </text:p>
      <text:p text:style-name="P1">march to the north. You have cut our way to Gelu'Aben!</text:p>
      <text:p text:style-name="P1"/>
      <text:p text:style-name="Standard">PL</text:p>
      <text:p text:style-name="Standard">Uspokój się, kuzynie. Nie widzę tutaj śladów grabieży. Jedzenie dalej jest w </text:p>
      <text:p text:style-name="Standard">spichlerzach. Nie wspominając już o kosztownościach. Wątpię, by jaszczury </text:p>
      <text:p text:style-name="Standard">napadły na domy naszych braci.</text:p>
      <text:p text:style-name="P1">EN</text:p>
      <text:p text:style-name="P1">Calm down, cousin. I can not see any evidence of pillage. The food is still </text:p>
      <text:p text:style-name="P1">in the granaries. Not to mention the treasures. I doubt the reptiles have </text:p>
      <text:p text:style-name="P1">raided the homes of our brothers.</text:p>
      <text:p text:style-name="P1"/>
      <text:p text:style-name="Standard"><text:soft-page-break/>PL</text:p>
      <text:p text:style-name="Standard">Jeździec wilka ma rację, wodzu orków... Niecały rok temu ja i moi bracia </text:p>
      <text:p text:style-name="Standard">zostaliśmy przepędzeni przez ludzkich magów z bagien na zachodzie. </text:p>
      <text:p text:style-name="Standard">Zatrzymaliśmy się tu, a z orkami z osady mieliśmy całkiem dobre stosunki. </text:p>
      <text:p text:style-name="Standard">Niedługo potem zakwitł między nami handel. My dawaliśmy im leki, oni nam </text:p>
      <text:p text:style-name="Standard">metal... Wszystko zmieniło się przed miesiącem.</text:p>
      <text:p text:style-name="P1">EN</text:p>
      <text:p text:style-name="P1">The wolf raider is correct, orcish lord. Almost a year ago, me and my </text:p>
      <text:p text:style-name="P1">brothers were banished by human mages from the swamps in the west. We stayed </text:p>
      <text:p text:style-name="P1">here. We had good relationship with orcs from the settlement. Soon, trade </text:p>
      <text:p text:style-name="P1">between us started to flourish. We gave them medications, they gave us </text:p>
      <text:p text:style-name="P1">metals... Everything changed a month ago.</text:p>
      <text:p text:style-name="P1"/>
      <text:p text:style-name="Standard">PL</text:p>
      <text:p text:style-name="Standard">Noc była zimna i mglista. Jak wszystkie tej zimy. Nasze szamanki od dawna </text:p>
      <text:p text:style-name="Standard">wróżyły nadejście złych mocy, jednak to, co zobaczyliśmy, było ponad wszelką </text:p>
      <text:p text:style-name="Standard">miarę... Duchy niemal bezgłośnie wychyliły się z lasów. Zdążyły wyrżnąć </text:p>
      <text:p text:style-name="Standard">kilkunastu wojowników, zanim orkowie spostrzegli się, że są atakowani. </text:p>
      <text:p text:style-name="Standard">Rozpętał się chaos. Razem z moimi najlepszymi wojownikami ruszyliśmy w górę </text:p>
      <text:p text:style-name="Standard">rzeki, by pomóc waszym braciom, jednak gdy doszliśmy do mostu...</text:p>
      <text:p text:style-name="P1">EN</text:p>
      <text:p text:style-name="P1">It was a cold an foggy night, like during all the winters. Our shamanesses </text:p>
      <text:p text:style-name="P1">had been foreseeing coming of evil forces for a long time. Yet, what we saw </text:p>
      <text:p text:style-name="P1">was unspeakable... Ghosts got out of forests almost noiselessly. They had </text:p>
      <text:p text:style-name="P1">managed to murder a dozen of our warriors before the orcs realised they were </text:p>
      <text:p text:style-name="P1">being attacked. Chaos blew up. Together with my best warriors I rushed up </text:p>
      <text:p text:style-name="P1">the river to help your brothers, but when we reached the bridge...</text:p>
      <text:p text:style-name="P1"/>
      <text:p text:style-name="Standard">PL</text:p>
      <text:p text:style-name="Standard">Mów dalej, jaszczurzy przywódco...</text:p>
      <text:p text:style-name="Standard">EN</text:p>
      <text:p text:style-name="Standard"><text:soft-page-break/>Continue, saurian leader</text:p>
      <text:p text:style-name="Standard"/>
      <text:p text:style-name="Standard">PL</text:p>
      <text:p text:style-name="Standard">Jeden z duchów opętał ciało dowódcy orków. Ten chwycił oliwę i pochodnie. Na </text:p>
      <text:p text:style-name="Standard">własne oczy widziałem, jak z szaleńczym uśmiechem staje na środku mostu, </text:p>
      <text:p text:style-name="Standard">wylewa na siebie łatwopalną ciecz i podpala... Zaraz po nim spłonął też </text:p>
      <text:p text:style-name="Standard">most... Przez dym niewiele widzieliśmy, jednak krzyki umierających słychać </text:p>
      <text:p text:style-name="Standard">było do samego rana. Kilku moich weteranów próbowało przepłynąć rzekę... </text:p>
      <text:p text:style-name="Standard">Żaden z nich nie powrócił.</text:p>
      <text:p text:style-name="P1">EN</text:p>
      <text:p text:style-name="P1">One of the ghosts possessed the body of the orcish leader. He grabbed olive </text:p>
      <text:p text:style-name="P1">oil and torches. I saw him pour and emblaze the oil on himself with maniacal </text:p>
      <text:p text:style-name="P1">laughter... The bridge burned shortly after him... We couldn't see much </text:p>
      <text:p text:style-name="P1">through the smoke. The of the dying could be heard until morning. A few of </text:p>
      <text:p text:style-name="Standard"><text:span text:style-name="T1">my veterans tried to swim across the river... </text:span>None has returned.</text:p>
      <text:p text:style-name="Standard"/>
      <text:p text:style-name="Standard">PL</text:p>
      <text:p text:style-name="Standard">Kuzynie, zdaje się, że jaszczur mówi prawdę. Kilku moich zwiadowców znalazło </text:p>
      <text:p text:style-name="Standard">w domach ślady ich leków. Nie możemy sobie pozwolić na bezsensowną bitwę...</text:p>
      <text:p text:style-name="P1">EN</text:p>
      <text:p text:style-name="P1">Cousin, I've got a feeling the saurian is saying truth. A few of my scouts </text:p>
      <text:p text:style-name="P1">found tracks of their medications. We can not let a pointless battle happen.</text:p>
      <text:p text:style-name="P1"/>
      <text:p text:style-name="Standard">PL</text:p>
      <text:p text:style-name="Standard">Tak... Masz rację, Kochan. Jaszczurze! Ja i moi wojownicy musimy przejść na </text:p>
      <text:p text:style-name="P1">drugą stronę rzeki!</text:p>
      <text:p text:style-name="P1">EN</text:p>
      <text:p text:style-name="P1">Yes, you are right, Kochan. Saurian! Me and my warriors want to cross the </text:p>
      <text:p text:style-name="Standard">river!</text:p>
      <text:p text:style-name="Standard"/>
      <text:p text:style-name="Standard">PL</text:p>
      <text:p text:style-name="Standard"><text:soft-page-break/>Obawiam się, że będzie to trudne, orku... Nasza wróżbitka wyczuła zbliżające </text:p>
      <text:p text:style-name="Standard">się z południa zło. Może jednak uda się nam odeprzeć nieumarłych wspólnymi </text:p>
      <text:p text:style-name="P1">siłami.</text:p>
      <text:p text:style-name="P1">EN</text:p>
      <text:p text:style-name="P1">I fear it will be utterly hard, orc... Our oracle sensed evil coming from </text:p>
      <text:p text:style-name="P1">the south. Maybe we will manage to counter the undead together, though.</text:p>
      <text:p text:style-name="P1"/>
      <text:p text:style-name="Standard">PL</text:p>
      <text:p text:style-name="Standard">Niech tak będzie. Te bezduszne stwory zapłacą nam za naszych braci. Niech </text:p>
      <text:p text:style-name="Standard">kobiety i dzieci zabiorą ze spichlerzy całą żywność, gdy my rozprawimy się z </text:p>
      <text:p text:style-name="P1">nieumarłymi.</text:p>
      <text:p text:style-name="P1">EN</text:p>
      <text:p text:style-name="P1">So be it. Those soulless creatures will pay a big price for killing our </text:p>
      <text:p text:style-name="P1">brothers. Let the women and children take all the food from the granaries </text:p>
      <text:p text:style-name="P1">while we kill the undead off.</text:p>
      <text:p text:style-name="P1"/>
      <text:p text:style-name="Standard">PL</text:p>
      <text:p text:style-name="Standard">Mrok nadchodzi... Porzućcie nadzieję!</text:p>
      <text:p text:style-name="P1">EN</text:p>
      <text:p text:style-name="P1">Darkness is coming... Give up your hope!</text:p>
      <text:p text:style-name="P1"/>
      <text:p text:style-name="Standard">PL</text:p>
      <text:p text:style-name="Standard">Mroczne Widmo</text:p>
      <text:p text:style-name="Standard">EN</text:p>
      <text:p text:style-name="Standard">Dark Spectre</text:p>
      <text:p text:style-name="Standard"/>
      <text:p text:style-name="Standard">PL</text:p>
      <text:p text:style-name="Standard">Nie masz gdzie uciec... Pogódź się ze swoim losem</text:p>
      <text:p text:style-name="Standard">EN</text:p>
      <text:p text:style-name="P1">Nowhere can you escape... Be reconciled with your fate!</text:p>
      <text:p text:style-name="P1"/>
      <text:p text:style-name="Standard"><text:soft-page-break/>PL</text:p>
      <text:p text:style-name="Standard">Wzywam wass... Dzieci... Dzieci nocy... Chodźcie... Wyrżnijcie tych </text:p>
      <text:p text:style-name="Standard">głupców...</text:p>
      <text:p text:style-name="Standard">EN</text:p>
      <text:p text:style-name="Standard">I summon you... <text:span text:style-name="T1">Children... Children of the night... Come! Slaughter these </text:span></text:p>
      <text:p text:style-name="P1">fools!</text:p>
      <text:p text:style-name="P1"/>
      <text:p text:style-name="P1">PL</text:p>
      <text:p text:style-name="Standard"><text:span text:style-name="T1">Woda zmętniała... </text:span>Powietrze stało się gęstsze... Uważajcie... <text:span text:style-name="T1">Coś </text:span></text:p>
      <text:p text:style-name="P1">nadchodzi...</text:p>
      <text:p text:style-name="P1">EN</text:p>
      <text:p text:style-name="P1">The water is murky... The air is dense. Watch out... Something is coming...</text:p>
      <text:p text:style-name="P1"/>
      <text:p text:style-name="P1">PL</text:p>
      <text:p text:style-name="P1">On ma rację, Marbus.</text:p>
      <text:p text:style-name="P1">EN</text:p>
      <text:p text:style-name="P1">He is right, Marbus. We must be cautious...</text:p>
      <text:p text:style-name="P1"/>
      <text:p text:style-name="P1">PL</text:p>
      <text:p text:style-name="P1">Przeklęte dusze! Uwolnijcie wasz gniew!</text:p>
      <text:p text:style-name="P1">EN</text:p>
      <text:p text:style-name="Standard"><text:span text:style-name="T1">Sacred souls! </text:span>Free your anger!</text:p>
      <text:p text:style-name="Standard"/>
      <text:p text:style-name="Standard">PL</text:p>
      <text:p text:style-name="Standard">Śmierć tym, którzy ośmielają się zakłócać nasz spokój...</text:p>
      <text:p text:style-name="P1">EN</text:p>
      <text:p text:style-name="P1">Death for those who dare disturb our rest!</text:p>
      <text:p text:style-name="P1"/>
      <text:p text:style-name="Standard">PL</text:p>
      <text:p text:style-name="Standard">Powstańcie, ci, których życie pochłonęła mroczne głębina rzeki!</text:p>
      <text:p text:style-name="P1">EN</text:p>
      <text:p text:style-name="P1"><text:soft-page-break/>Rise up, whose lives have been swallowed by the dark deep of the river!</text:p>
      <text:p text:style-name="P1"/>
      <text:p text:style-name="Standard">PL</text:p>
      <text:p text:style-name="Standard">Topielec</text:p>
      <text:p text:style-name="Standard">EN</text:p>
      <text:p text:style-name="Standard">Kelpie</text:p>
      <text:p text:style-name="Standard"/>
      <text:p text:style-name="Standard">PL</text:p>
      <text:p text:style-name="Standard">On ożywił zwłoki z dna rzeki!</text:p>
      <text:p text:style-name="P1">EN</text:p>
      <text:p text:style-name="P1">He resurrected corpses from the bottom of the river!</text:p>
      <text:p text:style-name="P1"/>
      <text:p text:style-name="Standard">PL</text:p>
      <text:p text:style-name="Standard">Mam nadzieję że ten most się nie zawali.</text:p>
      <text:p text:style-name="P1">EN</text:p>
      <text:p text:style-name="P1">I hope this bridge will not collapse.</text:p>
      <text:p text:style-name="P1"/>
      <text:p text:style-name="Standard">PL</text:p>
      <text:p text:style-name="Standard">Właściwie to dziwi mnie, ze nie rozleciał się do tej pory.</text:p>
      <text:p text:style-name="P1">EN</text:p>
      <text:p text:style-name="P1">To be honest, I'm surprised it hasn't done it already.</text:p>
      <text:p text:style-name="P1"/>
      <text:p text:style-name="Standard">PL</text:p>
      <text:p text:style-name="Standard">Rzeka jest zdradliwa... Nie pamiętam żadnej zimy, podczas której taka jej </text:p>
      <text:p text:style-name="P1">część byłaby zlodowacona.</text:p>
      <text:p text:style-name="P1">EN</text:p>
      <text:p text:style-name="P1">This river is treacherous... I do not remember such a large part covered </text:p>
      <text:p text:style-name="P1">with ice during any winter.</text:p>
      <text:p text:style-name="P1"/>
      <text:p text:style-name="Standard">PL</text:p>
      <text:p text:style-name="Standard">To prawda. Pierwszy raz się zdarza, by mróz był aż tak silny. My, jaszczury, </text:p>
      <text:p text:style-name="Standard"><text:soft-page-break/>potrafimy zdobyć żywność nawet w takich warunkach, jednak dla waszej rasy </text:p>
      <text:p text:style-name="Standard">będzie to naprawdę trudny rok.</text:p>
      <text:p text:style-name="P1">EN</text:p>
      <text:p text:style-name="P1">It is true. This is the first time the frost is so biting. We, saurians can </text:p>
      <text:p text:style-name="P1">get food even in such conditions. This year will be utterly hard for your </text:p>
      <text:p text:style-name="Standard">race, though.</text:p>
      <text:p text:style-name="Standard"/>
      <text:p text:style-name="Standard">PL</text:p>
      <text:p text:style-name="Standard">Krasnoludy wiecznie mają krypty pełne żywności i gorzałki. Ludzie dostaną </text:p>
      <text:p text:style-name="Standard">zaopatrzenie z Wesnoth. Elfy mają w lasach tyle żywności, że nawet nie </text:p>
      <text:p text:style-name="Standard">czynią zapasów... Grabież to zaprawdę jedyna droga przetrwania dla orków.</text:p>
      <text:p text:style-name="P1">EN</text:p>
      <text:p text:style-name="P1">Dwarves always have vaults full of food and booze. Humans will get supplies </text:p>
      <text:p text:style-name="P1">from Wesnoth. Elves have so much food in their forests that they don't even </text:p>
      <text:p text:style-name="P1">need to stockpile... Pillage is the only opportunity for us to survive.</text:p>
      <text:p text:style-name="P1"/>
      <text:p text:style-name="Standard">PL</text:p>
      <text:p text:style-name="Standard">Wreszcie się udało. Bitwa była naprawdę ciężka. Niech wszyscy przejdą na </text:p>
      <text:p text:style-name="Standard">zachodnią stronę rzeki. Rozpalicie ogniska i załóżcie suche ubrania. </text:p>
      <text:p text:style-name="P1">EN</text:p>
      <text:p text:style-name="P1">Finally, we did it! The battle was really hard. Everyone has to cross the </text:p>
      <text:p text:style-name="P1">river now. Set campfires and put on dry clothes.</text:p>
      <text:p text:style-name="P1"/>
      <text:p text:style-name="Standard">PL</text:p>
      <text:p text:style-name="Standard">Tak. Napijmy się też wódki. Dobrze nam zrobi. Dać mi zaraz mięso dla psów!</text:p>
      <text:p text:style-name="P1">EN</text:p>
      <text:p text:style-name="P1">Yes, let us drink some booze, too. It will serve us well. Give me meat for </text:p>
      <text:p text:style-name="P1">the dogs!</text:p>
      <text:p text:style-name="P1"/>
      <text:p text:style-name="Standard">PL</text:p>
      <text:p text:style-name="Standard">Więc jednak się udało. Wątpiłem, byśmy wyszli z tej bitwy cało. Odpocznijmy </text:p>
      <text:p text:style-name="Standard"><text:soft-page-break/>zatem i pomówmy o twojej drodze, wodzu orków...</text:p>
      <text:p text:style-name="P1">EN</text:p>
      <text:p text:style-name="P1">So it came off. I doubted we would get away scot-free. Let us rest and talk </text:p>
      <text:p text:style-name="P1">about your way, orcish lord...</text:p>
      <text:p text:style-name="P1"/>
      <text:p text:style-name="Standard">PL</text:p>
      <text:p text:style-name="Standard">Hmm... Co masz na myśli, jaszczurze?</text:p>
      <text:p text:style-name="P1">EN</text:p>
      <text:p text:style-name="P1">What do you mean, saurian?</text:p>
      <text:p text:style-name="P1"/>
      <text:p text:style-name="Standard">PL</text:p>
      <text:p text:style-name="Standard">Podążasz do Gelu'Aben, jednak droga do twierdzy może być zwodnicza... Kto </text:p>
      <text:p text:style-name="Standard">wie, czy nieumarli nie zaatakowali już waszych braci?</text:p>
      <text:p text:style-name="Standard">EN</text:p>
      <text:p text:style-name="Standard">You are heading to Gelu'Aben, but the road to the fortress may be </text:p>
      <text:p text:style-name="P1">deceptive... Who knows whether your brothers have not been attacked by the </text:p>
      <text:p text:style-name="Standard">undead already.</text:p>
      <text:p text:style-name="Standard"/>
      <text:p text:style-name="Standard">PL</text:p>
      <text:p text:style-name="Standard">Tak... By dojść do Gelu'Aben będziemy musieli przejść przez tereny Elgerusa. </text:p>
      <text:p text:style-name="Standard">Ten zawszony ork od lat nazywany jest szalonym. Założę się, że sytuacja w </text:p>
      <text:p text:style-name="Standard">jego twierdzy, Sunek Dal, jest jeszcze gorsza, niż nasza. <text:span text:style-name="T1">Może próbować nas </text:span></text:p>
      <text:p text:style-name="P1">ograbić...</text:p>
      <text:p text:style-name="P1">EN</text:p>
      <text:p text:style-name="P1">Yes... We will need to cross the lands of Elgerus to reach Gelu'Aben. This </text:p>
      <text:p text:style-name="P1">lousy orc is called mad for ages. I bet that the situation in his fortress, </text:p>
      <text:p text:style-name="P1">Sunek Dal is a lot worse than ours. He may try to loot us.</text:p>
      <text:p text:style-name="P1"/>
      <text:p text:style-name="Standard">PL</text:p>
      <text:p text:style-name="Standard">Prócz Elgerusa na tych ziemiach władają też trollę. Od lat były pod batem </text:p>
      <text:p text:style-name="Standard">Elgerusa i jego klanu. Jeśli czeka nas bitwa, na pewno nam pomogą.</text:p>
      <text:p text:style-name="P1"><text:soft-page-break/>EN</text:p>
      <text:p text:style-name="P1">Apart from Elgerus, trolls are the second rulers of that land. They have </text:p>
      <text:p text:style-name="P1">been under the yoke of Elgerus and his clan. If a battle is awaiting us, </text:p>
      <text:p text:style-name="P1">they will certainly help.</text:p>
      <text:p text:style-name="P1"/>
      <text:p text:style-name="P1">PL</text:p>
      <text:p text:style-name="P1">Jest jednak inna droga... Przez bagna... Znacznie szybsza...</text:p>
      <text:p text:style-name="P1">EN</text:p>
      <text:p text:style-name="P1">There is one other way, though... through bogs... a lot faster</text:p>
      <text:p text:style-name="P1"/>
      <text:p text:style-name="Standard">PL</text:p>
      <text:p text:style-name="Standard">A gdzie jest haczyk, jaszczurze?</text:p>
      <text:p text:style-name="P1">EN</text:p>
      <text:p text:style-name="P1">Where is the catch, reptile?</text:p>
      <text:p text:style-name="P1"/>
      <text:p text:style-name="Standard">PL</text:p>
      <text:p text:style-name="Standard">Mowa tu o bagnach, z których wyrzucili nas ludzcy magowie. Możecie przez nie </text:p>
      <text:p text:style-name="Standard">przejść. Niechybnie czeka was wówczas bitwa, ale pomogą wam w niej moje </text:p>
      <text:p text:style-name="Standard">jaszczury. Mogę dać wam do dyspozycji najlepszych żołnierzy i wróżbitów, a </text:p>
      <text:p text:style-name="Standard">całkiem sporo znajdziecie ich też ukrytych na bagnach... Nie wspominam już o </text:p>
      <text:p text:style-name="Standard">zasobach żywności, które odbilibyście z rąk magów.</text:p>
      <text:p text:style-name="P1">EN</text:p>
      <text:p text:style-name="P1">I am speaking of bogs we were banished from by the mages. You can go through </text:p>
      <text:p text:style-name="P1">them. Obviously, you will have to fight a battle there, but my saurians will </text:p>
      <text:p text:style-name="P1">help. You can have best of my warriors and shamans at your disposal. You </text:p>
      <text:p text:style-name="P1">will also find dozens of them hidden in the bogs... not to mention the </text:p>
      <text:p text:style-name="P1">amounts of food you could take back from the mages.</text:p>
      <text:p text:style-name="P1"/>
      <text:p text:style-name="Standard">PL</text:p>
      <text:p text:style-name="Standard">Zastanów się dobrze, kuzynie... I tak czeka nas walka. <text:span text:style-name="T1">Którą drogą </text:span></text:p>
      <text:p text:style-name="P1">pójdziemy...</text:p>
      <text:p text:style-name="P1"><text:soft-page-break/>EN</text:p>
      <text:p text:style-name="P1">Think about that thoroughly, cousin... We are going to fight anyway. What </text:p>
      <text:p text:style-name="P1">way will we choose...</text:p>
      <text:p text:style-name="P1"/>
      <text:p text:style-name="P1">PL</text:p>
      <text:p text:style-name="P1">Więc ja...</text:p>
      <text:p text:style-name="P1">EN</text:p>
      <text:p text:style-name="P1">I want to...</text:p>
      <text:p text:style-name="P1"/>
      <text:p text:style-name="Standard">PL</text:p>
      <text:p text:style-name="Standard">Chcę mieć jaszczurki przy swoim boku. <text:span text:style-name="T1">Maszerujemy na bagna!</text:span></text:p>
      <text:p text:style-name="P1">EN</text:p>
      <text:p text:style-name="P1">I want to keep the saurians nearby. We are heading to the bogs!</text:p>
      <text:p text:style-name="P1"/>
      <text:p text:style-name="Standard">PL</text:p>
      <text:p text:style-name="Standard">Emborgi'tarasz</text:p>
      <text:p text:style-name="Standard">EN</text:p>
      <text:p text:style-name="Standard">Emborgi-tarash</text:p>
      <text:p text:style-name="Standard"/>
      <text:p text:style-name="Standard">PL</text:p>
      <text:p text:style-name="Standard">Słuszny wybór, młody wodzu. Wiedziałam, że nam pomożesz.</text:p>
      <text:p text:style-name="Standard">EN</text:p>
      <text:p text:style-name="Standard">Wise choice, young ruler! <text:span text:style-name="T1">I knew you would help us.</text:span></text:p>
      <text:p text:style-name="P1"/>
      <text:p text:style-name="Standard">PL</text:p>
      <text:p text:style-name="Standard">Co? Skąd się wzięła ta stara jaszczurka?</text:p>
      <text:p text:style-name="P1">EN</text:p>
      <text:p text:style-name="P1">What? Where has that saurian come from?</text:p>
      <text:p text:style-name="P1"/>
      <text:p text:style-name="Standard">PL</text:p>
      <text:p text:style-name="Standard">To jest Emborgi-tarash. Nasza duchowa przewodniczka i najlepsza wróżbitka w </text:p>
      <text:p text:style-name="P1"><text:soft-page-break/>naszym klanie.</text:p>
      <text:p text:style-name="P1">EN</text:p>
      <text:p text:style-name="P1">This is Emborgi-tarash. Our spiritual leader and the best oracle in our clan.</text:p>
      <text:p text:style-name="P1"/>
      <text:p text:style-name="Standard">PL</text:p>
      <text:p text:style-name="Standard">Zdaje się, że wróżbita czym starszy, tym lepszy...</text:p>
      <text:p text:style-name="P1">EN</text:p>
      <text:p text:style-name="P1">Seems the older are the oracles, the better they are...</text:p>
      <text:p text:style-name="P1"/>
      <text:p text:style-name="Standard">PL</text:p>
      <text:p text:style-name="Standard">Słyszałam to, jeźdźcze wilka... Przewidziałam to, że się tu pojawiasz. </text:p>
      <text:p text:style-name="Standard">Przepowiedziałam też, że pokonasz ludzkich kuglarzy na bagnach. Sama Cię tam </text:p>
      <text:p text:style-name="Standard">poprowadzę i będę Ci towarzyszyć przez całą twoją podróż. <text:span text:style-name="T1">Wraz z moim ludem.</text:span></text:p>
      <text:p text:style-name="P1">EN</text:p>
      <text:p text:style-name="P1">I have heard that, wolf rider. I foresaw you would come here. I also </text:p>
      <text:p text:style-name="P1">forecast that you will these human jesters on the bogs. I will lead you </text:p>
      <text:p text:style-name="P1">there myself and I will assist you through your whole journey. Together with </text:p>
      <text:p text:style-name="P1">my folk.</text:p>
      <text:p text:style-name="P1"/>
      <text:p text:style-name="P1">PL</text:p>
      <text:p text:style-name="Standard"><text:span text:style-name="T1">Hmm... To wielkie słowa, Emborgi-tarash. </text:span>Zaszczytem będzie dla mnie mieć Cię </text:p>
      <text:p text:style-name="P1">wśród swojego klanu.</text:p>
      <text:p text:style-name="P1">EN</text:p>
      <text:p text:style-name="P1">These are great words, Emborgi-tarash. It will be a pleasure to have you </text:p>
      <text:p text:style-name="Standard">between my people.</text:p>
      <text:p text:style-name="Standard"/>
      <text:p text:style-name="Standard">PL</text:p>
      <text:p text:style-name="Standard">To wielka strata dla nas, że nas opuszczasz, wróżbitko. Nie mam jednak prawa </text:p>
      <text:p text:style-name="Standard">Ci tego zabronić. Niech mądrość twego słowa przemawia do twych nowych braci, </text:p>
      <text:p text:style-name="Standard">jak przemawiała do nas, starsza.</text:p>
      <text:p text:style-name="P1">EN</text:p>
      <text:p text:style-name="P1"><text:soft-page-break/>Your leaving is indeed a great loss for us, oracle. Yet, I can not forbid </text:p>
      <text:p text:style-name="P1">you to do this. May the wisdom of your words speak to your new brothers, as </text:p>
      <text:p text:style-name="P1">it used to spoke to us, elder.</text:p>
      <text:p text:style-name="P1"/>
      <text:p text:style-name="Standard">PL</text:p>
      <text:p text:style-name="Standard">Niech tak będzie. Żegnaj, mój synu. Przepowiadam Ci, że niedługo wrócisz z </text:p>
      <text:p text:style-name="Standard">naszymi braćmi na bagna, które odbijemy.</text:p>
      <text:p text:style-name="P1">EN</text:p>
      <text:p text:style-name="P1">So be it. Farewell, my son. I augur you and our brothers will soon return to </text:p>
      <text:p text:style-name="P1">our bogs, reclaimed by us.</text:p>
      <text:p text:style-name="P1"/>
      <text:p text:style-name="Standard">PL</text:p>
      <text:p text:style-name="Standard">Wypijmy zdrowie naszych nowych braci i sióstr. Odpocznijmy i bawmy się. </text:p>
      <text:p text:style-name="Standard">Spalmy ciała naszych zmarłych, a nazajutrz ruszymy drogą na bagna.</text:p>
      <text:p text:style-name="P1">EN</text:p>
      <text:p text:style-name="P1">Let us drink a toast to our brothers' and sisters' health! Rest and feast! </text:p>
      <text:p text:style-name="P1">Burn dead bodies, tomorrow we are setting out to the bogs.</text:p>
      <text:p text:style-name="P1"/>
      <text:p text:style-name="Standard">PL</text:p>
      <text:p text:style-name="Standard">Wsparcie trolli będzie najlepszym wyborem. <text:span text:style-name="T1">Ruszamy do Sunek Dal!</text:span></text:p>
      <text:p text:style-name="P1">EN</text:p>
      <text:p text:style-name="P1">Helping the trolls is the best way. we are going to Sunek Dal.</text:p>
      <text:p text:style-name="P1"/>
      <text:p text:style-name="Standard">PL</text:p>
      <text:p text:style-name="Standard">Sss...! Niech tak będzie. Rozumiemy to, że wolicie zarżnąć waszych własnych </text:p>
      <text:p text:style-name="Standard">braci, niż nam pomóc. Idźcie zatem.</text:p>
      <text:p text:style-name="P1">EN</text:p>
      <text:p text:style-name="P1">Sssss! So be it. We understand you would rather slay your own brothers than </text:p>
      <text:p text:style-name="P1">help us. Go then.</text:p>
      <text:p text:style-name="P1"/>
      <text:p text:style-name="P1">PL</text:p>
      <text:p text:style-name="P1"><text:soft-page-break/>Odszczekaj to, nędzny płazie!</text:p>
      <text:p text:style-name="P1">EN</text:p>
      <text:p text:style-name="P1">Retract that, lousy reptile!</text:p>
      <text:p text:style-name="P1"/>
      <text:p text:style-name="Standard">PL</text:p>
      <text:p text:style-name="Standard">Marbus! Spokojnie... Nie chcemy walki. Może się także okazać, że będziemy </text:p>
      <text:p text:style-name="Standard">musieli tu wrócić.</text:p>
      <text:p text:style-name="Standard">EN</text:p>
      <text:p text:style-name="Standard">Calm down, Marbus... <text:span text:style-name="T1">We may have to return here soon. Let us rest for a </text:span></text:p>
      <text:p text:style-name="P1">while, and then set out...</text:p>
      <text:p text:style-name="P1"/>
      <text:p text:style-name="Standard">PL</text:p>
      <text:p text:style-name="Standard">Tak... Masz rację. Wypijmy jeszcze trochę wódki, a potem ruszajmy. <text:span text:style-name="T1">Pora </text:span></text:p>
      <text:p text:style-name="P1">wesprzeć trolle.</text:p>
      <text:p text:style-name="P1">EN</text:p>
      <text:p text:style-name="P1">Yes, you are right. We shall drink some booze and then set out. It is high </text:p>
      <text:p text:style-name="P1">time we helped trolls.</text:p>
      <text:p text:style-name="P1"/>
      <text:p text:style-name="Standard">PL</text:p>
      <text:p text:style-name="Standard">Nie! Bez pomocy jaszczurów nie pokonamy nieumarłych.</text:p>
      <text:p text:style-name="P1">EN</text:p>
      <text:p text:style-name="P1">No! Without help of the saurians we won't beat the undea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PL</text:p>
      <text:p text:style-name="Standard">Niedawne zagrożenie, wielki nieumarły wróg, którego lękały się dzieci, bały </text:p>
      <text:p text:style-name="Standard">się kobiety, przed którym padali orkowie... Został pokonany. Nie bez wahania </text:p>
      <text:p text:style-name="Standard">i nie bez ofiary, ale jednak w silnie bijących sercach orków znów zapłonął </text:p>
      <text:p text:style-name="Standard">ogień walki i żądza przetrwania. Wojownicy przekonali się, że nawet </text:p>
      <text:p text:style-name="Standard">najstraszliwsze demony mogą zostać pokonane...</text:p>
      <text:p text:style-name="P1">EN</text:p>
      <text:p text:style-name="P1">The recent danger, the mighty undead, feared by children and women, in front </text:p>
      <text:p text:style-name="P1">of whom orcs had been falling. Has been defeated. Even though it happened </text:p>
      <text:p text:style-name="P1">neither without doubts, nor without sacrifice, in the beating hearts of orcs </text:p>
      <text:p text:style-name="P1">the warfare and the lust of survival have inflamed. The warriors saw that </text:p>
      <text:p text:style-name="P1">even the most dreadful demons may be defeated.</text:p>
      <text:p text:style-name="P1"/>
      <text:p text:style-name="Standard">PL</text:p>
      <text:p text:style-name="Standard">Udało się to tylko dzięki pomocy jaszczurów. Gdy lata temu suweren Gewold </text:p>
      <text:p text:style-name="Standard">odmówił im pomocy i schronienia, wszyscy oczekiwali wojny. Na dalekiej </text:p>
      <text:p text:style-name="Standard"><text:soft-page-break/>północy miała rozpętać się bitwa pomiędzy klanami orków, a jaszczurami. Dwa </text:p>
      <text:p text:style-name="Standard">rodzaje krwi miały skropić suche wzgórza i bagienne moczary. Do bitwy jednak </text:p>
      <text:p text:style-name="Standard">nigdy nie doszło.</text:p>
      <text:p text:style-name="P1">EN</text:p>
      <text:p text:style-name="P1">They managed to do it only thanks to the help of Saurians. When years ago, </text:p>
      <text:p text:style-name="P1">sovereign Gewold refused them help and shelter, everyone was expecting the </text:p>
      <text:p text:style-name="P1">war. In the far north the great battle between the orcish clans and Saurians </text:p>
      <text:p text:style-name="P1">was supposed to fire. Two kinds of blood would flood the dry hills and the </text:p>
      <text:p text:style-name="P1">swampy marches. However, this battle never happened.</text:p>
      <text:p text:style-name="P1"/>
      <text:p text:style-name="Standard">PL</text:p>
      <text:p text:style-name="Standard">Okazało się jednak, że te dwie odmienne rasy mogą żyć w zgodzie. W obliczu o </text:p>
      <text:p text:style-name="Standard">wiele bardziej poważnego zagrożenia byli zdolni zapomnieć o dzielących ich </text:p>
      <text:p text:style-name="Standard">różnicach i ramię w ramię stanęli do boju, który niechybnie przegraliby </text:p>
      <text:p text:style-name="P1">działając osobno.</text:p>
      <text:p text:style-name="P1">EN</text:p>
      <text:p text:style-name="P1">It even turned out that these two races could live in harmony. In face of </text:p>
      <text:p text:style-name="P1">much more serious danger they were able to forget separating them </text:p>
      <text:p text:style-name="P1">differences and stood together the combat, which would they certainly lose </text:p>
      <text:p text:style-name="Standard">divided.</text:p>
      <text:p text:style-name="Standard"/>
      <text:p text:style-name="Standard">PL</text:p>
      <text:p text:style-name="Standard">Zahartowane w bojach i zdyscyplinowane oddziały jaszczurów dołączyły do sił </text:p>
      <text:p text:style-name="Standard">Marbusa. Dowodziła nimi stara jaszczurka-wyrocznia, Emborgi-tarash. </text:p>
      <text:p text:style-name="Standard">Tajemnicza i małomówna, z niemal ślepym spojrzeniem. Przepowiadała i </text:p>
      <text:p text:style-name="Standard">wróżyła. Marbus nie znał wielu osób, względem których odczuwał szacunek, </text:p>
      <text:p text:style-name="Standard">jednak ona zaczęła do nich należeć niemal natychmiast, gdy się pojawiła.</text:p>
      <text:p text:style-name="P1">EN</text:p>
      <text:p text:style-name="P1">Solted in battles and disciplined Saurian units joined Marbus' forces. They </text:p>
      <text:p text:style-name="P1">were commanded by an old Saurian Oracle, Emborgi'tarash. Mysterious and </text:p>
      <text:p text:style-name="P1">taciturn, with a nearly blind gaze. She was predicting and auguring. Marbus </text:p>
      <text:p text:style-name="P1"><text:soft-page-break/>didn't know many people whom he respected, but she has been counted in them </text:p>
      <text:p text:style-name="P1">as soon as she appeared.</text:p>
      <text:p text:style-name="P1"/>
      <text:p text:style-name="Standard">PL</text:p>
      <text:p text:style-name="Standard">Po dwóch dniach marszu, wojska Marbusa dotarły na miejsce, gdzie miały </text:p>
      <text:p text:style-name="Standard">zmierzyć się z przeciwnikiem o wiele mniej przerażającym. Szkoła magów na </text:p>
      <text:p text:style-name="Standard">północy. Wiecznie pełne magazyny, bogate skarbce, dobre jedzenie... Orkowie </text:p>
      <text:p text:style-name="Standard">znów byli w swoim żywiole. Tak właśnie myśleli o bitwach. Pokonać </text:p>
      <text:p text:style-name="Standard">przeciwnika, a jego ciało rzucić wilkom. Zabrać wszystko, co miał. Pić, jeść </text:p>
      <text:p text:style-name="Standard">i spać. Żyć z tego, co się zrabowało. Póki złoto się nie skończy. Wtedy </text:p>
      <text:p text:style-name="Standard">naostrzyć miecz. Orkowie nie mieli grobów. Nie odwiedzali zmarłych. </text:p>
      <text:p text:style-name="Standard">Wiedzieli, że po śmierci ich ciała zostaną rzucone psom. Ale co wówczas, gdy </text:p>
      <text:p text:style-name="Standard">wrogiem jest nieumarły oprawca? Który nie krwawi, nie pragnie twoich </text:p>
      <text:p text:style-name="P1">skarbów? Więc czego...? Duszy...?</text:p>
      <text:p text:style-name="P1">EN</text:p>
      <text:p text:style-name="P1">After a two-days march, Marbus' army reached the place where they were to </text:p>
      <text:p text:style-name="P1">face way less terrifying opponent. It was a school of magi in the north. </text:p>
      <text:p text:style-name="P1">Always full warehouses, rich treasuries, good food... Orcs were in their </text:p>
      <text:p text:style-name="P1">power once again. That's how they thought about the battles - beat the enemy </text:p>
      <text:p text:style-name="P1">and leave their body to be devoured by wolves. Take everything they had. </text:p>
      <text:p text:style-name="P1">Drink, eat and sleep. Live with what has been robbed. Until the gold runs </text:p>
      <text:p text:style-name="P1">out. Then sharpen the sword. Orcs had no tombs. They did not visit their </text:p>
      <text:p text:style-name="P1">dead. They knew their bodies would be thrown for dogs after death. But what </text:p>
      <text:p text:style-name="P1">if your enemy is an undead torturer? Who neither bleeds nor greeds your </text:p>
      <text:p text:style-name="P1">treasure? What does it want, then?... Your soul?</text:p>
      <text:p text:style-name="P1"/>
      <text:p text:style-name="P1">PL</text:p>
      <text:p text:style-name="P1">Magia i Stal</text:p>
      <text:p text:style-name="P1">EN</text:p>
      <text:p text:style-name="P1">Steel and Magic</text:p>
      <text:p text:style-name="P1"/>
      <text:p text:style-name="P1"><text:soft-page-break/>PL</text:p>
      <text:p text:style-name="P1">Wielmożny Umberg</text:p>
      <text:p text:style-name="P1">EN</text:p>
      <text:p text:style-name="P1">Honorable Umberg</text:p>
      <text:p text:style-name="P1"/>
      <text:p text:style-name="P1">PL</text:p>
      <text:p text:style-name="P1">Skryba Tambaros</text:p>
      <text:p text:style-name="P1">EN</text:p>
      <text:p text:style-name="P1">Scribe Tambaros</text:p>
      <text:p text:style-name="P1"/>
      <text:p text:style-name="P1">PL</text:p>
      <text:p text:style-name="P1">Obóz orków</text:p>
      <text:p text:style-name="Standard">EN</text:p>
      <text:p text:style-name="Standard">Orcish Camp</text:p>
      <text:p text:style-name="Standard"/>
      <text:p text:style-name="Standard">PL</text:p>
      <text:p text:style-name="Standard">Forteca Kryształowego Zakonu</text:p>
      <text:p text:style-name="P1">EN</text:p>
      <text:p text:style-name="P1">Fortress of the Crystal Order</text:p>
      <text:p text:style-name="P1"/>
      <text:p text:style-name="Standard">PL</text:p>
      <text:p text:style-name="Standard">Drogowskaz Zakonu</text:p>
      <text:p text:style-name="Standard">EN</text:p>
      <text:p text:style-name="Standard">Order's Signpost</text:p>
      <text:p text:style-name="Standard"/>
      <text:p text:style-name="Standard">PL</text:p>
      <text:p text:style-name="Standard">Nieprzyjemnie tutaj. Bagna i trzęsawiska. Przynajmniej jest tu cieplej, niż </text:p>
      <text:p text:style-name="P1">przy rzece.</text:p>
      <text:p text:style-name="P1">EN</text:p>
      <text:p text:style-name="P1">Unpleasant place. Swamps and quags. At least it's warmer than next to river.</text:p>
      <text:p text:style-name="P1"/>
      <text:p text:style-name="Standard"><text:soft-page-break/>PL</text:p>
      <text:p text:style-name="Standard">Niekiedy miałem wrażenie, że ta szamanka specjalnie prowadzi nas w takie </text:p>
      <text:p text:style-name="Standard">tereny. Gdyby była to zasadzka jaszczurów, nie mielibyśmy szans się bronić. </text:p>
      <text:p text:style-name="Standard">Na tak trudnym terenie ciężko jest walczyć nawet naszym wilkom, natomiast </text:p>
      <text:p text:style-name="Standard">zimnokrwiści zdają się być w swoim żywiole.</text:p>
      <text:p text:style-name="P1">EN</text:p>
      <text:p text:style-name="P1">Sometimes I have a feeling that this shaman leads us into such terrain on </text:p>
      <text:p text:style-name="P1">purpose. If it was a Saurian ambush, we wouldn't be able to defend here. On </text:p>
      <text:p text:style-name="P1">such a difficult terrain it would be hard for our wolves to fight, and the </text:p>
      <text:p text:style-name="P1">cold-blooded are in their power.</text:p>
      <text:p text:style-name="P1"/>
      <text:p text:style-name="Standard">PL</text:p>
      <text:p text:style-name="Standard">Nie boję się konfrontacji z jaszczurkami. Jest ich zbyt mało, by nam </text:p>
      <text:p text:style-name="Standard">zagrozić. Nie ma też żadnego powodu, by im nie ufać. Teraz cisza, idzie </text:p>
      <text:p text:style-name="Standard">tutaj ich przywódczyni.</text:p>
      <text:p text:style-name="P1">EN</text:p>
      <text:p text:style-name="P1">I don't fear a confrontation with lizards. There are too few of them to </text:p>
      <text:p text:style-name="P1">threaten us. Also, there is no reason not to trust them. Now silence, their </text:p>
      <text:p text:style-name="P1">leader is coming.</text:p>
      <text:p text:style-name="P1"/>
      <text:p text:style-name="Standard">PL</text:p>
      <text:p text:style-name="Standard">Wodzu orków, oto przybyliśmy do naszej ojczyzny. Wyczuwam tu smród ludzkiego </text:p>
      <text:p text:style-name="Standard">pomiotu. Smród ich farbowanych tkanin, ich eliksirów, ich czarów! <text:span text:style-name="T1">Muszą </text:span></text:p>
      <text:p text:style-name="P1">zostać przepędzeni.</text:p>
      <text:p text:style-name="P1">EN</text:p>
      <text:p text:style-name="P1">Lord of orcs, we have arrived to our homeland. I can smell a human-scum </text:p>
      <text:p text:style-name="Standard"><text:span text:style-name="T1">odour. Odour of their coloured clothes, their elixirs, their magic! </text:span>They </text:p>
      <text:p text:style-name="Standard">must be driven away!</text:p>
      <text:p text:style-name="Standard"/>
      <text:p text:style-name="Standard">PL</text:p>
      <text:p text:style-name="Standard">Dotrzymamy obietnicy, szamanko. Powiedz mi jednak, na jaką pomoc mogę liczyć </text:p>
      <text:p text:style-name="P1"><text:soft-page-break/>z waszej strony?</text:p>
      <text:p text:style-name="P1">EN</text:p>
      <text:p text:style-name="P1">We will keep our promise, shaman. But please tell me, what help shall I </text:p>
      <text:p text:style-name="Standard">expect from you?</text:p>
      <text:p text:style-name="Standard"/>
      <text:p text:style-name="Standard">PL</text:p>
      <text:p text:style-name="Standard">Możesz rekrutować naszych najlepszych wojowników i szamanów. Są oni szybcy i </text:p>
      <text:p text:style-name="Standard">zwinni, z łatwością zabiją każdego, kto postawi stopę na bagnach.</text:p>
      <text:p text:style-name="P1">EN</text:p>
      <text:p text:style-name="P1">You will be able to recruit our best fighters and shamans. They are fast and </text:p>
      <text:p text:style-name="P1">dexterous, so they will easily kill anyone who comes to swamp.</text:p>
      <text:p text:style-name="P1"/>
      <text:p text:style-name="Standard">PL</text:p>
      <text:p text:style-name="Standard">Prócz tego na terenie tych przeklętych ludzi ostało się kilka osad z naszymi </text:p>
      <text:p text:style-name="Standard">braćmi. Wśród nich znajdziesz starych, dobrych wojowników. Ich pomoc może </text:p>
      <text:p text:style-name="Standard">być dla Ciebie nieopisanym wsparciem w tej bitwie, przesądzając nawet o jej </text:p>
      <text:p text:style-name="P1">wyniku.</text:p>
      <text:p text:style-name="P1">EN</text:p>
      <text:p text:style-name="P1">Also, on these cursed humans' territories, there are some settlements of our </text:p>
      <text:p text:style-name="P1">brothers left. Throughout them, you'll find good old warriors. They would be </text:p>
      <text:p text:style-name="P1">an indescribable help in this battle, and even decide its result.</text:p>
      <text:p text:style-name="P1"/>
      <text:p text:style-name="Standard">PL</text:p>
      <text:p text:style-name="Standard">Nasze wilki powinny szybko dotrzeć do buntowników i powiadomić ich o bitwie. </text:p>
      <text:p text:style-name="P1">Powinniśmy...</text:p>
      <text:p text:style-name="P1">EN</text:p>
      <text:p text:style-name="Standard"><text:span text:style-name="T1">Our wolves will quickly join the rebels and inform them about the battle. </text:span>We </text:p>
      <text:p text:style-name="Standard">should...</text:p>
      <text:p text:style-name="Standard"/>
      <text:p text:style-name="Standard">PL</text:p>
      <text:p text:style-name="Standard">Cóż to!? Kto śmie przychodzić w moje progi nieproszony!?</text:p>
      <text:p text:style-name="P1"><text:soft-page-break/>EN</text:p>
      <text:p text:style-name="P1">What is this?! Who dare come to my home without an invitation?</text:p>
      <text:p text:style-name="P1"/>
      <text:p text:style-name="Standard">PL</text:p>
      <text:p text:style-name="Standard">To orki, Mistrzu. Wśród nich widzę także jaszczury. Pewnie mają nadzieję na </text:p>
      <text:p text:style-name="Standard">odzyskanie tych ziem. Wydają się zziębnięci i przemęczeni, nie będą stawiać </text:p>
      <text:p text:style-name="P1">oporu zbyt długo.</text:p>
      <text:p text:style-name="P1">EN</text:p>
      <text:p text:style-name="P1">These are orcs, Master. I can also find some Saurians among them. For sure, </text:p>
      <text:p text:style-name="P1">they hope to regain these lands. They seem cold and exhausted though, </text:p>
      <text:p text:style-name="P1">they'll not withstand us long.</text:p>
      <text:p text:style-name="P1"/>
      <text:p text:style-name="Standard">PL</text:p>
      <text:p text:style-name="Standard">Tak jak sądziłem... Każdy ork powinien zginąć od miecza. A każda jaszczurka </text:p>
      <text:p text:style-name="Standard">powinna zwijać się pod naszymi butami. Wezwij naszych adeptów i zbrojnych, </text:p>
      <text:p text:style-name="Standard">niech wybiją ich, co do nogi! A gdy zaczną już uciekać, przygotujemy sanie i </text:p>
      <text:p text:style-name="Standard">ruszymy za nimi w pościg.</text:p>
      <text:p text:style-name="P1">EN</text:p>
      <text:p text:style-name="P1">As I thought... Every orc should die from a sword and every lizard should </text:p>
      <text:p text:style-name="P1">crawl under our feet. Call our adepts and soldiers, kill them all! When they </text:p>
      <text:p text:style-name="P1">start running away, we'll prepare sledges and chase them.</text:p>
      <text:p text:style-name="P1"/>
      <text:p text:style-name="Standard">PL</text:p>
      <text:p text:style-name="Standard">Tak, jak za Żubrami? Szkoda tylko, że z tej zwierzyny nie trafi się nam </text:p>
      <text:p text:style-name="Standard">żadne cenne trofeum. No cóż, przynajmniej nasi adepci poćwiczą zaklęcia.</text:p>
      <text:p text:style-name="P1">EN</text:p>
      <text:p text:style-name="P1">Like aurochs? Unfortunately, these animals won't provide us so expensive </text:p>
      <text:p text:style-name="P1">trophies... At least our adepts will train their spells.</text:p>
      <text:p text:style-name="P1"/>
      <text:p text:style-name="Standard">PL</text:p>
      <text:p text:style-name="Standard">Ludzka pycha nigdy nie znała granic. Ten lud zawsze był nią nasssączony. </text:p>
      <text:p text:style-name="Standard"><text:soft-page-break/>Duma i arogancja przelała się na nich, gdy Haldric I pierwszy raz dotknął </text:p>
      <text:p text:style-name="Standard">Rubinu Ognia. Wówczas to spisał swój lud na wieczny głód. Głód władzy, </text:p>
      <text:p text:style-name="Standard">wiedzy i siły. A jest to głód potężny, którego nic nie ugasi.</text:p>
      <text:p text:style-name="P1">EN</text:p>
      <text:p text:style-name="P1">Humans' pride has no borders. These people always were filled with it. Pride </text:p>
      <text:p text:style-name="P1">and arrogance poured into them when Haldric I touched the Ruby of Fire the </text:p>
      <text:p text:style-name="P1">first time. Then he allocated his people for the eternal hunger. Hunger of </text:p>
      <text:p text:style-name="P1">power, knowledge and authority. It is a strong hunger, which none shall </text:p>
      <text:p text:style-name="Standard">extinguish.</text:p>
      <text:p text:style-name="Standard"/>
      <text:p text:style-name="Standard">PL</text:p>
      <text:p text:style-name="Standard">Hę? Skąd wiesz takie rzeczy?</text:p>
      <text:p text:style-name="P1">EN</text:p>
      <text:p text:style-name="P1">Hum? How can you know such things?</text:p>
      <text:p text:style-name="P1"/>
      <text:p text:style-name="Standard">PL</text:p>
      <text:p text:style-name="Standard">Plemiona przemijają, królowie zastępują królów. A jednak trwamy i pamiętamy. </text:p>
      <text:p text:style-name="Standard">I przekazujemy naszą wiedzę dalej. Choć moje oczy już dawno wyblakły, </text:p>
      <text:p text:style-name="Standard">pamiętam jeszcze wspaniałe miasto Saurgath...</text:p>
      <text:p text:style-name="P1">EN</text:p>
      <text:p text:style-name="P1">Tribes pass away, kings replace kings. Yet we stay and remember. And we get </text:p>
      <text:p text:style-name="P1">our knowledge across. Although my eyes turned pale many years ago, I still </text:p>
      <text:p text:style-name="P1">remember our mighty city of Saurgath...</text:p>
      <text:p text:style-name="P1"/>
      <text:p text:style-name="Standard">PL</text:p>
      <text:p text:style-name="Standard">Nie chcę wam przerywać, jednak zbliża się bitwa. Wasza wiedza jest </text:p>
      <text:p text:style-name="Standard">zadziwiająca, ale jak jest z orężem? <text:span text:style-name="T1">Jest coś wart?</text:span></text:p>
      <text:p text:style-name="P1">EN</text:p>
      <text:p text:style-name="P1">I don't mean to break your conversation, but the battle is coming. Your </text:p>
      <text:p text:style-name="P1">knowledge is amazing, but how about your arms? Are they worth anything?</text:p>
      <text:p text:style-name="P1"/>
      <text:p text:style-name="Standard"><text:soft-page-break/>PL</text:p>
      <text:p text:style-name="Standard">Ssssynowie! Do boju! Pokażmy im siłę drzemiącą w naszej wrzącej krwi! </text:p>
      <text:p text:style-name="Standard">Odbijmy naszą ojczyznę!</text:p>
      <text:p text:style-name="Standard">EN</text:p>
      <text:p text:style-name="Standard">Sssonsss! <text:span text:style-name="T1">To armsss! Show them the power sleeping in our boiling blood! </text:span></text:p>
      <text:p text:style-name="P1">Let's reclaim our homeland!</text:p>
      <text:p text:style-name="P1"/>
      <text:p text:style-name="P1">PL</text:p>
      <text:p text:style-name="P1">Pokonaj Umberga i Tambarosa</text:p>
      <text:p text:style-name="P1">EN</text:p>
      <text:p text:style-name="P1">Defeat Umberg</text:p>
      <text:p text:style-name="P1"/>
      <text:p text:style-name="P1">PL</text:p>
      <text:p text:style-name="P1">Zawadiaka Ashenvol</text:p>
      <text:p text:style-name="P1">EN</text:p>
      <text:p text:style-name="P1">Swashbuckling Ashenvol</text:p>
      <text:p text:style-name="P1"/>
      <text:p text:style-name="P1">PL</text:p>
      <text:p text:style-name="P1">Eshanvel, Syn Ashenvola</text:p>
      <text:p text:style-name="P1">EN</text:p>
      <text:p text:style-name="P1">Eshanvel, Son of Ashenvol</text:p>
      <text:p text:style-name="P1"/>
      <text:p text:style-name="P1">PL</text:p>
      <text:p text:style-name="Standard">Wojownicy! Chwyćcie za swoje włócznie, pora odzyskać nasze ziemie.</text:p>
      <text:p text:style-name="P1">EN</text:p>
      <text:p text:style-name="P1">Warriors! Grab your spears, it's time to get our lands back!</text:p>
      <text:p text:style-name="P1"/>
      <text:p text:style-name="Standard">PL</text:p>
      <text:p text:style-name="Standard">Melduję, że kolejne jaszczurki dołączyły do naszych sił!</text:p>
      <text:p text:style-name="P1">EN</text:p>
      <text:p text:style-name="P1">I report that another Saurians joined our forces!</text:p>
      <text:p text:style-name="P1"><text:soft-page-break/></text:p>
      <text:p text:style-name="Standard">PL</text:p>
      <text:p text:style-name="Standard">Szybkostopy Kira-Suki</text:p>
      <text:p text:style-name="Standard">EN</text:p>
      <text:p text:style-name="Standard">Kira-Suki the Fastfeet</text:p>
      <text:p text:style-name="Standard"/>
      <text:p text:style-name="P1">PL</text:p>
      <text:p text:style-name="P1">Elgradesz</text:p>
      <text:p text:style-name="P1">EN</text:p>
      <text:p text:style-name="P1">Elgradesh</text:p>
      <text:p text:style-name="P1"/>
      <text:p text:style-name="P1">PL</text:p>
      <text:p text:style-name="P1">Ondriagaszi</text:p>
      <text:p text:style-name="P1">EN</text:p>
      <text:p text:style-name="P1">Ondriagashi</text:p>
      <text:p text:style-name="P1"/>
      <text:p text:style-name="P1">PL</text:p>
      <text:p text:style-name="P1">Ślepy Nenuki</text:p>
      <text:p text:style-name="P1">EN</text:p>
      <text:p text:style-name="Standard">Nenuki the Blind</text:p>
      <text:p text:style-name="Standard"/>
      <text:p text:style-name="Standard">PL</text:p>
      <text:p text:style-name="Standard">Oto główne siły naszych buntowników. Do mnie, do mnie, dzieci! <text:span text:style-name="T1">Wyrżnijmy </text:span></text:p>
      <text:p text:style-name="P1">ludzkie ścierwo!</text:p>
      <text:p text:style-name="P1">EN</text:p>
      <text:p text:style-name="Standard"><text:span text:style-name="T1">These are the main forces of our rebels. Come on, come to me, children! </text:span>Bump </text:p>
      <text:p text:style-name="Standard">human-scum!</text:p>
      <text:p text:style-name="Standard"/>
      <text:p text:style-name="Standard">PL</text:p>
      <text:p text:style-name="Standard">Rzeczywiście... Ich siły wyglądają imponująco.</text:p>
      <text:p text:style-name="Standard">EN</text:p>
      <text:p text:style-name="Standard"><text:soft-page-break/>Really... Their forces look impressive.</text:p>
      <text:p text:style-name="Standard"/>
      <text:p text:style-name="Standard">PL</text:p>
      <text:p text:style-name="Standard">Będziemy zachwycać się nimi później, teraz skupmy się na przeciwniku.</text:p>
      <text:p text:style-name="P1">EN</text:p>
      <text:p text:style-name="P1">We'll admire them later, now let's focus on our enemy.</text:p>
      <text:p text:style-name="P1"/>
      <text:p text:style-name="P1">PL</text:p>
      <text:p text:style-name="P1">Brat Eriskuri</text:p>
      <text:p text:style-name="P1">EN</text:p>
      <text:p text:style-name="P1">Brother Eriskuri</text:p>
      <text:p text:style-name="P1"/>
      <text:p text:style-name="Standard">PL</text:p>
      <text:p text:style-name="Standard">Brat Obensziru</text:p>
      <text:p text:style-name="Standard">EN</text:p>
      <text:p text:style-name="Standard">Brother Obenshiru</text:p>
      <text:p text:style-name="Standard"/>
      <text:p text:style-name="Standard">PL</text:p>
      <text:p text:style-name="Standard">Na wielki Saurgrath! <text:span text:style-name="T1">Wyczuwam tutaj pradawną...</text:span></text:p>
      <text:p text:style-name="P1">EN</text:p>
      <text:p text:style-name="P1">For the great Saurgath! I can feel here the ancient...</text:p>
      <text:p text:style-name="P1"/>
      <text:p text:style-name="Standard">PL</text:p>
      <text:p text:style-name="Standard">Dobrze wyczuwasz, moje dziecko. A teraz przywdziej swe szaty bitewne, </text:p>
      <text:p text:style-name="Standard">zepchnijmy ludzkie śśśścierwo w bagna!</text:p>
      <text:p text:style-name="P1">EN</text:p>
      <text:p text:style-name="P1">You feel well, my child. Now dress your battle clothes, let's push human-</text:p>
      <text:p text:style-name="P1">ssscum into swamps!</text:p>
      <text:p text:style-name="P1"/>
      <text:p text:style-name="P1">PL</text:p>
      <text:p text:style-name="Standard"><text:span text:style-name="T1">Cóż to...? </text:span>Czy krwawię? Mistrzu... Mistrzu, umieram! <text:span text:style-name="T1">Ratuj mnie, Mistrzu!</text:span></text:p>
      <text:p text:style-name="P1"><text:soft-page-break/>EN</text:p>
      <text:p text:style-name="P1">What is it...? Do I bleed? Master... Master, I'm dying! Save me, master!</text:p>
      <text:p text:style-name="P1"/>
      <text:p text:style-name="P1">PL</text:p>
      <text:p text:style-name="P1">Mistrzu! Czy ty...?!</text:p>
      <text:p text:style-name="P1">EN</text:p>
      <text:p text:style-name="P1">Master! Would you...?!</text:p>
      <text:p text:style-name="P1"/>
      <text:p text:style-name="Standard">PL</text:p>
      <text:p text:style-name="Standard">Skoro nie udało Ci się pokonać kilku orków, nie jesteś wart mojej pomocy, </text:p>
      <text:p text:style-name="P1">Tambarosie. Przykro mi.</text:p>
      <text:p text:style-name="P1">EN</text:p>
      <text:p text:style-name="P1">As you didn't manage to beat few orcs, you aren't worth my help, Tambaros. I </text:p>
      <text:p text:style-name="P1">am sorry.</text:p>
      <text:p text:style-name="P1"/>
      <text:p text:style-name="P1">PL</text:p>
      <text:p text:style-name="P1">To koniec...</text:p>
      <text:p text:style-name="P1">EN</text:p>
      <text:p text:style-name="P1">This is the end...</text:p>
      <text:p text:style-name="P1"/>
      <text:p text:style-name="Standard">PL</text:p>
      <text:p text:style-name="Standard">Argh! Nie mogę w to uwierzyć!</text:p>
      <text:p text:style-name="P1">EN</text:p>
      <text:p text:style-name="P1">Argh! I can't believe this!</text:p>
      <text:p text:style-name="P1"/>
      <text:p text:style-name="Standard">PL</text:p>
      <text:p text:style-name="Standard">Kto... Ekhe... Kto był w stanie mnie pokonać? Mnie... Wielmożnego... </text:p>
      <text:p text:style-name="Standard">Umberga... Umberga Śmiałego z rodu... Światłych? Zresztą... To nieważne. Nie </text:p>
      <text:p text:style-name="Standard">umrę tutaj... Wzywam potężne duchy... Niech uleczą moje rany.</text:p>
      <text:p text:style-name="P1">EN</text:p>
      <text:p text:style-name="P1">Who... ekhh... Who managed to beat me? Me... the mighty... Umberg... <text:s/>Umberg </text:p>
      <text:p text:style-name="P1"><text:soft-page-break/>the Brave from the house of... Enlightened? Anyway... I don't care. I won't </text:p>
      <text:p text:style-name="P1">die here... I summon the powerful spirits... May they heal my wounds.</text:p>
      <text:p text:style-name="P1"/>
      <text:p text:style-name="Standard">PL</text:p>
      <text:p text:style-name="Standard">Słyszałem już o czymś takim. Choć ponoć tylko nekromanci mogą to uczynić. </text:p>
      <text:p text:style-name="Standard">Zmartwychwstać. To potężna sztuka, jeśli ten mag znów się odrodzi, będziemy </text:p>
      <text:p text:style-name="Standard">w niezłych opałach. Nie uda nam się wygrać takiej bitwy po raz drugi.</text:p>
      <text:p text:style-name="P1">EN</text:p>
      <text:p text:style-name="P1">I've already heard about it. However, only necromancers are able to do it. </text:p>
      <text:p text:style-name="P1">Ressurect. This is a great art. If this mage resurrected again, we would be </text:p>
      <text:p text:style-name="P1">out on a limb. We can't win this battle once again.</text:p>
      <text:p text:style-name="P1"/>
      <text:p text:style-name="Standard">PL</text:p>
      <text:p text:style-name="Standard">Sss... Oto wzywam duchy tego miejsca. Duchy moczar, które przez wieki </text:p>
      <text:p text:style-name="Standard">prowadziły nas i naszych przodków. Przybądźcie, pradawni mędrcy! Niech siły </text:p>
      <text:p text:style-name="Standard">waszych głosów zepchną tego człowieka w czeluści nicości!</text:p>
      <text:p text:style-name="P1">EN</text:p>
      <text:p text:style-name="P1">Sss... I summon the spirits of this place. The spirits of marshes, who led </text:p>
      <text:p text:style-name="P1">us and our ancestors through ages. Come forth, ancient wisemen! May the </text:p>
      <text:p text:style-name="P1">power of your voices push this human into the abysses of nonentity!</text:p>
      <text:p text:style-name="P1"/>
      <text:p text:style-name="Standard">PL</text:p>
      <text:p text:style-name="Standard">Niech siły waszych głosów zepchną tego człowieka w czeluści nicości!</text:p>
      <text:p text:style-name="P1">EN</text:p>
      <text:p text:style-name="P1">May the power of your voices push this human into the abysses of nonentity!</text:p>
      <text:p text:style-name="P1"/>
      <text:p text:style-name="P1">PL</text:p>
      <text:p text:style-name="P1">Argh! Niee... Nieeeeeee!</text:p>
      <text:p text:style-name="P1">EN</text:p>
      <text:p text:style-name="Standard"><text:span text:style-name="T1">Argh! </text:span>Nooo... Nooooooo!</text:p>
      <text:p text:style-name="Standard"/>
      <text:p text:style-name="Standard"><text:soft-page-break/>PL</text:p>
      <text:p text:style-name="Standard">To naprawdę potężne zaklęcia. Nie spodziewałem się, że ujrzę coś podobnego. </text:p>
      <text:p text:style-name="Standard">Jesteś niesamowitą wróżbitką, Emborgi-tarash.</text:p>
      <text:p text:style-name="P1">EN</text:p>
      <text:p text:style-name="P1">These are very powerful spells. I didn't expect to see something like that. </text:p>
      <text:p text:style-name="P1">You are an amazing augur, Emborgi-Tarash.</text:p>
      <text:p text:style-name="P1"/>
      <text:p text:style-name="Standard">PL</text:p>
      <text:p text:style-name="Standard">Wiele sił kosztowało mnie to zaklęcie. Mury i fortyfikacje ludzi przez wiele </text:p>
      <text:p text:style-name="Standard">wieków będą zalegać w bagniskach. Minie przynajmniej sto lat, nim ślady ich </text:p>
      <text:p text:style-name="Standard">czarów całkowicie opuszczą to miejsce. Nad tym jednak... Będą czuwać inni </text:p>
      <text:p text:style-name="P1">wróżbici.</text:p>
      <text:p text:style-name="P1">EN</text:p>
      <text:p text:style-name="P1">This spell costed me much energy. The walls and fortifications of humans </text:p>
      <text:p text:style-name="P1">will remain in the swamps for ages. At least one hundred years need to pass </text:p>
      <text:p text:style-name="P1">before the signs of their magic will have completely left this place. </text:p>
      <text:p text:style-name="P1">However... other augurs will take care of it.</text:p>
      <text:p text:style-name="P1"/>
      <text:p text:style-name="Standard">PL</text:p>
      <text:p text:style-name="Standard">Inni wróżbici? Co masz na myśli, wróżbitko?</text:p>
      <text:p text:style-name="P1">EN</text:p>
      <text:p text:style-name="P1">Other augurs? What do you mean?</text:p>
      <text:p text:style-name="P1"/>
      <text:p text:style-name="Standard">PL</text:p>
      <text:p text:style-name="Standard">W wizjach zobaczyłam przebieg nici losu, młody wodzu. Moim przeznaczeniem </text:p>
      <text:p text:style-name="Standard">jest ruszyć za Tobą, prowadząc swoje siostry i braci. Tak przepowiedział mi </text:p>
      <text:p text:style-name="Standard">nasz praojciec i tak też uczynię.</text:p>
      <text:p text:style-name="P1">EN</text:p>
      <text:p text:style-name="P1">In my visions, I have seen the chronology of the fate's threads, young </text:p>
      <text:p text:style-name="P1">ruler. My destiny is to follow you, leading my brothers and sisters. So </text:p>
      <text:p text:style-name="P1">predicted our forefather, and so will do I.</text:p>
      <text:p text:style-name="P1"><text:soft-page-break/></text:p>
      <text:p text:style-name="P1">PL</text:p>
      <text:p text:style-name="Standard"><text:span text:style-name="T1">Dobrze, wróżbitko. </text:span>Z pomocą Twoją i Twoich jaszczurów szybko powinniśmy </text:p>
      <text:p text:style-name="P1">dotrzeć do Gelu'Aben.</text:p>
      <text:p text:style-name="P1">EN</text:p>
      <text:p text:style-name="P1">Fine, augur. With the help of you and your Saurians we'll quickly reach </text:p>
      <text:p text:style-name="Standard">Gelu'Aben.</text:p>
      <text:p text:style-name="Standard"/>
      <text:p text:style-name="Standard">PL</text:p>
      <text:p text:style-name="Standard">Niedobitki magów już uciekają przez moczary. Sądzę, że nie uciekną przed </text:p>
      <text:p text:style-name="Standard">wilkami. Ludzie mieli tutaj całkiem dużo zapasów.</text:p>
      <text:p text:style-name="P1">EN</text:p>
      <text:p text:style-name="P1">The survivor mages are running away through the marches. I don't expect them </text:p>
      <text:p text:style-name="P1">to escape our wolves. Also, the humans had many supplies here.</text:p>
      <text:p text:style-name="P1"/>
      <text:p text:style-name="Standard">PL</text:p>
      <text:p text:style-name="Standard">Rozkaż naszym orkom i jaszczurom zabrać cały prowiant i wszystko, co </text:p>
      <text:p text:style-name="Standard">najpotrzebniejsze. Zaopatrzymy się i wypoczniemy. <text:span text:style-name="T1">Przeczekamy tutaj dwa dni.</text:span></text:p>
      <text:p text:style-name="P1">EN</text:p>
      <text:p text:style-name="P1">Command our orcs and Saurians to take all the supplies and the most useful </text:p>
      <text:p text:style-name="P1">things. We'll stock up and rest. We are going to leave this place in two </text:p>
      <text:p text:style-name="P1">day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L</text:p>
      <text:p text:style-name="P1">Szaleństwo Głodu</text:p>
      <text:p text:style-name="P1">EN</text:p>
      <text:p text:style-name="P1">The Madness of Hunger</text:p>
      <text:p text:style-name="P1"/>
      <text:p text:style-name="Standard">PL</text:p>
      <text:p text:style-name="Standard">Marbus jednak nie okazał dobroduszności i nie sprzymierzył się z </text:p>
      <text:p text:style-name="Standard">jaszczurami. Powiódł swoje oddziały dalej, przez zamarznięte stepy, wprost </text:p>
      <text:p text:style-name="Standard">do Sunek Dalu. Gdy odchodził, nie spojrzał za siebie. Nie mógł więc zobaczyć </text:p>
      <text:p text:style-name="Standard">stojących niepewnie jaszczurek, które żegnały orków wzrokiem pełnym </text:p>
      <text:p text:style-name="Standard">niepewności i zwątpienia. Następnym razem żaden sojusznik nie przybędzie im </text:p>
      <text:p text:style-name="P1">na ratunek.</text:p>
      <text:p text:style-name="P1">EN</text:p>
      <text:p text:style-name="P1">However, Marbus didn't show generosity and didn't ally with the Saurians. He </text:p>
      <text:p text:style-name="P1">led his units further, through the frozen steppes, into Sunek Dal. He didn't </text:p>
      <text:p text:style-name="P1"><text:soft-page-break/>look behind when he was leaving. So that he couldn't see standing unsure </text:p>
      <text:p text:style-name="P1">reptiles, full of insecurity and doubt. Next time no ally would come to </text:p>
      <text:p text:style-name="Standard">rescue them.</text:p>
      <text:p text:style-name="Standard"/>
      <text:p text:style-name="Standard">PL</text:p>
      <text:p text:style-name="Standard">Droga do Sunek Dalu była męcząca i uciążliwa, uszczupliła gromadę Marbusa z </text:p>
      <text:p text:style-name="Standard">wielu kobiet i starców. Zawierucha była tak potężna, iż droga kilka metrów </text:p>
      <text:p text:style-name="Standard">przed orkami była całkowicie niewidoczna. Trzeba było zawierzyć wargom. Poza </text:p>
      <text:p text:style-name="Standard">tym, co czekało ich w Sunek Dalu? Gorąca strawa, ciepłe łóżka i piwo </text:p>
      <text:p text:style-name="Standard">korzenne? Czy też bratobójcza walka o resztki prowiantu? Marbus nie </text:p>
      <text:p text:style-name="Standard">wiedział, choć płynąca w nim dziko krew dawała mu przeczucie nadchodzącej </text:p>
      <text:p text:style-name="P1">bitwy...</text:p>
      <text:p text:style-name="P1">EN</text:p>
      <text:p text:style-name="P1">The way to Sunek Dal was exhausting and burdensome, it decreased the Marbus' </text:p>
      <text:p text:style-name="P1">crowd by a considerable amount of women and elderly people. The blizzard was </text:p>
      <text:p text:style-name="P1">so powerful that the road few meters in front of orcs was completely </text:p>
      <text:p text:style-name="P1">invisible. They had to trust wolves. Apart from this, what did wait for them </text:p>
      <text:p text:style-name="P1">in Sunek Dal? Hot meal, warm beds and root beer? Or maybe a fratricidal </text:p>
      <text:p text:style-name="P1">fight for the rest of eatable? Although Marbus didn't know it, his wildly </text:p>
      <text:p text:style-name="P1">running blood gave him a feeling of incoming battle.</text:p>
      <text:p text:style-name="P1"/>
      <text:p text:style-name="P1">PL</text:p>
      <text:p text:style-name="P1">Trolle</text:p>
      <text:p text:style-name="P1">EN</text:p>
      <text:p text:style-name="P1">Trolls</text:p>
      <text:p text:style-name="P1"/>
      <text:p text:style-name="P1">PL</text:p>
      <text:p text:style-name="P1">Krull Skała</text:p>
      <text:p text:style-name="Standard">EN</text:p>
      <text:p text:style-name="Standard">Krull the Rock</text:p>
      <text:p text:style-name="Standard"/>
      <text:p text:style-name="Standard"><text:soft-page-break/>PL</text:p>
      <text:p text:style-name="Standard">Przeciwnicy</text:p>
      <text:p text:style-name="Standard">EN</text:p>
      <text:p text:style-name="Standard">Enemies</text:p>
      <text:p text:style-name="Standard"/>
      <text:p text:style-name="Standard">PL</text:p>
      <text:p text:style-name="Standard">Kunus Martwa Ryba</text:p>
      <text:p text:style-name="P1">EN</text:p>
      <text:p text:style-name="P1">Kunus the Dead Fish</text:p>
      <text:p text:style-name="P1"/>
      <text:p text:style-name="P1">PL</text:p>
      <text:p text:style-name="Standard">Elgerus</text:p>
      <text:p text:style-name="Standard">EN</text:p>
      <text:p text:style-name="Standard">Elgerus</text:p>
      <text:p text:style-name="Standard"/>
      <text:p text:style-name="Standard">PL</text:p>
      <text:p text:style-name="Standard">Dotrzyj do Sunek Dal</text:p>
      <text:p text:style-name="Standard">EN</text:p>
      <text:p text:style-name="Standard">Enter Sunek Dal</text:p>
      <text:p text:style-name="Standard"/>
      <text:p text:style-name="Standard">PL</text:p>
      <text:p text:style-name="Standard">A więc dotarliśmy do Sunek Dalu... Widać, że zima nie oszczędziła i tego </text:p>
      <text:p text:style-name="Standard">miejsca. Ale coś jest nie tak. Nawet przy takiej pogodzie powinniśmy zostać </text:p>
      <text:p text:style-name="P1">zauważeni przez patrole.</text:p>
      <text:p text:style-name="P1">EN</text:p>
      <text:p text:style-name="P1">So finally we reached Sunek Dal... I see that winter hasn't spared this </text:p>
      <text:p text:style-name="P1">place. But something is wrong. Although the weather is bad, we should have </text:p>
      <text:p text:style-name="Standard">been seen by patrols.</text:p>
      <text:p text:style-name="Standard"/>
      <text:p text:style-name="Standard">PL</text:p>
      <text:p text:style-name="Standard">Kuzynie, coś jest zdecydowanie na rzeczy. Wargi są niespokojne. Zachowują </text:p>
      <text:p text:style-name="Standard"><text:soft-page-break/>się, jak na bitwie. Miejmy nadzieję, że nie przybyliśmy za późno.</text:p>
      <text:p text:style-name="P1">EN</text:p>
      <text:p text:style-name="P1">My cousin, something is on. Our wolves are frantic. They behave as in a </text:p>
      <text:p text:style-name="P1">battle. I hope we are not late here.</text:p>
      <text:p text:style-name="P1"/>
      <text:p text:style-name="Standard">PL</text:p>
      <text:p text:style-name="Standard">Elgerus nigdy nie należał do opanowanych wodzów. Jeśli rozgorzała tutaj </text:p>
      <text:p text:style-name="Standard">bitwa, walczyłby do ostatniego orka, nikomu nie pozwalając uciec z pola </text:p>
      <text:p text:style-name="Standard">walki. Na razie sprawdźmy, co się stało. Byle ostrożnie. Nie chcę ryzykować </text:p>
      <text:p text:style-name="Standard">kolejnego spotkania z tymi upiorami.</text:p>
      <text:p text:style-name="P1">EN</text:p>
      <text:p text:style-name="P1">Elgerus never was a calm ruler. If there was a battle, he would have fought </text:p>
      <text:p text:style-name="P1">till last orc's death. He wouldn't let anyone run away from the battlefield. </text:p>
      <text:p text:style-name="P1">Now let's see what happened. Be careful, I don't want to meet these wraiths </text:p>
      <text:p text:style-name="Standard">again.</text:p>
      <text:p text:style-name="Standard"/>
      <text:p text:style-name="Standard">PL</text:p>
      <text:p text:style-name="Standard">To orkowie Elgerusa... Ale co oni robią!?</text:p>
      <text:p text:style-name="P1">EN</text:p>
      <text:p text:style-name="P1">These are Elgerus' orcs. But what are they doing?!</text:p>
      <text:p text:style-name="P1"/>
      <text:p text:style-name="Standard">PL</text:p>
      <text:p text:style-name="Standard">Walczcie, nędzne kundle! Walczcie, jeśli chcecie się pożywić się jedzeniem, </text:p>
      <text:p text:style-name="Standard">które ten nędzny troll przed nami ukrywa!</text:p>
      <text:p text:style-name="P1">EN</text:p>
      <text:p text:style-name="P1">Fight, poor dogs! Fight if you want to feed yourself with the food this </text:p>
      <text:p text:style-name="P1">shabby troll is hiding from us!</text:p>
      <text:p text:style-name="P1"/>
      <text:p text:style-name="Standard">PL</text:p>
      <text:p text:style-name="Standard">Ork szalony. Głód złamać jego umysł. Krull nie mieć ani trochę jadła w </text:p>
      <text:p text:style-name="P1">spiżarnie!</text:p>
      <text:p text:style-name="P1"><text:soft-page-break/>EN</text:p>
      <text:p text:style-name="P1">Orc mad! Hunger break mind. Krull not have even a bit food in garners!</text:p>
      <text:p text:style-name="P1"/>
      <text:p text:style-name="Standard">PL</text:p>
      <text:p text:style-name="Standard">Słyszeliście go, chłopcy!? Temu staremu capowi wydaje się, że może nas od </text:p>
      <text:p text:style-name="Standard">tak okłamywać! Sami wrzucimy go do gara, jeśli będzie trzeba! Tak samo, jak </text:p>
      <text:p text:style-name="Standard">jego wojowników, których złapaliśmy!</text:p>
      <text:p text:style-name="P1">EN</text:p>
      <text:p text:style-name="P1">Did you hear him, boys!? This old goat thinks he can deceive us like that! </text:p>
      <text:p text:style-name="P1">He will get thrown to the pot himself, if there is a need to do so! Just </text:p>
      <text:p text:style-name="P1">like his warriors which we caught!</text:p>
      <text:p text:style-name="P1"/>
      <text:p text:style-name="P1">PL</text:p>
      <text:p text:style-name="Standard"><text:span text:style-name="T1">Wypuść trolle. </text:span>One wam nic nie zrobiły. Złamany umysł... Wymaga złamania </text:p>
      <text:p text:style-name="Standard">kilku kości... Odbijemy naszych braci...</text:p>
      <text:p text:style-name="Standard">EN</text:p>
      <text:p text:style-name="Standard">Release trolls. <text:span text:style-name="T1">They did nothing to you. Broken mind... Needs breaking few </text:span></text:p>
      <text:p text:style-name="P1">bones... We will get our brothers back.</text:p>
      <text:p text:style-name="P1"/>
      <text:p text:style-name="Standard">PL</text:p>
      <text:p text:style-name="Standard">Co tu się dzieje na hordę?!</text:p>
      <text:p text:style-name="P1">EN</text:p>
      <text:p text:style-name="P1">For the horde, what's going on here?!</text:p>
      <text:p text:style-name="P1"/>
      <text:p text:style-name="P1">PL</text:p>
      <text:p text:style-name="P1">Inny ork?</text:p>
      <text:p text:style-name="P1">EN</text:p>
      <text:p text:style-name="P1">New orc?</text:p>
      <text:p text:style-name="P1"/>
      <text:p text:style-name="Standard">PL</text:p>
      <text:p text:style-name="Standard">Kim ty do diabła jesteś!?</text:p>
      <text:p text:style-name="P1"><text:soft-page-break/>EN</text:p>
      <text:p text:style-name="P1">Who the hell are you?</text:p>
      <text:p text:style-name="P1"/>
      <text:p text:style-name="Standard">PL</text:p>
      <text:p text:style-name="Standard">Panie, to Marbus. Wódz orków z twierdzy Bag'not. Ponoć jest miłośnikiem </text:p>
      <text:p text:style-name="Standard">goblinów i słucha się kuzyna, który sypia z kundlem.</text:p>
      <text:p text:style-name="P1">EN</text:p>
      <text:p text:style-name="P1">Lord, this is Marbus. He is a ruler from Bag'not Fortress. He's heard to be </text:p>
      <text:p text:style-name="P1">a friend of goblins and he listens his cousin, who sleeps with his dog.</text:p>
      <text:p text:style-name="P1"/>
      <text:p text:style-name="Standard">PL</text:p>
      <text:p text:style-name="Standard">Tak. Tak... Słyszałem o nim. Śmieć niewart posłuchu... Wyrżnąć go! Na pewno </text:p>
      <text:p text:style-name="Standard">przyniósł ze sobą wystarczająco jedzenia, by napełnić nasze brzuchy!</text:p>
      <text:p text:style-name="P1">EN</text:p>
      <text:p text:style-name="P1">Yes, yes. I have heard about him. Rubbish not worth listening... Kill him! </text:p>
      <text:p text:style-name="P1">Surely, he brought enough food to fill our maws!</text:p>
      <text:p text:style-name="P1"/>
      <text:p text:style-name="Standard">PL</text:p>
      <text:p text:style-name="Standard">Ale... Panie... Jest ich niemalże tylu, co nas...</text:p>
      <text:p text:style-name="P1">EN</text:p>
      <text:p text:style-name="P1">But... Lord... They're almost as many as we...</text:p>
      <text:p text:style-name="P1"/>
      <text:p text:style-name="Standard">PL</text:p>
      <text:p text:style-name="Standard">Zamknij się, Kunus! Ja tutaj dowodzę! Zatem, Marbusie, mam nadzieję, że </text:p>
      <text:p text:style-name="Standard">naostrzyłeś swój miecz. Pozwolę Ci nim poderżnąć sobie gardło, gdy moi </text:p>
      <text:p text:style-name="Standard">orkowie Cię już dopadną.</text:p>
      <text:p text:style-name="Standard">EN</text:p>
      <text:p text:style-name="Standard">Shut up, Kunus! <text:span text:style-name="T1">I am the commander! So, Marbus, I hope you've sharpened your </text:span></text:p>
      <text:p text:style-name="P1">sword. I'll let myself silt your throat, when my orcs catch you.</text:p>
      <text:p text:style-name="P1"/>
      <text:p text:style-name="Standard">PL</text:p>
      <text:p text:style-name="Standard"><text:soft-page-break/>To chore... Nie dał nam nawet dojść do słowa. I ta rzeź... Naprawdę chcieli </text:p>
      <text:p text:style-name="Standard">wyrżnąć trolle...</text:p>
      <text:p text:style-name="P1">EN</text:p>
      <text:p text:style-name="P1">It's sick... He didn't even let us get a word. And this slaughter... They </text:p>
      <text:p text:style-name="P1">really want to butcher these trolls...</text:p>
      <text:p text:style-name="P1"/>
      <text:p text:style-name="Standard">PL</text:p>
      <text:p text:style-name="Standard">A więc tak... Najpierw umarli, potem zawierucha, a teraz przyjdzie nam </text:p>
      <text:p text:style-name="Standard">walczyć przeciw naszym braciom. Ale czy dają nam wyjście?</text:p>
      <text:p text:style-name="P1">EN</text:p>
      <text:p text:style-name="P1">So firstly undead, then chaos, and now we're going to fight our brothers. </text:p>
      <text:p text:style-name="P1">But... do they propose any solution?</text:p>
      <text:p text:style-name="P1"/>
      <text:p text:style-name="Standard">PL</text:p>
      <text:p text:style-name="Standard">Inny ork... Mądry ork? Trolle pomogą pokonać orka ze złamanym umysłem.</text:p>
      <text:p text:style-name="P1">EN</text:p>
      <text:p text:style-name="P1">New orc? Wise orc? Trolls help beat broken mind orc.</text:p>
      <text:p text:style-name="P1"/>
      <text:p text:style-name="Standard">PL</text:p>
      <text:p text:style-name="Standard">Tak... To uczciwa oferta. Pozbądźmy się ich, a potem zastanowimy się, co </text:p>
      <text:p text:style-name="P1">czynić dalej.</text:p>
      <text:p text:style-name="P1">EN</text:p>
      <text:p text:style-name="P1">Yes... This is a fair offer. Let's get rid of them, and then we'll think </text:p>
      <text:p text:style-name="Standard">what to do later.</text:p>
      <text:p text:style-name="Standard"/>
      <text:p text:style-name="Standard">PL</text:p>
      <text:p text:style-name="Standard">Zdaje się, że Elgerus schwytał trolle do klatek. Może uda nam się je uwolnić.</text:p>
      <text:p text:style-name="P1">EN</text:p>
      <text:p text:style-name="P1">It seems that Elgerus caged some trolls. Maybe we can free them.</text:p>
      <text:p text:style-name="P1"/>
      <text:p text:style-name="Standard">PL</text:p>
      <text:p text:style-name="Standard"><text:soft-page-break/>Wymarsz, dzieci. Pora bić. <text:span text:style-name="T1">Pora bardzo mocno bić.</text:span></text:p>
      <text:p text:style-name="P1">EN</text:p>
      <text:p text:style-name="P1">Forward, children. Time to punch. Time to punch very, very hard.</text:p>
      <text:p text:style-name="P1"/>
      <text:p text:style-name="Standard">PL</text:p>
      <text:p text:style-name="Standard">Pokonaj wrogich przywódców orków</text:p>
      <text:p text:style-name="Standard">EN</text:p>
      <text:p text:style-name="P1">Defeat enemy orcish leaders</text:p>
      <text:p text:style-name="P1"/>
      <text:p text:style-name="P1">PL</text:p>
      <text:p text:style-name="P1">Śmierć Krulla Skały</text:p>
      <text:p text:style-name="P1">EN</text:p>
      <text:p text:style-name="P1">Death of Krull the Rock</text:p>
      <text:p text:style-name="P1"/>
      <text:p text:style-name="P1">PL</text:p>
      <text:p text:style-name="Standard">Ahh... Jak mogłeś... Ty... Ty... <text:span text:style-name="T1">Bratobójco!</text:span></text:p>
      <text:p text:style-name="P1">EN</text:p>
      <text:p text:style-name="Standard"><text:span text:style-name="T1">Argh... How could you... </text:span>You... You... You fratricide!</text:p>
      <text:p text:style-name="Standard"/>
      <text:p text:style-name="Standard">PL</text:p>
      <text:p text:style-name="Standard">Nie my chcieliśmy rozpocząć tę bitwę... <text:span text:style-name="T1">Żegnaj, bracie...</text:span></text:p>
      <text:p text:style-name="P1">EN</text:p>
      <text:p text:style-name="Standard"><text:span text:style-name="T1">It wasn't us who wanted to start this battle. </text:span>Farewell, brother...</text:p>
      <text:p text:style-name="Standard"/>
      <text:p text:style-name="Standard">PL</text:p>
      <text:p text:style-name="Standard">Grr... Dobry z Ciebie wojownik... Marbus... Ale i tak nie masz szans... </text:p>
      <text:p text:style-name="Standard">Zawierucha, głód... Wykończy Cię to, tak jak wykończyło mnie...</text:p>
      <text:p text:style-name="P1">EN</text:p>
      <text:p text:style-name="P1">Grr... You are a good warrior... Marbus... But you don't stand a chance </text:p>
      <text:p text:style-name="P1">anyway... Turmoil, hunger... It will destroy you, just like it destroyed me.</text:p>
      <text:p text:style-name="P1"/>
      <text:p text:style-name="Standard"><text:soft-page-break/>PL</text:p>
      <text:p text:style-name="Standard">Zdaje się, że chwilę przed śmiercią odzyskał odrobinę rozsądku... <text:span text:style-name="T1">Ciekawe, </text:span></text:p>
      <text:p text:style-name="P1">co ma do powiedzenia.</text:p>
      <text:p text:style-name="P1">EN</text:p>
      <text:p text:style-name="P1">It seems that a moment before his death, he restored a bit of sanity... I </text:p>
      <text:p text:style-name="P1">wonder what does he have to say.</text:p>
      <text:p text:style-name="P1"/>
      <text:p text:style-name="P1">PL</text:p>
      <text:p text:style-name="Standard"><text:span text:style-name="T1">Nie przetrwasz... </text:span>Ale dziękuję Ci... Zginąłem jako wojownik... A podczas </text:p>
      <text:p text:style-name="Standard">walki udało mi się... Zapomnieć... O głodzie... Po prostu zapomnieć...</text:p>
      <text:p text:style-name="P1">EN</text:p>
      <text:p text:style-name="P1">You won't survive... But thank you... I died as a warrior... And during this </text:p>
      <text:p text:style-name="P1">fight, I managed to... Forget... The hunger... Just forget...</text:p>
      <text:p text:style-name="P1"/>
      <text:p text:style-name="Standard">PL</text:p>
      <text:p text:style-name="Standard">Żegnaj... Nie zostaniesz zapomniany.</text:p>
      <text:p text:style-name="P1">EN</text:p>
      <text:p text:style-name="P1">Farewell... You won't be forgotten.</text:p>
      <text:p text:style-name="P1"/>
      <text:p text:style-name="Standard">PL</text:p>
      <text:p text:style-name="Standard">To by było na tyle...</text:p>
      <text:p text:style-name="Standard">EN</text:p>
      <text:p text:style-name="Standard">And that's it...</text:p>
      <text:p text:style-name="Standard"/>
      <text:p text:style-name="Standard">PL</text:p>
      <text:p text:style-name="Standard">Wyrżnęliśmy wszystkich wojowników. Zostali tylko orkowie niezdolni do walki. </text:p>
      <text:p text:style-name="Standard">Co z nimi zrobić, kuzynie?</text:p>
      <text:p text:style-name="P1">EN</text:p>
      <text:p text:style-name="P1">Only the orcs unable to fight are still alive. What shall we do with them, </text:p>
      <text:p text:style-name="Standard">cousin?</text:p>
      <text:p text:style-name="Standard"/>
      <text:p text:style-name="Standard"><text:soft-page-break/>PL</text:p>
      <text:p text:style-name="Standard">Nie potrzeba nam więcej mord do wykarmienia, jednak nie powyrzynam tych, </text:p>
      <text:p text:style-name="Standard">którzy nie podnięśli na nas ręki. Wcielcie ich do kobiet i dzieci, którzy </text:p>
      <text:p text:style-name="P1">idą razem z nami.</text:p>
      <text:p text:style-name="P1">EN</text:p>
      <text:p text:style-name="P1">No more slaughters we need to do, and I won't kill the ones who didn't fight </text:p>
      <text:p text:style-name="P1">us. They'll join our women and children, following us. </text:p>
      <text:p text:style-name="P1"/>
      <text:p text:style-name="Standard">PL</text:p>
      <text:p text:style-name="Standard">Wódz ork - mądry ork. Przewodzić lepiej, niż poprzedni. Trolle chętnie </text:p>
      <text:p text:style-name="Standard">przyłączyć się do wodza orka.</text:p>
      <text:p text:style-name="P1">EN</text:p>
      <text:p text:style-name="P1">Orc ruler - wise orc. Rules better than formers. Trolls willingly join orc </text:p>
      <text:p text:style-name="Standard">ruler.</text:p>
      <text:p text:style-name="Standard"/>
      <text:p text:style-name="Standard">PL</text:p>
      <text:p text:style-name="Standard">Wsparcie ze strony trolli byłoby nieocenione w takim terenie.</text:p>
      <text:p text:style-name="P1">EN</text:p>
      <text:p text:style-name="P1">The help of trolls would be very useful in this terrain.</text:p>
      <text:p text:style-name="P1"/>
      <text:p text:style-name="Standard">PL</text:p>
      <text:p text:style-name="Standard">Chętnie przyłączę do swojej armii Ciebie i Twoje szczenięta, trollu.</text:p>
      <text:p text:style-name="P1">EN</text:p>
      <text:p text:style-name="P1">I'm glad to include you and your whelps in my army, troll.</text:p>
      <text:p text:style-name="P1"/>
      <text:p text:style-name="Standard">PL</text:p>
      <text:p text:style-name="Standard">W takim razie ja i moje dzieci będziemy bić się dla Ciebie.</text:p>
      <text:p text:style-name="P1">EN</text:p>
      <text:p text:style-name="P1">So I and my children will fight for you.</text:p>
      <text:p text:style-name="P1"/>
      <text:p text:style-name="P1">PL</text:p>
      <text:p text:style-name="P1"><text:soft-page-break/>Brog Dogg</text:p>
      <text:p text:style-name="P1">EN</text:p>
      <text:p text:style-name="P1">Brog Dogg</text:p>
      <text:p text:style-name="P1"/>
      <text:p text:style-name="Standard">PL</text:p>
      <text:p text:style-name="Standard">Nasz najlepszy wojownik! Silny, silny... Teraz razem zmiażdżymy wroga!</text:p>
      <text:p text:style-name="Standard">EN</text:p>
      <text:p text:style-name="Standard">Our best warrior! <text:span text:style-name="T1">Strong, strong... Now crush foes together!</text:span></text:p>
      <text:p text:style-name="P1"/>
      <text:p text:style-name="Standard">PL</text:p>
      <text:p text:style-name="Standard">Wypuśćcie mnie, a pokażę temu orkowi, kto tutaj rządzi!</text:p>
      <text:p text:style-name="P1">EN</text:p>
      <text:p text:style-name="P1">Release me, and I will show this orc, who is the boss!</text:p>
      <text:p text:style-name="P1"/>
      <text:p text:style-name="P1">PL</text:p>
      <text:p text:style-name="P1">Ug ug!</text:p>
      <text:p text:style-name="P1">EN</text:p>
      <text:p text:style-name="P1">Ugg ugg!</text:p>
      <text:p text:style-name="P1"/>
      <text:p text:style-name="P1">PL</text:p>
      <text:p text:style-name="P1">Jesteś wolny, bracie!</text:p>
      <text:p text:style-name="P1">EN</text:p>
      <text:p text:style-name="P1">You are free, brother!</text:p>
      <text:p text:style-name="P1"/>
      <text:p text:style-name="P1">PL</text:p>
      <text:p text:style-name="P1">Klatka otwarta!</text:p>
      <text:p text:style-name="P1">EN</text:p>
      <text:p text:style-name="P1">The cage is open!</text:p>
      <text:p text:style-name="P1"/>
      <text:p text:style-name="Standard">PL</text:p>
      <text:p text:style-name="Standard">Daro Wogum</text:p>
      <text:p text:style-name="Standard"><text:soft-page-break/>EN</text:p>
      <text:p text:style-name="Standard">Daro Wogum</text:p>
      <text:p text:style-name="Standard"/>
      <text:p text:style-name="Standard">PL</text:p>
      <text:p text:style-name="Standard">To być troll szaman, wielki wojownik i mag! On musieć dołączyć do walki!</text:p>
      <text:p text:style-name="P1">EN</text:p>
      <text:p text:style-name="P1">He be troll shaman, great fighter and mage! He must join the fight!</text:p>
      <text:p text:style-name="P1"/>
      <text:p text:style-name="Standard">PL</text:p>
      <text:p text:style-name="Standard">Ktoś o jego umiejętnościach byłby niebywale użyteczny w walce z nieumarłymi.</text:p>
      <text:p text:style-name="P1">EN</text:p>
      <text:p text:style-name="P1">Someone of his skills would be inexpressibly useful in fighting undead.</text:p>
      <text:p text:style-name="P1"/>
      <text:p text:style-name="Standard">PL</text:p>
      <text:p text:style-name="Standard">Masz rację... Natychmiast wypuście i nakarmcie tego trolla!</text:p>
      <text:p text:style-name="P1">EN</text:p>
      <text:p text:style-name="P1">You are right... Immediately free and feed this troll!</text:p>
      <text:p text:style-name="P1"/>
      <text:p text:style-name="Standard">PL</text:p>
      <text:p text:style-name="Standard">Boda Budu</text:p>
      <text:p text:style-name="Standard">EN</text:p>
      <text:p text:style-name="Standard">Boda Budu</text:p>
      <text:p text:style-name="Standard"/>
      <text:p text:style-name="Standard">PL</text:p>
      <text:p text:style-name="Standard">To być nasz mistrz w rzucie głazem! Nikt nie potrafi miotać kamieniem tak </text:p>
      <text:p text:style-name="P1">daleko jak on!</text:p>
      <text:p text:style-name="P1">EN</text:p>
      <text:p text:style-name="P1">This is our master in boulder throw! None throws stones as far as him!</text:p>
      <text:p text:style-name="P1"/>
      <text:p text:style-name="Standard">PL</text:p>
      <text:p text:style-name="Standard">Oby był w stanie rzucać równie celnie, co mocno.</text:p>
      <text:p text:style-name="P1"><text:soft-page-break/>EN</text:p>
      <text:p text:style-name="P1">Hopefully his aim will be just as good.</text:p>
      <text:p text:style-name="P1"/>
      <text:p text:style-name="Standard">PL</text:p>
      <text:p text:style-name="Standard">To moja młode! Wypuścić one z klatek!</text:p>
      <text:p text:style-name="P1">EN</text:p>
      <text:p text:style-name="P1">Those mine young! Let those out cages!</text:p>
      <text:p text:style-name="P1"/>
      <text:p text:style-name="Standard">PL</text:p>
      <text:p text:style-name="Standard">Troll z tej klatki jest już wolny!</text:p>
      <text:p text:style-name="P1">EN</text:p>
      <text:p text:style-name="P1">The troll from this cage is free now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PL</text:p>
      <text:p text:style-name="P1">Cud nad Gelu-Aben </text:p>
      <text:p text:style-name="P1">EN</text:p>
      <text:p text:style-name="P1">Miracle of Gelu-Aben</text:p>
      <text:p text:style-name="P1"/>
      <text:p text:style-name="Standard">PL</text:p>
      <text:p text:style-name="Standard">Czarodzieje i ich potężna magia upadła pod naciskiem orkowych mieczy. Mroźna </text:p>
      <text:p text:style-name="Standard">północ okazała się złym miejscem na ćwiczenia magiczne i ludzką pychę, a </text:p>
      <text:p text:style-name="Standard">uciskana rasa jaszczurów jeszcze raz pokazała ile jest warta. W podbitych </text:p>
      <text:p text:style-name="Standard">fortyfikacjach orkowie znaleźli sporo kosztowności, żywności oraz opału. </text:p>
      <text:p text:style-name="Standard">Przez okrągły tydzień mogli więc biesiadować i ogrzewać się przy kominkach. </text:p>
      <text:p text:style-name="Standard">W tym czasie coraz to nowe plemiona gadów przybywały do swojego dawnego </text:p>
      <text:p text:style-name="Standard">domu. W końcu jednak trzeba było ruszyć do Gelu'Aben, pozostawiając za sobą </text:p>
      <text:p text:style-name="P1">uratowane jaszczury.</text:p>
      <text:p text:style-name="P1">EN</text:p>
      <text:p text:style-name="P1">The wizards and their powerful magic fell under the pressure of orcish </text:p>
      <text:p text:style-name="P1">swords. Frosty north turned out to be a wrong place for magic exercises and </text:p>
      <text:p text:style-name="P1">human pride and the oppressed Saurian once more showed how much it is worth. </text:p>
      <text:p text:style-name="P1">Inside the conquered fortifications orcs found many treasures, much food and </text:p>
      <text:p text:style-name="P1">fuel. So that they could feast during the round week, warming next to </text:p>
      <text:p text:style-name="P1">fireplaces. Simultaneously newer and newer reptile tribes were arrriving to </text:p>
      <text:p text:style-name="P1">their old home. However, finally they had to set off to Gelu'Aben, leaving </text:p>
      <text:p text:style-name="Standard">rescued Saurians behind.</text:p>
      <text:p text:style-name="Standard"/>
      <text:p text:style-name="Standard">PL</text:p>
      <text:p text:style-name="Standard">Bitwa w Sunek Dalu zakończyła się zwycięsko, choć nikt nie świętował. Wielu </text:p>
      <text:p text:style-name="Standard">orków z kampanii Marbusa miało tutaj krewniaków, którzy teraz płonęli na </text:p>
      <text:p text:style-name="Standard"><text:soft-page-break/>stosach pogrzebowych. Okazało się, że tutejsze fortece nie były w równie </text:p>
      <text:p text:style-name="Standard">kiepskim stanie, jak te w Bag'not. Brak żywności i opału sprawił, że płonące </text:p>
      <text:p text:style-name="Standard">ciała poległych były jedynym źródłem ciepła. Krull Skała i jego trolle </text:p>
      <text:p text:style-name="Standard">zebrały się jeszcze tego samego dnia, a cała gromada ruszyła w drogę do </text:p>
      <text:p text:style-name="Standard">Gelu'Aben późnym wieczorem, nie chcąc zostawać w tym miejscu ani chwili </text:p>
      <text:p text:style-name="P1">dłużej.</text:p>
      <text:p text:style-name="P1">EN</text:p>
      <text:p text:style-name="P1">The battle of Sunek Dal ended victorious, although noone celebrated it. Here </text:p>
      <text:p text:style-name="P1">had lived many relatives of orcs from Marbus' campaign, and now those were </text:p>
      <text:p text:style-name="P1">burning on funeral stakes. It turned out that fortresses weren't in such a </text:p>
      <text:p text:style-name="P1">bad state as Bag'not ones. The lack of food and fuel made burning bodies of </text:p>
      <text:p text:style-name="P1">killed the only source of heat. Krull the Rock and his trolls met once again </text:p>
      <text:p text:style-name="P1">the same day and the whole troop set off to Gelu'Aben in the late evening, </text:p>
      <text:p text:style-name="P1">not willing to stay at this place any longer.</text:p>
      <text:p text:style-name="P1"/>
      <text:p text:style-name="Standard">PL</text:p>
      <text:p text:style-name="Standard">Droga do orkowej stolicy usiana była trudnościami. Wprawdzie zwiadowcy nie </text:p>
      <text:p text:style-name="Standard">donosili już o pojawiających się upiorach, jednak pojawiło się nowe </text:p>
      <text:p text:style-name="Standard">zagrożenie: patrole ludzi, elfów i krasnoludów. Sojusz Północy co prawda </text:p>
      <text:p text:style-name="Standard">istniał, a niektóre orkowe plemiona cieszyły się jego szacunkiem, niemniej </text:p>
      <text:p text:style-name="Standard">jednak było to zbyt mało, by nie zaatakować przemieszczającego się, </text:p>
      <text:p text:style-name="Standard">osłabionego klanu Marbusa. Możliwe było też, że ktoś skojarzy sam klan ze </text:p>
      <text:p text:style-name="P1">zniszczeniem Seledynowego Miasta.</text:p>
      <text:p text:style-name="P1">EN</text:p>
      <text:p text:style-name="P1">The way to the orcish capital was full of difficulties. Although the scouts </text:p>
      <text:p text:style-name="P1">didn't report appearing wraiths anymore, a new danger occured: human, elvish </text:p>
      <text:p text:style-name="P1">and dwarvish patrols. Northern Alliance did exist and even some orcish </text:p>
      <text:p text:style-name="P1">tribes were respected by it. However, it was too little not to attack a </text:p>
      <text:p text:style-name="P1">moving weakened Marbus' clan. Also, someone may have connected the clan with </text:p>
      <text:p text:style-name="Standard">destruction of Celadon City.</text:p>
      <text:p text:style-name="Standard"/>
      <text:p text:style-name="Standard"><text:soft-page-break/>PL</text:p>
      <text:p text:style-name="Standard">Dobrą niespodzianką był fakt, że czym dalej od nieumarłych, tym więcej </text:p>
      <text:p text:style-name="Standard">zwierzyny można było znaleźć w lasach. Cała podróż okazała się nie być tak </text:p>
      <text:p text:style-name="Standard">zła, jak wszyscy przewidywali. Nadzieja na zakończenie tego koszmaru </text:p>
      <text:p text:style-name="Standard">rozwiała się jednak podczas ostatniej nocy przed dojściem do Gelu'Aben. Z </text:p>
      <text:p text:style-name="Standard">miejsca, gdzie miała znajdować się stolica, unosił się bowiem dym. Choć nikt </text:p>
      <text:p text:style-name="Standard">z orków o tym nie rozmawiał, wszyscy spodziewali się najgorszego. </text:p>
      <text:p text:style-name="P1">EN</text:p>
      <text:p text:style-name="P1">A nice surprise was the fact that the further from undead they were, the </text:p>
      <text:p text:style-name="P1">more animals could they find in the woods. The whole journey turned out to </text:p>
      <text:p text:style-name="P1">be not so bad as everyone expected. Unfortunately, the hope to end this </text:p>
      <text:p text:style-name="P1">nightmare dispelled during the last night before reaching Gelu'Aben. From </text:p>
      <text:p text:style-name="P1">the place where the capital was supposed to lie, smoke was floating. </text:p>
      <text:p text:style-name="P1">Although no orc talked about it, everyone expected the worst.</text:p>
      <text:p text:style-name="P1"/>
      <text:p text:style-name="Standard">PL</text:p>
      <text:p text:style-name="Standard">O świecie przybył Kochan wraz ze swoimi zwiadowcami. Gewold wciąż bronił się </text:p>
      <text:p text:style-name="Standard">w fortecy, otoczony przez wojska Sojuszu Północy i krasnoludzkiego klanu </text:p>
      <text:p text:style-name="Standard">Śnieżnostopych. Marbus oczywiście zebrał swoje oddziały i ruszył im na </text:p>
      <text:p text:style-name="P1">ratunek.</text:p>
      <text:p text:style-name="P1">EN</text:p>
      <text:p text:style-name="P1">At dawn, Kochan and his scouts came. Gewold kept on defending in the </text:p>
      <text:p text:style-name="P1">fortress, surrounded by army of Northern Alliance and dwarvish clan of </text:p>
      <text:p text:style-name="P1">Snowfeet. Obviously, Marbus gathered his units and went to rescue them.</text:p>
      <text:p text:style-name="P1"/>
      <text:p text:style-name="P1">PL</text:p>
      <text:p text:style-name="P1">Gewold</text:p>
      <text:p text:style-name="P1">EN</text:p>
      <text:p text:style-name="P1">Gewold</text:p>
      <text:p text:style-name="P1"/>
      <text:p text:style-name="P1">PL</text:p>
      <text:p text:style-name="P1"><text:soft-page-break/>Generał Helias</text:p>
      <text:p text:style-name="P1">EN</text:p>
      <text:p text:style-name="P1">General Helias</text:p>
      <text:p text:style-name="P1"/>
      <text:p text:style-name="P1">PL</text:p>
      <text:p text:style-name="P1">Raslaw Śnieżnostopy</text:p>
      <text:p text:style-name="P1">EN</text:p>
      <text:p text:style-name="P1">Raslav the Snowfeet</text:p>
      <text:p text:style-name="P1"/>
      <text:p text:style-name="P1">PL</text:p>
      <text:p text:style-name="P1">Forteca Gelu'Aben</text:p>
      <text:p text:style-name="Standard">EN</text:p>
      <text:p text:style-name="Standard">Gelu'Aben Fortress</text:p>
      <text:p text:style-name="Standard"/>
      <text:p text:style-name="Standard">PL</text:p>
      <text:p text:style-name="Standard">Wielki Suwerenie! Jakieś oddziały pojawiły się na południu! <text:span text:style-name="T1">To chyba... To </text:span></text:p>
      <text:p text:style-name="P1">orkowie!</text:p>
      <text:p text:style-name="P1">EN</text:p>
      <text:p text:style-name="P1">Great Souvereign! Some units appeared in the south! They seem... They are </text:p>
      <text:p text:style-name="P1">orcs!</text:p>
      <text:p text:style-name="P1"/>
      <text:p text:style-name="Standard">PL</text:p>
      <text:p text:style-name="Standard">Przeklęty Sojusz! Teraz każą mi jeszcze walczyć z własnymi braćmi? Zdrajcy! </text:p>
      <text:p text:style-name="Standard">Gelu'Aben nie upadnie, nie pozwolę na to! Przyślijcie więcej kuszników!</text:p>
      <text:p text:style-name="P1">EN</text:p>
      <text:p text:style-name="P1">Cursed Alliance! So now they tell me to fight my own brothers? Betrayers! </text:p>
      <text:p text:style-name="P1">Gelu'Aben shall not fall! I won't let it! Send me more crossbowmen!</text:p>
      <text:p text:style-name="P1"/>
      <text:p text:style-name="Standard">PL</text:p>
      <text:p text:style-name="Standard">Kusznicy już się skończyli... Nie mamy nawet już kusz w zbrojowniach, Wielki </text:p>
      <text:p text:style-name="Standard">Suwerenie.</text:p>
      <text:p text:style-name="Standard"><text:soft-page-break/>EN</text:p>
      <text:p text:style-name="Standard">We've already run out of crossbowmen... We even don't have any crossbows in </text:p>
      <text:p text:style-name="Standard">the armories, Great Souvereign.</text:p>
      <text:p text:style-name="Standard"/>
      <text:p text:style-name="Standard">PL</text:p>
      <text:p text:style-name="Standard">Więcej kuszników, mówię!</text:p>
      <text:p text:style-name="Standard">EN</text:p>
      <text:p text:style-name="Standard">More crossbowmen, I said!</text:p>
      <text:p text:style-name="Standard"/>
      <text:p text:style-name="Standard">PL</text:p>
      <text:p text:style-name="Standard">Zdaje się, że nic się nie zmienił przez ostatnie lata... Oblężenie nie </text:p>
      <text:p text:style-name="Standard">potrwa już długo, znaczna część jego wojska już nie żyje.</text:p>
      <text:p text:style-name="Standard">EN</text:p>
      <text:p text:style-name="Standard">He doesn't seem to have changed for last few years... The siege won't take </text:p>
      <text:p text:style-name="Standard">much time, most of his army is already killed.</text:p>
      <text:p text:style-name="Standard"/>
      <text:p text:style-name="Standard">PL</text:p>
      <text:p text:style-name="Standard">Zapach krwi i dymu jest tutaj bardzo silny... Niedługo zwabi upiory. </text:p>
      <text:p text:style-name="Standard">Powinniśmy oddalić się z tego miejsca jak najdalej, gdy tylko pomożemy Twoim </text:p>
      <text:p text:style-name="Standard">przyjaciołom.</text:p>
      <text:p text:style-name="Standard">EN</text:p>
      <text:p text:style-name="Standard">The smell of blood and smoke is very strong here... It will lore wraiths </text:p>
      <text:p text:style-name="Standard">soon. We should go far away, when we have helped your friends.</text:p>
      <text:p text:style-name="Standard"/>
      <text:p text:style-name="Standard">PL</text:p>
      <text:p text:style-name="Standard">Nie wiem, co powinniśmy zrobić. Gelu'Aben było ostatnią deską ratunku. </text:p>
      <text:p text:style-name="Standard">Jesteśmy w patowej sytuacji.</text:p>
      <text:p text:style-name="Standard">EN</text:p>
      <text:p text:style-name="Standard">I don't know what to do. Gelu'Aben was our last recourse. Our situation is </text:p>
      <text:p text:style-name="Standard">standoff.</text:p>
      <text:p text:style-name="Standard"/>
      <text:p text:style-name="Standard"><text:soft-page-break/>PL</text:p>
      <text:p text:style-name="Standard">Hau, hau!</text:p>
      <text:p text:style-name="Standard">EN</text:p>
      <text:p text:style-name="Standard">Warf, warf!</text:p>
      <text:p text:style-name="Standard"/>
      <text:p text:style-name="Standard">PL</text:p>
      <text:p text:style-name="Standard">Gewold-ork jest w tarapatach. Długouchy, białoskórzy i karły nie </text:p>
      <text:p text:style-name="Standard">odpuszczają. Jeśli wygramy, przyjdą znowu.</text:p>
      <text:p text:style-name="Standard">EN</text:p>
      <text:p text:style-name="Standard">Gewold-orc is out on a limb. Longeary, whiteskinny and gnomes don't give up. </text:p>
      <text:p text:style-name="Standard">If we win, they come again.</text:p>
      <text:p text:style-name="Standard"/>
      <text:p text:style-name="Standard">PL</text:p>
      <text:p text:style-name="Standard">Też się o to martwię. Sojusz Północy nigdy nie ustępuje. W Gelu'Aben nie </text:p>
      <text:p text:style-name="Standard">będziemy już bezpieczni. Niemniej jednak, będziemy musieli pomóc Gewoldowi!</text:p>
      <text:p text:style-name="Standard">EN</text:p>
      <text:p text:style-name="Standard">I'm worried about it too. The Northern Alliance never gives up. In Gelu'Aben </text:p>
      <text:p text:style-name="Standard">we won't be safe anymore. However, we'll have to help Gewold!</text:p>
      <text:p text:style-name="Standard"/>
      <text:p text:style-name="Standard">PL</text:p>
      <text:p text:style-name="Standard">&lt;i&gt;Bawi się radośnie z trollim szczenięciem.&lt;/i&gt;</text:p>
      <text:p text:style-name="Standard">EN</text:p>
      <text:p text:style-name="Standard">&lt;i&gt;is playing joyfully with a troll whelp&lt;/i&gt;</text:p>
      <text:p text:style-name="Standard"/>
      <text:p text:style-name="Standard">PL</text:p>
      <text:p text:style-name="Standard">Gewold! Zostaw już tych kuszników, idziemy Ci z pomocą! Szykuj strawę i </text:p>
      <text:p text:style-name="Standard">napitek!</text:p>
      <text:p text:style-name="Standard">EN</text:p>
      <text:p text:style-name="Standard">Gewold! Leave these crossbowmen, we are going to help you! Prepare meals and </text:p>
      <text:p text:style-name="Standard">drinks!</text:p>
      <text:p text:style-name="Standard"/>
      <text:p text:style-name="Standard"><text:soft-page-break/>PL</text:p>
      <text:p text:style-name="Standard">Cholera... To Marbus... Nie sądziłem, że go tutaj zobaczę... Marbus! Po </text:p>
      <text:p text:style-name="Standard">cholerę się tutaj zjawiłeś? Jak widzisz, świetnie sobie radzę! Sprowadziłem </text:p>
      <text:p text:style-name="Standard">tu i Sojusz, i Krasnoludy! Teraz nie muszę się za nimi uganiać, załatwię ich </text:p>
      <text:p text:style-name="Standard">obu przed swoją twierdzą!</text:p>
      <text:p text:style-name="Standard">EN</text:p>
      <text:p text:style-name="Standard">Gosh... This is Marbus... I didn't expect to see him here... Marbus! Why the </text:p>
      <text:p text:style-name="Standard">hell did you come here? As you can see, I can deal with them easily. I </text:p>
      <text:p text:style-name="Standard">brought here both Alliance and dwarves. I don't have to go after them, I'll </text:p>
      <text:p text:style-name="Standard">kill both of them in front of my stronghold!</text:p>
      <text:p text:style-name="Standard"/>
      <text:p text:style-name="Standard">PL</text:p>
      <text:p text:style-name="Standard">Naprawdę nic się nie zmienił...</text:p>
      <text:p text:style-name="Standard">EN</text:p>
      <text:p text:style-name="Standard">Really... He hasn't changed even a bit.</text:p>
      <text:p text:style-name="Standard"/>
      <text:p text:style-name="Standard">PL</text:p>
      <text:p text:style-name="Standard">Niemniej jednak, zostaw trochę tych żółtodziobów dla mnie! Moje wargi </text:p>
      <text:p text:style-name="Standard">najedzą się ich mięsem!</text:p>
      <text:p text:style-name="Standard">EN</text:p>
      <text:p text:style-name="Standard">However, leave me some of these greenhorns. My wargs will feed themselves </text:p>
      <text:p text:style-name="Standard">with their meat!</text:p>
      <text:p text:style-name="Standard"/>
      <text:p text:style-name="Standard">PL</text:p>
      <text:p text:style-name="Standard">Widzę, że mamy kłopoty... Mości Heliasie, zapewniałeś mnie, że orkowie nie </text:p>
      <text:p text:style-name="Standard">mogą liczyć na żadne wsparcie z zewnątrz!</text:p>
      <text:p text:style-name="Standard">EN</text:p>
      <text:p text:style-name="Standard">It seems we are in trouble. Lord Helias, you convinced me that the orcs </text:p>
      <text:p text:style-name="Standard">cannot expect any help from outside!</text:p>
      <text:p text:style-name="Standard"/>
      <text:p text:style-name="Standard">PL</text:p>
      <text:p text:style-name="Standard"><text:soft-page-break/>To bez znaczenia... Siły Sojuszu Północy są w stanie poradzić sobie z każdym </text:p>
      <text:p text:style-name="Standard">zagrożeniem.</text:p>
      <text:p text:style-name="Standard">EN</text:p>
      <text:p text:style-name="Standard">It doesn't matter... The Northern Alliance forces can deal with any danger.</text:p>
      <text:p text:style-name="Standard"/>
      <text:p text:style-name="Standard">PL</text:p>
      <text:p text:style-name="Standard">Doprawdy? W naszych klanach aż huczy od plotek na temat porażek Sojuszu. </text:p>
      <text:p text:style-name="Standard">Ostatnie ataki nieumarłych sprawiły nawet, że jesteście praktycznie odcięci </text:p>
      <text:p text:style-name="Standard">od Wesnoth! Żaden z oddziałów mających wyruszyć za Wielką Rzekę nie powrócił.</text:p>
      <text:p text:style-name="Standard">EN</text:p>
      <text:p text:style-name="Standard">Really? In our clans you can easily hear a lot of rumours about the </text:p>
      <text:p text:style-name="Standard">Alliance's failures. The last undead attacks even made you completely </text:p>
      <text:p text:style-name="Standard">seperated from Wesnoth. No unit supposed to cross the Great River hasn't </text:p>
      <text:p text:style-name="Standard">come back.</text:p>
      <text:p text:style-name="Standard"/>
      <text:p text:style-name="Standard">PL</text:p>
      <text:p text:style-name="Standard">Sojusz Północy jest odcięty od Wesnoth? Zdaje się, że Ci nieumarli stali się </text:p>
      <text:p text:style-name="Standard">plagą tych ziem. Sytuacja jest jeszcze gorsza, niż myśleliśmy...</text:p>
      <text:p text:style-name="Standard">EN</text:p>
      <text:p text:style-name="Standard">The Northern Alliance is separated from Wesnoth? It seems that these undead </text:p>
      <text:p text:style-name="Standard">became the plague of these lands. Situation is even worse than we thought.</text:p>
      <text:p text:style-name="Standard"/>
      <text:p text:style-name="Standard">PL</text:p>
      <text:p text:style-name="Standard">Porozmawiamy o tym później, póki co trzeba ruszyć na ratunek Gewoldowi. </text:p>
      <text:p text:style-name="Standard">Ahh'en Theer, dzielni wojownicy! Dziś przelejemy krew ludzi i krasnoludów!</text:p>
      <text:p text:style-name="Standard">EN</text:p>
      <text:p text:style-name="Standard">Let's talk about it later, not it's time to go to save Gewold. Ahh'en Theer, </text:p>
      <text:p text:style-name="Standard">brave warriors! Today we'll pour human and dwarvish blood!</text:p>
      <text:p text:style-name="Standard"/>
      <text:p text:style-name="Standard">PL</text:p>
      <text:p text:style-name="Standard">Przełam oblężenie i odbij Gelu-Aben</text:p>
      <text:p text:style-name="Standard"><text:soft-page-break/>EN</text:p>
      <text:p text:style-name="Standard">Break the siege and recapture Gelu-Aben</text:p>
      <text:p text:style-name="Standard"/>
      <text:p text:style-name="Standard">PL</text:p>
      <text:p text:style-name="Standard">Wreszcie! Oblężenie puściło. Mamy teraz szansę odbić Gelu-Aben!</text:p>
      <text:p text:style-name="Standard">EN</text:p>
      <text:p text:style-name="Standard">Finally! The siege is broken. Now we can recapture Gelu-Aben!</text:p>
      <text:p text:style-name="Standard"/>
      <text:p text:style-name="Standard">PL</text:p>
      <text:p text:style-name="Standard">Marbus! Ze wszystkich moich zawszonych krewnych! Nigdy nie pomyślałbym, że </text:p>
      <text:p text:style-name="Standard">to właśnie Ty przyjdziesz mi z odsieczą... Hahahaha... Dawno nie czułem się </text:p>
      <text:p text:style-name="Standard">taki rozbawiony...</text:p>
      <text:p text:style-name="Standard">EN</text:p>
      <text:p text:style-name="Standard">Marbus! From all my lousy relatives! I'd never think that you will be the </text:p>
      <text:p text:style-name="Standard">one to rescue me... Hahahaha... I haven't felt so amused for a long time.</text:p>
      <text:p text:style-name="Standard"/>
      <text:p text:style-name="Standard">PL</text:p>
      <text:p text:style-name="Standard">Egh tro Grash, bracie! Zdaje się, że jesteś ranny. Jak większość orków w </text:p>
      <text:p text:style-name="Standard">Twoim zamku. Ale opowiadaj... Co tu się stało, na Hordę?</text:p>
      <text:p text:style-name="Standard">EN</text:p>
      <text:p text:style-name="Standard">Egh tro Grash, brother! It seems you are wounded. As most orcs in your </text:p>
      <text:p text:style-name="Standard">castle. But tell me... For the horde, what has happened here?</text:p>
      <text:p text:style-name="Standard"/>
      <text:p text:style-name="Standard">PL</text:p>
      <text:p text:style-name="Standard">Tutaj? Chodzi Ci o oblężenie, co? Hahaha... To zabawna historia... Zaczęło </text:p>
      <text:p text:style-name="Standard">się od plotek na temat nieumarłych nadciągających z północy... Wziąłem więc </text:p>
      <text:p text:style-name="Standard">swoich najlepszych chłopców i ruszyliśmy, żeby złupić te kościaki. Zima w </text:p>
      <text:p text:style-name="Standard">tym roku jest ciężka... Potrzebowaliśmy zapasów, nawet z rąk nieumarłych...</text:p>
      <text:p text:style-name="Standard">EN</text:p>
      <text:p text:style-name="Standard">Here? You mean the siege, right? This is a hilarious story... It began with </text:p>
      <text:p text:style-name="Standard">some rumours about undead coming from the north... I took my best boys to </text:p>
      <text:p text:style-name="Standard"><text:soft-page-break/>loot these scaffolds. Winter is very harsh this year... We needed supplies, </text:p>
      <text:p text:style-name="Standard">even these from undead hands.</text:p>
      <text:p text:style-name="Standard"/>
      <text:p text:style-name="Standard">PL</text:p>
      <text:p text:style-name="Standard">Nie podoba mi się to... Nieumarli zaatakowali nas od południa... Wygląda na </text:p>
      <text:p text:style-name="Standard">to, że jesteśmy zamknięci.</text:p>
      <text:p text:style-name="Standard">EN</text:p>
      <text:p text:style-name="Standard">It doesn't please me... Undead attacked us from the south... It looks like </text:p>
      <text:p text:style-name="Standard">we are surrounded.</text:p>
      <text:p text:style-name="Standard"/>
      <text:p text:style-name="Standard">PL</text:p>
      <text:p text:style-name="Standard">...wytropiliśmy ich. I poprowadziłem szturm... Jednak ich ilość, ich siła... </text:p>
      <text:p text:style-name="Standard">Miażdżyli nas. A moi chłopcy? Zostawili mnie tam samego! W pierwszej linii! </text:p>
      <text:p text:style-name="Standard">Nie warto było, Marbus! Nie warto było zrobić nic! Ale już dość... Szkoda </text:p>
      <text:p text:style-name="Standard">gadać, szkoda strzępić język...</text:p>
      <text:p text:style-name="Standard">EN</text:p>
      <text:p text:style-name="Standard">...we tracked them. And I was commanding the assault... However, their </text:p>
      <text:p text:style-name="Standard">number, their power... They were crushing us. And my boys? They left me </text:p>
      <text:p text:style-name="Standard">alone! In the first row! It wasn't worth it, Marbus! It wasn't worth doing </text:p>
      <text:p text:style-name="Standard">anything! But this is enough as for now... There's no point talking, nor </text:p>
      <text:p text:style-name="Standard">wasting one’s breath.</text:p>
      <text:p text:style-name="Standard"/>
      <text:p text:style-name="Standard">PL</text:p>
      <text:p text:style-name="Standard">W każdym razie... Droga powrotna została odcięta... Ruszyliśmy przez ziemię </text:p>
      <text:p text:style-name="Standard">Sojuszu Północy... A za nami ciągnęli nieumarli. Z tego co wiem, północ leży </text:p>
      <text:p text:style-name="Standard">teraz w ruinie. Ludzie, elfy, krasnoludy... Każdy potrzebuje żywności, stali </text:p>
      <text:p text:style-name="Standard">i kawałka ziemi, którego nie zamieszkują upiory... Ruszyli więc na nas.</text:p>
      <text:p text:style-name="Standard">EN</text:p>
      <text:p text:style-name="Standard">Nevertheless, the way home had been blocked... We were moving through the </text:p>
      <text:p text:style-name="Standard">lands of Northern Alliance... Undead were following us. As far as I know, </text:p>
      <text:p text:style-name="Standard">the north lies in ruins now. Humans, elves, dwarfs... Everyone needs food, </text:p>
      <text:p text:style-name="Standard"><text:soft-page-break/>steel and a piece of land not inhabited by wraiths... So they went on us.</text:p>
      <text:p text:style-name="Standard"/>
      <text:p text:style-name="Standard">PL</text:p>
      <text:p text:style-name="Standard">Nie pozostaje nam nic innego, jak walczyć... Chwyćcie za swe miecze jeszcze </text:p>
      <text:p text:style-name="Standard">raz! Poprowadzimy was do zwycięstwa!</text:p>
      <text:p text:style-name="Standard">EN</text:p>
      <text:p text:style-name="Standard">We can do nothing except fighting... Grab your swords once again! We will </text:p>
      <text:p text:style-name="Standard">lead you to the victory!</text:p>
      <text:p text:style-name="Standard"/>
      <text:p text:style-name="Standard">PL</text:p>
      <text:p text:style-name="Standard">Zdaje się, że orkom udało się przebić oblężenie... To nie wróży dobrze. </text:p>
      <text:p text:style-name="Standard">Posłać po więcej wojska! Niech ciągną tutaj legiony z północnych posterunków!</text:p>
      <text:p text:style-name="Standard">EN</text:p>
      <text:p text:style-name="Standard">It seems the orcs managed to break the siege... This is not a good </text:p>
      <text:p text:style-name="Standard">forecast... Call for more military! Approach, legions from the northern </text:p>
      <text:p text:style-name="Standard">posts!</text:p>
      <text:p text:style-name="Standard"/>
      <text:p text:style-name="Standard">PL</text:p>
      <text:p text:style-name="Standard">Ale panie... Jeśli zabierzemy stamtąd oddziały, kto obroni granice przed </text:p>
      <text:p text:style-name="Standard">nieumarłymi?</text:p>
      <text:p text:style-name="Standard">EN</text:p>
      <text:p text:style-name="Standard">But lord... It we take the units thence, who will defend the borders from </text:p>
      <text:p text:style-name="Standard">the undead?</text:p>
      <text:p text:style-name="Standard"/>
      <text:p text:style-name="Standard">PL</text:p>
      <text:p text:style-name="Standard">Nie lekceważ moich rozkazów, kmiotku! Wykonać! I dawać mi tutaj ciężkich </text:p>
      <text:p text:style-name="Standard">piechurów! Rozwalimy w drzazgi ich bramy miejskie i fortyfikacje!</text:p>
      <text:p text:style-name="Standard">EN</text:p>
      <text:p text:style-name="Standard">Do not disregard my commands, yokel! Execute! And give me here heavy </text:p>
      <text:p text:style-name="Standard">infantrymen! We'll blow their city gates and fortifications into shreds!</text:p>
      <text:p text:style-name="Standard"/>
      <text:p text:style-name="Standard"><text:soft-page-break/>PL</text:p>
      <text:p text:style-name="Standard">Nie podoba mi się to... Ale jeśli mamy ochronić nasz klan przed zagrożeniem </text:p>
      <text:p text:style-name="Standard">z zewnątrz, musimy pozbyć się orków. Poślijcie po moich kuzynów, Gilla i </text:p>
      <text:p text:style-name="Standard">Billa! Załatwią ich!</text:p>
      <text:p text:style-name="Standard">EN</text:p>
      <text:p text:style-name="Standard">It does not please me... But if we want to defend our clan from the danger </text:p>
      <text:p text:style-name="Standard">of outside, we'll have to get rid of orcs. Go for my cousins Gill and Bill! </text:p>
      <text:p text:style-name="Standard">They will get them!</text:p>
      <text:p text:style-name="Standard"/>
      <text:p text:style-name="Standard">PL</text:p>
      <text:p text:style-name="Standard">Bill Śnieżnostopy</text:p>
      <text:p text:style-name="Standard">EN</text:p>
      <text:p text:style-name="Standard">Bill the Snowfeet</text:p>
      <text:p text:style-name="Standard"/>
      <text:p text:style-name="Standard">PL</text:p>
      <text:p text:style-name="Standard">Gill Śnieznostopy</text:p>
      <text:p text:style-name="Standard">EN</text:p>
      <text:p text:style-name="Standard">Gill the Snowfeet</text:p>
      <text:p text:style-name="Standard"/>
      <text:p text:style-name="Standard">PL</text:p>
      <text:p text:style-name="Standard">Pokonaj przywódców wroga</text:p>
      <text:p text:style-name="Standard">EN</text:p>
      <text:p text:style-name="Standard">Defeat enemy leaders</text:p>
      <text:p text:style-name="Standard"/>
      <text:p text:style-name="Standard">PL</text:p>
      <text:p text:style-name="Standard">Co? Elfy! Ale skąd...</text:p>
      <text:p text:style-name="Standard">EN</text:p>
      <text:p text:style-name="Standard">What? Elves? But how...</text:p>
      <text:p text:style-name="Standard"/>
      <text:p text:style-name="Standard">PL</text:p>
      <text:p text:style-name="Standard">Co wyście robili na tym południu, Marbus? Do Sojuszu Północy przyłączyły się </text:p>
      <text:p text:style-name="Standard"><text:soft-page-break/>już niemalże wszystkie rasy, nawet smoki i... Tfu, niektóre plemiona </text:p>
      <text:p text:style-name="Standard">orków... Tworzą teraz największą siłę, rywalizując z Knalgą w dziedzinach </text:p>
      <text:p text:style-name="Standard">gospodarki...</text:p>
      <text:p text:style-name="Standard">EN</text:p>
      <text:p text:style-name="Standard">What have you been doing in the south, Marbus? The Northern Alliance has </text:p>
      <text:p text:style-name="Standard">been joined by almost every race, even drakes and... yuk, some orcish </text:p>
      <text:p text:style-name="Standard">tribes... They stand the greatest force, competing with Knalga in the </text:p>
      <text:p text:style-name="Standard">economy...</text:p>
      <text:p text:style-name="Standard"/>
      <text:p text:style-name="Standard">PL</text:p>
      <text:p text:style-name="Standard">Elfy! Długouchy! Moje szczenięta chcieć się z nimi bawić!</text:p>
      <text:p text:style-name="Standard">EN</text:p>
      <text:p text:style-name="Standard">Elves! Long-eared! My whelps want to play with them!</text:p>
      <text:p text:style-name="Standard"/>
      <text:p text:style-name="Standard">PL</text:p>
      <text:p text:style-name="Standard">Nie można lekceważyć mądrości i potęgi elfów... Ich rasa jest równie </text:p>
      <text:p text:style-name="Standard">pradawna, co nasza... Byli pierwszymi, którzy pojęli potęgę natury... Choć </text:p>
      <text:p text:style-name="Standard">ich rasa skarlała... Nie ma już bohaterów takich, jak Kalenz...</text:p>
      <text:p text:style-name="Standard">EN</text:p>
      <text:p text:style-name="Standard">You shouldn't disregard the wisdom and power of elves... Their race is as </text:p>
      <text:p text:style-name="Standard">ancient as ours... They were the first to understand the power of nature... </text:p>
      <text:p text:style-name="Standard">However, their race shrunk... There are no longer heroes such as Kalenz...</text:p>
      <text:p text:style-name="Standard"/>
      <text:p text:style-name="Standard">PL</text:p>
      <text:p text:style-name="Standard">Cicho, cicho Jęczmień... To wrogowie.</text:p>
      <text:p text:style-name="Standard">EN</text:p>
      <text:p text:style-name="Standard">Silence, silence Barley... They are enemies.</text:p>
      <text:p text:style-name="Standard"/>
      <text:p text:style-name="Standard">PL</text:p>
      <text:p text:style-name="Standard">Nazwałeś tego wilka Jęczmień, kuzynie?</text:p>
      <text:p text:style-name="Standard">EN</text:p>
      <text:p text:style-name="Standard"><text:soft-page-break/>Did you name this wolf Barley, cousin?</text:p>
      <text:p text:style-name="Standard"/>
      <text:p text:style-name="Standard">PL</text:p>
      <text:p text:style-name="Standard">Jęczmień</text:p>
      <text:p text:style-name="Standard">EN</text:p>
      <text:p text:style-name="Standard">Barley</text:p>
      <text:p text:style-name="Standard"/>
      <text:p text:style-name="Standard">PL</text:p>
      <text:p text:style-name="Standard">To niemożliwe... Nie udało się... Nawet z posiłkami z północy... Ale to </text:p>
      <text:p text:style-name="Standard">nic... I tak zginiecie. Pokonani... Przez Króla Gonu...</text:p>
      <text:p text:style-name="Standard">EN</text:p>
      <text:p text:style-name="Standard">This is impossible... We failed... Even with the reinforcements from the </text:p>
      <text:p text:style-name="Standard">north... But it doesn't matter... You will die anyway. Defeated... By the </text:p>
      <text:p text:style-name="Standard">King of Gon...</text:p>
      <text:p text:style-name="Standard"/>
      <text:p text:style-name="Standard">PL</text:p>
      <text:p text:style-name="Standard">Król Gonu...? Czy to możliwe...? Musimy stąd uciekać, szybko! Nie jesteśmy w </text:p>
      <text:p text:style-name="Standard">stanie pokonać tej istoty!</text:p>
      <text:p text:style-name="Standard">EN</text:p>
      <text:p text:style-name="Standard">The King of Gon? Is this possible? We have to run away, quickly! We aren't </text:p>
      <text:p text:style-name="Standard">able to beat this being!</text:p>
      <text:p text:style-name="Standard"/>
      <text:p text:style-name="Standard">PL</text:p>
      <text:p text:style-name="Standard">Hm? O czym mówisz, stara wróżbitko? Dlaczego ta nazwa jest dla Ciebie tak </text:p>
      <text:p text:style-name="Standard">straszna?</text:p>
      <text:p text:style-name="Standard">EN</text:p>
      <text:p text:style-name="Standard">Hum? What are you talking about, old augur? Why is this name so scary for </text:p>
      <text:p text:style-name="Standard">you?</text:p>
      <text:p text:style-name="Standard"/>
      <text:p text:style-name="Standard">PL</text:p>
      <text:p text:style-name="Standard">Jest on o wiele starszy, niż możecie sobie wyobrazić... Pamięta czasy, gdy </text:p>
      <text:p text:style-name="Standard"><text:soft-page-break/>orkowie dopiero dopływali na Wielki Kontynent na statkach ludzi... Ale </text:p>
      <text:p text:style-name="Standard">dlaczego się zjawił? Nie wiem... Ale muszę się dowiedzieć...</text:p>
      <text:p text:style-name="Standard">EN</text:p>
      <text:p text:style-name="Standard">He is much older than you can imagine... He remembers the times when orcs </text:p>
      <text:p text:style-name="Standard">sailed to the Great Continent on human boats... But why did he return? I </text:p>
      <text:p text:style-name="Standard">don't know... But I must find out...</text:p>
      <text:p text:style-name="Standard"/>
      <text:p text:style-name="Standard">PL</text:p>
      <text:p text:style-name="Standard">Nie! Ja... Ekhm... Ekhm... Nie mogę paść... Wy tchórze... Wy bękarty... Wy </text:p>
      <text:p text:style-name="Standard">diabły wcielone... Wy...</text:p>
      <text:p text:style-name="Standard">EN</text:p>
      <text:p text:style-name="Standard">No! I... Ekhm... I can't fall... You cowards... You bastards... You devil </text:p>
      <text:p text:style-name="Standard">incarnates... You...</text:p>
      <text:p text:style-name="Standard"/>
      <text:p text:style-name="Standard">PL</text:p>
      <text:p text:style-name="Standard">A zamknij się wreszcie! Niech ktoś przyniesie mi jego łeb na tacy!</text:p>
      <text:p text:style-name="Standard">EN</text:p>
      <text:p text:style-name="Standard">Shut up, at last! Bring me his head on a tray!</text:p>
      <text:p text:style-name="Standard"/>
      <text:p text:style-name="Standard">PL</text:p>
      <text:p text:style-name="Standard">Udało się, Marbus! Żyjemy! Zdaje się, że to dzięki Tobie... Choć w mojej </text:p>
      <text:p text:style-name="Standard">prywatnej opinii, to raczej ja ratowałem Ciebie.</text:p>
      <text:p text:style-name="Standard">EN</text:p>
      <text:p text:style-name="Standard">We made it, Marbus! We're alive! And it seems like it's thanks to you... </text:p>
      <text:p text:style-name="Standard">Though in my personal opinion, it's rather that I saved you.</text:p>
      <text:p text:style-name="Standard"/>
      <text:p text:style-name="Standard">PL</text:p>
      <text:p text:style-name="Standard">Hahaha... Cieszę się, że już po wszystkim... Ale do rzeczy... Pora nam </text:p>
      <text:p text:style-name="Standard">zebrać Hordę. Nieumarli ruszają na nas z południa... A z tego, co mówisz, </text:p>
      <text:p text:style-name="Standard">nadchodzą także z północy... Wyślijmy kruki do wodzów...</text:p>
      <text:p text:style-name="Standard">EN</text:p>
      <text:p text:style-name="Standard"><text:soft-page-break/>Hahaha... I'm glad that it's over now... But to the point... It's time we </text:p>
      <text:p text:style-name="Standard">gathered the Horde. Undead are going after us from the south... And from </text:p>
      <text:p text:style-name="Standard">what you said, the are also coming from the north... Let's send ravens to </text:p>
      <text:p text:style-name="Standard">the chieftains...</text:p>
      <text:p text:style-name="Standard"/>
      <text:p text:style-name="Standard">PL</text:p>
      <text:p text:style-name="Standard">Kruki poleciały już jakiś czas temu, z prośbą o ratunek. Z tego co wiem, </text:p>
      <text:p text:style-name="Standard">tylko kilka pomniejszych klanów dało radę przetrwać.</text:p>
      <text:p text:style-name="Standard">EN</text:p>
      <text:p text:style-name="Standard">The ravens fled some time ago, to ask for rescue. From what I know, only few </text:p>
      <text:p text:style-name="Standard">minors clans remain.</text:p>
      <text:p text:style-name="Standard"/>
      <text:p text:style-name="Standard">PL</text:p>
      <text:p text:style-name="Standard">To bardzo niepokojąca wiadomość, kuzynie. Zdaje się, że nie ma co liczyć na </text:p>
      <text:p text:style-name="Standard">większą ilość wojowników, ani schronienie.</text:p>
      <text:p text:style-name="Standard">EN</text:p>
      <text:p text:style-name="Standard">These are very worrying news, cousin. It seems like we can't bargain for </text:p>
      <text:p text:style-name="Standard">more warriors, nor for a shelter.</text:p>
      <text:p text:style-name="Standard"/>
      <text:p text:style-name="Standard">PL</text:p>
      <text:p text:style-name="Standard">Mamy na razie inne zmartwienia. Musimy wezwać starszyznę i odbyć naradę.</text:p>
      <text:p text:style-name="Standard">EN</text:p>
      <text:p text:style-name="Standard">For now, we have other worries. We must call the elders and hold a meeting.</text:p>
      <text:p text:style-name="Standard"/>
      <text:p text:style-name="Standard">PL</text:p>
      <text:p text:style-name="Standard">Spokojnie, wojowniku! Zajmijmy się najpierw ciałami, opatrzmy rannych. </text:p>
      <text:p text:style-name="Standard">Niedobitki Sojuszu Północy uciekają w popłochu. Splądrujmy ich obóz i </text:p>
      <text:p text:style-name="Standard">wydajmy ucztę!</text:p>
      <text:p text:style-name="Standard">EN</text:p>
      <text:p text:style-name="Standard">Calm down, warrior! First let's take care of the bodies, patch up the </text:p>
      <text:p text:style-name="Standard">wounded. The last people from Northern Alliance are scattering in fright. </text:p>
      <text:p text:style-name="Standard"><text:soft-page-break/>Let's loot their camp and hold a feast!</text:p>
      <text:p text:style-name="Standard"/>
      <text:p text:style-name="Standard">PL</text:p>
      <text:p text:style-name="Standard">Od wielu dni nie zaznaliśmy odpoczynku... Niech tak będzie! Ragh for En </text:p>
      <text:p text:style-name="Standard">Traht! Wygraliśmy bitwę!</text:p>
      <text:p text:style-name="Standard">EN</text:p>
      <text:p text:style-name="Standard">For many days we hadn't had rest... So be it! Ragh for En Traht! We won the </text:p>
      <text:p text:style-name="Standard">battle!</text:p>
      <text:p text:style-name="Standard"/>
      <text:p text:style-name="Standard">PL</text:p>
      <text:p text:style-name="Standard">Ragh for En Traht!</text:p>
      <text:p text:style-name="Standard">EN</text:p>
      <text:p text:style-name="Standard">Ragh for En Traht!</text:p>
      <text:p text:style-name="Standard"/>
      <text:p text:style-name="Standard">PL</text:p>
      <text:p text:style-name="Standard">Auuuuu!</text:p>
      <text:p text:style-name="Standard">EN</text:p>
      <text:p text:style-name="Standard">Owooooo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L</text:p>
      <text:p text:style-name="Standard">Tunelami</text:p>
      <text:p text:style-name="Standard">EN</text:p>
      <text:p text:style-name="Standard">By the Tunnels</text:p>
      <text:p text:style-name="Standard"/>
      <text:p text:style-name="Standard">PL</text:p>
      <text:p text:style-name="Standard">Siły krasnoludów i Sojuszu Północy zostały rozgromione, a klan Marbusa </text:p>
      <text:p text:style-name="Standard">połączył siły z mieszkańcami Gelu'Aben. W niedługim czasie udało się </text:p>
      <text:p text:style-name="Standard">opatrzyć rannych, pożegnać umarłych i nakarmić głodnych. Orkowa starszyzna </text:p>
      <text:p text:style-name="Standard">postanowiła wyciągnąć ze spiżarń ostatnie zapasy żywności i zorganizowano </text:p>
      <text:p text:style-name="Standard">wielką ucztę, na której gościem honorowym był właśnie Marbus. Radość </text:p>
      <text:p text:style-name="Standard">wszystkich trwała cały dzień. Jeden dzień, podczas którego udało się </text:p>
      <text:p text:style-name="Standard">zapomnieć o zimie, hordach nieumarłych i panoszącym się po północy Sojuszu.</text:p>
      <text:p text:style-name="Standard">EN</text:p>
      <text:p text:style-name="Standard">The forces of dwarves and Northern Alliance have been vanquished, and </text:p>
      <text:p text:style-name="Standard"><text:soft-page-break/>Marbus' clan joined forces with residents of Gelu'Aben. Soon after that, </text:p>
      <text:p text:style-name="Standard">they managed to dress their wounds, say goodbye to the dead and feed the </text:p>
      <text:p text:style-name="Standard">hungry. The orcish elders decided to bring out the last supplies out of the </text:p>
      <text:p text:style-name="Standard">granaries and a great feast was hold, with Marbus as a honoured guest. </text:p>
      <text:p text:style-name="Standard">Everybody's happiness lasted the whole day. One day, in which they managed </text:p>
      <text:p text:style-name="Standard">to forget about the winter, the hordes of undead and about the Northern </text:p>
      <text:p text:style-name="Standard">Alliance running rampant.</text:p>
      <text:p text:style-name="Standard"/>
      <text:p text:style-name="Standard">PL</text:p>
      <text:p text:style-name="Standard">Dzień po uczcie zorganizowano naradę, która miała na celu zaradzić wszystkim </text:p>
      <text:p text:style-name="Standard">problemom, z którymi stykały się ostatnio klany orków. Zjawili się na niej </text:p>
      <text:p text:style-name="Standard">wszyscy, z którymi starszyzna miała jeszcze kontakt. Dumny, wielki niegdyś </text:p>
      <text:p text:style-name="Standard">naród orków nie mógł zapełnić nawet połowy miasta. Po ulicach błąkały się </text:p>
      <text:p text:style-name="Standard">kobiety, starcy i wychudzone dzieci. Tylko gdzieniegdzie można było spotkać </text:p>
      <text:p text:style-name="Standard">mężczyznę z bronią bądź goblina, który strugał strzały na kolejną bitwę. </text:p>
      <text:p text:style-name="Standard">Gelu'Aben zamieniało się w grób.</text:p>
      <text:p text:style-name="Standard">EN</text:p>
      <text:p text:style-name="Standard">One day after the feast, there was a meeting arranged, which's reason was to </text:p>
      <text:p text:style-name="Standard">solve all problems, which afflicted the orcish clans. Everybody with who the </text:p>
      <text:p text:style-name="Standard">elders were still in touch with, came along. A proud, once great nation of </text:p>
      <text:p text:style-name="Standard">orcs wasn't even able to fill half of the city. On the streets, women, </text:p>
      <text:p text:style-name="Standard">oldsters and attenuated children were wandering around. Only here and there </text:p>
      <text:p text:style-name="Standard">you could find a man with weapon, or a goblin, whittling arrows for another </text:p>
      <text:p text:style-name="Standard">battle. Gelu'Aben was becoming a grave.</text:p>
      <text:p text:style-name="Standard"/>
      <text:p text:style-name="Standard">PL</text:p>
      <text:p text:style-name="Standard">Na naradzie pojawiło się dwanaście osób: przedstawicieli klanów i </text:p>
      <text:p text:style-name="Standard">starszyzna. Każdy próbował narzucić innym swój punkt widzenia, a wszystkie </text:p>
      <text:p text:style-name="Standard">opierały się na jasnych założeniach: zostać w twierdzy i przeczekać. Tylko </text:p>
      <text:p text:style-name="Standard">Marbus sądził, że w ten sposób nie uda im się przetrwać. Uderzając w stół i </text:p>
      <text:p text:style-name="Standard">nawołując orków do porządku, udało mu się przekonać ich, że tutaj nie czeka </text:p>
      <text:p text:style-name="Standard"><text:soft-page-break/>na nich nic, tylko śmierć. Gewold pierwszy sprzeciwił się Marbusowi: </text:p>
      <text:p text:style-name="Standard">ucieczka nie wchodziła w grę, bo dokąd mieliby uciekać?</text:p>
      <text:p text:style-name="Standard">EN</text:p>
      <text:p text:style-name="Standard">On the meeting, twelve people came along: clans' representatives and the </text:p>
      <text:p text:style-name="Standard">elders. Everybody tried to enforce his standpoint, and all of them based on </text:p>
      <text:p text:style-name="Standard">one clear concept: to stay in the fortress and wait out. Only Marbus though, </text:p>
      <text:p text:style-name="Standard">that this way the won't survive. After slamming his hand on the table and </text:p>
      <text:p text:style-name="Standard">putting orcs in order, he managed to convince them, that all what awaits </text:p>
      <text:p text:style-name="Standard">them here is death. Gewold was the first person to object Marbus: escape </text:p>
      <text:p text:style-name="Standard">isn't an option, because where are they supposed to go?</text:p>
      <text:p text:style-name="Standard"/>
      <text:p text:style-name="Standard">PL</text:p>
      <text:p text:style-name="Standard">I tutaj odezwali się starsi: istniała opuszczona twierdza na wschodzie, za </text:p>
      <text:p text:style-name="Standard">górami. Mieściła się ona na owianych tajemnicą Polach Kalindorskich. Miały </text:p>
      <text:p text:style-name="Standard">się tam znajdować starożytne orkowe pisma, które traktowały o tym, jak </text:p>
      <text:p text:style-name="Standard">przetrwać taką apokalipsę. Całość tego planu wydawała się opieraniem swoich </text:p>
      <text:p text:style-name="Standard">działań na bajkach i mitach, jednak w obecnej sytuacji nikt nie mógł </text:p>
      <text:p text:style-name="Standard">wymyślić lepszego rozwiązania. Nikt też nie mógł wpaść na to, jak przedrzeć </text:p>
      <text:p text:style-name="Standard">się przez góry.</text:p>
      <text:p text:style-name="Standard">EN</text:p>
      <text:p text:style-name="Standard">And then the elders spoke up: there was an abandoned fortress in the east, </text:p>
      <text:p text:style-name="Standard">over the mountains. It was situated on mysterious Kalindoran Fields. There </text:p>
      <text:p text:style-name="Standard">are supposed to be ancient orcish writings over there, which contain </text:p>
      <text:p text:style-name="Standard">knowledge about how to survive such apocalypse. The whole plan seemed to be </text:p>
      <text:p text:style-name="Standard">based on tales and myths, but in current situation no one could come up with </text:p>
      <text:p text:style-name="Standard">a better solution. Also, nobody could figure out how to get through the </text:p>
      <text:p text:style-name="Standard">mountains.</text:p>
      <text:p text:style-name="Standard"/>
      <text:p text:style-name="Standard">PL</text:p>
      <text:p text:style-name="Standard">Marbus, który już powziął decyzję o dostaniu się na Pola Kalindorskie, </text:p>
      <text:p text:style-name="Standard">zaproponował, by zaprowadzić orków krasnoludzkimi tunelami. Choć Gelu'Aben </text:p>
      <text:p text:style-name="Standard"><text:soft-page-break/>znajdowało się tylko kawałek drogi od nich, żadne z orków od lat nie </text:p>
      <text:p text:style-name="Standard">przekraczał progu wykutych przez krasnoludy jaskiń. Wojownicza niegdyś rasa </text:p>
      <text:p text:style-name="Standard">zaczęła bać się potęgi, jaką stałą się Knalga.</text:p>
      <text:p text:style-name="Standard">EN</text:p>
      <text:p text:style-name="Standard">Marbus, who already decided to get on the Kalindor Fields, proposed to lead </text:p>
      <text:p text:style-name="Standard">orcs through the dwarven tunnels. Although Gelu'Aben was within a stone's </text:p>
      <text:p text:style-name="Standard">throw from them, no orc has crossed the enterance of dwarvish caverns for </text:p>
      <text:p text:style-name="Standard">years. Once a warlike race, started to fear the power which Knalga has </text:p>
      <text:p text:style-name="Standard">became.</text:p>
      <text:p text:style-name="Standard"/>
      <text:p text:style-name="Standard">PL</text:p>
      <text:p text:style-name="Standard">Podjęto głosowanie, które miało zadecydować o przyszłości wszystkich klanów. </text:p>
      <text:p text:style-name="Standard">Siedem z dwunastu osób zgodziło się na to, by ruszyć tunelami. Ta sama </text:p>
      <text:p text:style-name="Standard">siódemka podjęła też decyzję o tym, by Marbus został nowym Wielkim </text:p>
      <text:p text:style-name="Standard">Suwerenem. Gewold siedział w ciszy: był przeciwny obu tym decyzjom.</text:p>
      <text:p text:style-name="Standard">EN</text:p>
      <text:p text:style-name="Standard">A voting was started to decide about the future of all clans. Seven out of </text:p>
      <text:p text:style-name="Standard">twelve agreed to go through the tunnels. The same seven has also agreed, </text:p>
      <text:p text:style-name="Standard">that Marbus will become the new Great Suverein. Gewold was sitting in </text:p>
      <text:p text:style-name="Standard">silence: he was oppose to both these decisions.</text:p>
      <text:p text:style-name="Standard"/>
      <text:p text:style-name="Standard">PL</text:p>
      <text:p text:style-name="Standard">Następnego ranka Wielka, Zjednoczona Horda pochwyciła pochodnie i poczęła </text:p>
      <text:p text:style-name="Standard">podpalać miasto. Po zaledwie godzinie, wspaniałe niegdyś Gelu'Aben zamieniło </text:p>
      <text:p text:style-name="Standard">się w ruinę. Nie było już powrotu: tylko elfowie w lasach i żołnierze </text:p>
      <text:p text:style-name="Standard">Sojuszu oglądali, jak czarny dym unosił się nad miastem. Miał się unosić </text:p>
      <text:p text:style-name="Standard">jeszcze długo, zaczadzając tych, którzy spróbowali w tym czasie zbliżyć się </text:p>
      <text:p text:style-name="Standard">do miasta. Marbus zaś powziął sztandar Wielkiego Suwerena i pierwszy wstąpił </text:p>
      <text:p text:style-name="Standard">pod ziemię, prowadząc swoich braci w mroki krasnoludzkich tuneli.</text:p>
      <text:p text:style-name="Standard">EN</text:p>
      <text:p text:style-name="Standard">The next morning, the Great United Horde grabbed their torches and emblazed </text:p>
      <text:p text:style-name="Standard"><text:soft-page-break/>the city. After just one hour, once a great Gelu'Aben became a ruin. There </text:p>
      <text:p text:style-name="Standard">was no return: only elves in the forests and soldiers of Northern Aliance </text:p>
      <text:p text:style-name="Standard">watched, how black smoke furled upwards the city. It was to do so for a long </text:p>
      <text:p text:style-name="Standard">time, asphyxiating these, who would approach the fortress. Meanwhile, Marbus </text:p>
      <text:p text:style-name="Standard">took the Great Suvereign's banner and as the first descended beneath the </text:p>
      <text:p text:style-name="Standard">ground, leading his brothers into the darkness of dwarven tunnels.</text:p>
      <text:p text:style-name="Standard"/>
      <text:p text:style-name="Standard">PL</text:p>
      <text:p text:style-name="Standard">Orkowie</text:p>
      <text:p text:style-name="Standard">EN</text:p>
      <text:p text:style-name="Standard">Orcs</text:p>
      <text:p text:style-name="Standard"/>
      <text:p text:style-name="Standard">PL</text:p>
      <text:p text:style-name="Standard">Krasnoludy</text:p>
      <text:p text:style-name="Standard">EN</text:p>
      <text:p text:style-name="Standard">Dwarves</text:p>
      <text:p text:style-name="Standard"/>
      <text:p text:style-name="Standard">PL</text:p>
      <text:p text:style-name="Standard">Dzikie stworzenia</text:p>
      <text:p text:style-name="Standard">EN</text:p>
      <text:p text:style-name="Standard">Hostile creatures</text:p>
      <text:p text:style-name="Standard"/>
      <text:p text:style-name="Standard">PL</text:p>
      <text:p text:style-name="Standard">Przedostań się przez jaskinie</text:p>
      <text:p text:style-name="Standard">EN</text:p>
      <text:p text:style-name="Standard">Get through the caverns</text:p>
      <text:p text:style-name="Standard"/>
      <text:p text:style-name="Standard">PL</text:p>
      <text:p text:style-name="Standard">Horda Marbusa wkroczyła w końcu w ciemne i wilgotne korytarze krasnoludów. </text:p>
      <text:p text:style-name="Standard">Ostatni z orków: starcy i kobiety, które wlokły za sobą niewielkie wózki z </text:p>
      <text:p text:style-name="Standard">dobytkiem i pożywieniem, a także nieliczne zwierzęta hodowlane, takie jak </text:p>
      <text:p text:style-name="Standard"><text:soft-page-break/>kozy i kurczaki, zostawili za sobą blade światło poranka. Od teraz ich drogę </text:p>
      <text:p text:style-name="Standard">miały rozświetlać jedynie pochodnie oraz fosforyzujące grzyby, które rosły </text:p>
      <text:p text:style-name="Standard">tu i ówdzie, roztaczając brzydki, kwaskowaty zapach. Tak zaczęła się ich </text:p>
      <text:p text:style-name="Standard">droga przez głębiny.</text:p>
      <text:p text:style-name="Standard">EN</text:p>
      <text:p text:style-name="Standard">At last, Marbus's horde strided into the dark and dump dwarven corridors. </text:p>
      <text:p text:style-name="Standard">Last of the orcs: oldsters and women, who dragged little carts with </text:p>
      <text:p text:style-name="Standard">belongings and food, as well as a small livestock, such as goats and </text:p>
      <text:p text:style-name="Standard">chickens, left behind the pale light of dawn. Now, their path would only be </text:p>
      <text:p text:style-name="Standard">brighted by torches and phosphorescing fungi, which grow here and there, </text:p>
      <text:p text:style-name="Standard">effusing a nasty, acrid smell. That's how their journey through the deeps </text:p>
      <text:p text:style-name="Standard">begins.</text:p>
      <text:p text:style-name="Standard"/>
      <text:p text:style-name="Standard">PL</text:p>
      <text:p text:style-name="Standard">Fuj! Te grzyby śmierdzą tak strasznie, że nawet nasze wargi zaczynają </text:p>
      <text:p text:style-name="Standard">skomleć. Zaczynam wątpić w sens tej wyprawy, Marbus. Idziemy już od kilku </text:p>
      <text:p text:style-name="Standard">godzin, a tunele stają się coraz ciaśniejsze.</text:p>
      <text:p text:style-name="Standard">EN</text:p>
      <text:p text:style-name="Standard">Yuk! These mushrooms stink so terrible, that even our wargs start to yelp. I </text:p>
      <text:p text:style-name="Standard">start to doubt in the point of our journey, Marbus. We are already going for </text:p>
      <text:p text:style-name="Standard">few hours, and the tunnels are becoming narrower.</text:p>
      <text:p text:style-name="Standard"/>
      <text:p text:style-name="Standard">PL</text:p>
      <text:p text:style-name="Standard">Grzyby śmierdzą i bolą. Bolą w brzuch. Ja zjeść ich dużo i teraz wymiotować.</text:p>
      <text:p text:style-name="Standard">EN</text:p>
      <text:p text:style-name="Standard">Shrooms stink and hurt. Hurt in belly. I eaten too much and now vomit.</text:p>
      <text:p text:style-name="Standard"/>
      <text:p text:style-name="Standard">PL</text:p>
      <text:p text:style-name="Standard">Ta odmiana grzybów nie powinna cuchnąć... Zdaje się, że nawet tutaj, pod </text:p>
      <text:p text:style-name="Standard">ziemią, natura zaczyna odczuwać skutki tego, co dzieje się na powierzchni. </text:p>
      <text:p text:style-name="Standard">Patrzcie więc dobrze, orkowi wojownicy! To najlepszy dowód na to, jak silny </text:p>
      <text:p text:style-name="Standard"><text:soft-page-break/>jest upiór, który panoszy się po tych ziemiach.</text:p>
      <text:p text:style-name="Standard">EN</text:p>
      <text:p text:style-name="Standard">This type of mushrooms shouldn't stink... It looks like even here, beneath </text:p>
      <text:p text:style-name="Standard">the ground, nature starts to feel the results of what is happening on the </text:p>
      <text:p text:style-name="Standard">surface. Thus take a good look, orcish warriors! This is the best evidence </text:p>
      <text:p text:style-name="Standard">of how strong is the ghost, who runs rampant on these lands.</text:p>
      <text:p text:style-name="Standard"/>
      <text:p text:style-name="Standard">PL</text:p>
      <text:p text:style-name="Standard">Uspokój się, Gewoldzie, albo uznam, że na starość zaczynasz robić się </text:p>
      <text:p text:style-name="Standard">zrzędliwy. Nie ma już dla nas drogi powrotnej- musimy iść naprzód.</text:p>
      <text:p text:style-name="Standard">EN</text:p>
      <text:p text:style-name="Standard">Calm down, Gewold, or I will deem that you are becoming crusty due to the </text:p>
      <text:p text:style-name="Standard">old age. There is no way back for us - we must move forward.</text:p>
      <text:p text:style-name="Standard"/>
      <text:p text:style-name="Standard">PL</text:p>
      <text:p text:style-name="Standard">Przyznam jednak, że i ja czuję niepokój, kuzynie. Nie chodzi tylko o same </text:p>
      <text:p text:style-name="Standard">tunele, ale też brak jakichkolwiek oznak krasnoludów. Sądziłem, że na drugą </text:p>
      <text:p text:style-name="Standard">stronę gór będziemy musieli przedrzeć się po trupach, mając przy tym </text:p>
      <text:p text:style-name="Standard">dokładnie wytoczoną ścieżkę. Jeśli się tutaj zgubimy, ani gwiazdy, ani </text:p>
      <text:p text:style-name="Standard">wiatr, ani wilki... Nic nie pokaże nam drogi.</text:p>
      <text:p text:style-name="Standard">EN</text:p>
      <text:p text:style-name="Standard">I must admit, however, that I feel unease as well, cousin. And it's not just </text:p>
      <text:p text:style-name="Standard">about the tunnels, but about the lack of any traces of dwarves. I believed </text:p>
      <text:p text:style-name="Standard">that we will force our way to the other side over their corpses, having a </text:p>
      <text:p text:style-name="Standard">precisely determined path. If we get lost here, then neither starts, nor </text:p>
      <text:p text:style-name="Standard">winds, nor wolves... Nothing will show us the way.</text:p>
      <text:p text:style-name="Standard"/>
      <text:p text:style-name="Standard">PL</text:p>
      <text:p text:style-name="Standard">Trolle lata i wieki żyły w takich miejscach. Ja i moi synowie wiemy, jak iść </text:p>
      <text:p text:style-name="Standard">w ciemność, by znaleźć drogę. Gdy się zgubicie, poprowadzimy.</text:p>
      <text:p text:style-name="Standard">EN</text:p>
      <text:p text:style-name="Standard"><text:soft-page-break/>Trolls been living here for years and ages. I and my sons know, how to walk </text:p>
      <text:p text:style-name="Standard">in gloom, to find way. When you get lost, we will lead.</text:p>
      <text:p text:style-name="Standard"/>
      <text:p text:style-name="Standard">PL</text:p>
      <text:p text:style-name="Standard">Czyżby moje ślepe oczy widziały więcej, niż wasze? Widzące? Wiedzcie, że mój </text:p>
      <text:p text:style-name="Standard">lud nie obawia się ciemności tego miejsca. Znajdziemy drogę, choćbyśmy mieli </text:p>
      <text:p text:style-name="Standard">wezwać naszych przodków na pomoc! I przodków naszych przodków! I przodków </text:p>
      <text:p text:style-name="Standard">przodków naszych przodków również!</text:p>
      <text:p text:style-name="Standard">EN</text:p>
      <text:p text:style-name="Standard">Can it be, that my blind eyes saw more, than yours? Seeing? You see, my kin </text:p>
      <text:p text:style-name="Standard">isn't afraid of the darkness of this place. We will find a way, even if we </text:p>
      <text:p text:style-name="Standard">will have to call our ancestors for assistance! And the ancestors of ours </text:p>
      <text:p text:style-name="Standard">ancestors! And the ancestors of our ancestors' ancestors as well!</text:p>
      <text:p text:style-name="Standard"/>
      <text:p text:style-name="Standard">PL</text:p>
      <text:p text:style-name="Standard">Widzicie więc? Nie mamy się czego obawiać. Odkąd Ci nieumarli pojawili się </text:p>
      <text:p text:style-name="Standard">na północy, czuję, jakby jakaś tajemnicza siła prowadziła nas za rękę. Choć </text:p>
      <text:p text:style-name="Standard">może jest to zabobon starych orczyc, wierzę w przeznaczenie. A naszym </text:p>
      <text:p text:style-name="Standard">przeznaczeniem nie jest śmierć w tym miejscu.</text:p>
      <text:p text:style-name="Standard">EN</text:p>
      <text:p text:style-name="Standard">You see, then? We have nothing to be afraid of. Since when these undead </text:p>
      <text:p text:style-name="Standard">appeared in the north, I feel like if an arcane force leadead us by the </text:p>
      <text:p text:style-name="Standard">hand. Although it might be old' orcsess' superstition, I believe in the </text:p>
      <text:p text:style-name="Standard">destiny. And death at this place isn't our destiny.</text:p>
      <text:p text:style-name="Standard"/>
      <text:p text:style-name="Standard">PL</text:p>
      <text:p text:style-name="Standard">Cisza! Uspokójcie zaraz te wargi! Słyszycie? To szumi rzeka.</text:p>
      <text:p text:style-name="Standard">EN</text:p>
      <text:p text:style-name="Standard">Silence! Calm down these wargs right now! Can you hear that? It's a sough of </text:p>
      <text:p text:style-name="Standard">a river.</text:p>
      <text:p text:style-name="Standard"/>
      <text:p text:style-name="Standard"><text:soft-page-break/>PL</text:p>
      <text:p text:style-name="Standard">Dzięki przodkom! Uzupełnimy manierki i napijemy się do syta, jeśli okaże się </text:p>
      <text:p text:style-name="Standard">zdatna do picia. Możliwe też, że przy rzece znajdzie się jakaś krasnoludzka </text:p>
      <text:p text:style-name="Standard">osada, więc trzymajcie miecze w pogotowiu.</text:p>
      <text:p text:style-name="Standard">EN</text:p>
      <text:p text:style-name="Standard">Thank forefathers! We will replenish our canteens and drink to our's fill, </text:p>
      <text:p text:style-name="Standard">provided the waters is drinkable. It's also possible, that by the river will </text:p>
      <text:p text:style-name="Standard">be found a dwarven settlement, so have yours swords ready.</text:p>
      <text:p text:style-name="Standard"/>
      <text:p text:style-name="Standard">PL</text:p>
      <text:p text:style-name="Standard">Naprzód, moi wojownicy! Poruszajcie się sprawnie i cicho. Nie rozdzielajcie </text:p>
      <text:p text:style-name="Standard">się jednak: nie wiadomo, jakie niebezpieczeństwa czekają nas w tych tunelach.</text:p>
      <text:p text:style-name="Standard">EN</text:p>
      <text:p text:style-name="Standard">Onward, my warriors! Move defty and quietly! Don't split up, however - we </text:p>
      <text:p text:style-name="Standard">don't know, what dangers will await us in these tunnels.</text:p>
      <text:p text:style-name="Standard"/>
      <text:p text:style-name="Standard">PL</text:p>
      <text:p text:style-name="Standard">Zastanawia mnie, jakie prymitywy żyją w tych podziemiach... Ta kamienna </text:p>
      <text:p text:style-name="Standard">wioska wcale nie przypomina krasnoludzkiej...</text:p>
      <text:p text:style-name="Standard">EN</text:p>
      <text:p text:style-name="Standard">I wonder what primitives are living beneath the grounds... This stone </text:p>
      <text:p text:style-name="Standard">village doesn't look dwarven at all...</text:p>
      <text:p text:style-name="Standard"/>
      <text:p text:style-name="Standard">PL</text:p>
      <text:p text:style-name="Standard">To nie jest robota karłów! To robota silnych trolli! Nasza architektura być </text:p>
      <text:p text:style-name="Standard">gustowna i wyszukana, prawda?</text:p>
      <text:p text:style-name="Standard">EN</text:p>
      <text:p text:style-name="Standard">This not dwarf work! This strong trolls' work! Our architecture is stylish </text:p>
      <text:p text:style-name="Standard">and sophisticated, is it not?</text:p>
      <text:p text:style-name="Standard"/>
      <text:p text:style-name="Standard">PL</text:p>
      <text:p text:style-name="Standard"><text:soft-page-break/>Trudno zaprzeczyć. Wygląda uroczo.</text:p>
      <text:p text:style-name="Standard">EN</text:p>
      <text:p text:style-name="Standard">Hard to deny. It is charming.</text:p>
      <text:p text:style-name="Standard"/>
      <text:p text:style-name="Standard">PL</text:p>
      <text:p text:style-name="Standard">Aidala</text:p>
      <text:p text:style-name="Standard">EN</text:p>
      <text:p text:style-name="Standard">Aidala</text:p>
      <text:p text:style-name="Standard"/>
      <text:p text:style-name="Standard">PL</text:p>
      <text:p text:style-name="Standard">A cóż to, na przodków!? Chwyćcie za miecze!</text:p>
      <text:p text:style-name="Standard">EN</text:p>
      <text:p text:style-name="Standard">What's that, for the ancestors!? Grab yours swords!</text:p>
      <text:p text:style-name="Standard"/>
      <text:p text:style-name="Standard">PL</text:p>
      <text:p text:style-name="Standard">Trolle znają ten wygląd. Pod naszymi mostami, skąd bierzemy myto, tam często </text:p>
      <text:p text:style-name="Standard">one są. To nagi. Kobiety-węże.</text:p>
      <text:p text:style-name="Standard">EN</text:p>
      <text:p text:style-name="Standard">Trolls know the look. Under our bridges, where we take toll, there they </text:p>
      <text:p text:style-name="Standard">often are. They are nagas. Snake-women.</text:p>
      <text:p text:style-name="Standard"/>
      <text:p text:style-name="Standard">PL</text:p>
      <text:p text:style-name="Standard">Czyż nie mylą mnie zmysły? Jakże to możliwe, że dumna niegdyś rasa nag </text:p>
      <text:p text:style-name="Standard">osiadła pod ziemię? Pamiętam czasy, gdy nasze ludy tworzyły jedność, </text:p>
      <text:p text:style-name="Standard">władając bagnami i rzekami na całym kontynencie.</text:p>
      <text:p text:style-name="Standard">EN</text:p>
      <text:p text:style-name="Standard">Are the senses failing me? How is it possible, that once a proud race of </text:p>
      <text:p text:style-name="Standard">nagas settled under the ground? I remember times, when our kins made one, </text:p>
      <text:p text:style-name="Standard">ruling the swamps and rivers on the whole continent.</text:p>
      <text:p text:style-name="Standard"/>
      <text:p text:style-name="Standard">PL</text:p>
      <text:p text:style-name="Standard"><text:soft-page-break/>Bądźcie pozdrowieni, synowie zachodu... A może powinnam rzec: synowie </text:p>
      <text:p text:style-name="Standard">północy? Imię Tej Osoby jest Aidala. To są zaś moje córy. Jestem ich matroną.</text:p>
      <text:p text:style-name="Standard">EN</text:p>
      <text:p text:style-name="Standard">Greetings, sons of the west... Or should I say: sons of the north? This </text:p>
      <text:p text:style-name="Standard">Person's name is Aidala. And these are my daughters. I'm their matriarch.</text:p>
      <text:p text:style-name="Standard"/>
      <text:p text:style-name="Standard">PL</text:p>
      <text:p text:style-name="Standard">Tfu... Od lat nikt z nas nie zobaczył żadnej z nag! Odłączyłyście się od </text:p>
      <text:p text:style-name="Standard">Hordy! Niektóre z was dołączyły nawet do Sojuszu Północy, mieszając się z </text:p>
      <text:p text:style-name="Standard">trytonami! Nie próbuj zaprzeczać, wężu!</text:p>
      <text:p text:style-name="Standard">EN</text:p>
      <text:p text:style-name="Standard">Yuk... For years, nobody has seen any naga! You split off from the Horde! </text:p>
      <text:p text:style-name="Standard">Some of you even tried to join the Northen Alliance, mating with tritons! </text:p>
      <text:p text:style-name="Standard">Don't try to contradict, snake!</text:p>
      <text:p text:style-name="Standard"/>
      <text:p text:style-name="Standard">PL</text:p>
      <text:p text:style-name="Standard">Gewold, do diabła! Przypominam Ci, że to ja jestem teraz Wielkim Suwerenem! </text:p>
      <text:p text:style-name="Standard">Milcz, gdy przychodzi do rozmowy z kimś, kto stanął na naszej drodze!</text:p>
      <text:p text:style-name="Standard">EN</text:p>
      <text:p text:style-name="Standard">Gewold, go to hell! I reminder You, that it's me who is the Great Sovereign </text:p>
      <text:p text:style-name="Standard">now! Be silent, when it comes to talking with someone, who got on our way!</text:p>
      <text:p text:style-name="Standard"/>
      <text:p text:style-name="Standard">PL</text:p>
      <text:p text:style-name="Standard">Spostrzeżenie Twojego kompana było trafne, synu północy. Większość mojej </text:p>
      <text:p text:style-name="Standard">rasy odwróciła się od tradycji i wierzeń starszyzny. Ta Osoba jednak nigdy </text:p>
      <text:p text:style-name="Standard">nie wyzbyła się swej dumy, nigdy nie zagasiła żalu i nienawiści, która </text:p>
      <text:p text:style-name="Standard">obfituje w jej sercu... A jednak... Ta Osoba nie mogła walczyć.</text:p>
      <text:p text:style-name="Standard">EN</text:p>
      <text:p text:style-name="Standard">Your companion's remark was spot-on, son of the north. The majority of my </text:p>
      <text:p text:style-name="Standard">race would turn their backs on our tradition and the elders' beliefs. This </text:p>
      <text:p text:style-name="Standard">Person, however, never got rid of her pride, never quenched the sorrow and </text:p>
      <text:p text:style-name="Standard"><text:soft-page-break/>hatred, that abound in her heart... And yet... This Person couldn't fight.</text:p>
      <text:p text:style-name="Standard"/>
      <text:p text:style-name="Standard">PL</text:p>
      <text:p text:style-name="Standard">Opowiedz mi, co się stało, pani.</text:p>
      <text:p text:style-name="Standard">EN</text:p>
      <text:p text:style-name="Standard">Tell me, what has happened, lady.</text:p>
      <text:p text:style-name="Standard"/>
      <text:p text:style-name="Standard">PL</text:p>
      <text:p text:style-name="Standard">Niecały wiek temu starszyzna mego ludu zwołała Wielki Wiec, na którym </text:p>
      <text:p text:style-name="Standard">mieliśmy radzić, jak uchronić rasę Tej Osoby od klęski... Jednak na Wiecu </text:p>
      <text:p text:style-name="Standard">dopadły nas sidła zdrady. Młode, żyjące w najpłytszych wodach nagi </text:p>
      <text:p text:style-name="Standard">postanowiły zjednoczyć się z Sojuszem Północy i wyrżnąć zdecydowaną </text:p>
      <text:p text:style-name="Standard">większość rasy Tej Osoby. Ta Osoba walczyła zaciekle, zabijając wiele swoich </text:p>
      <text:p text:style-name="Standard">córek i sióstr, jednak nie udało się uratować starszyzny.</text:p>
      <text:p text:style-name="Standard">EN</text:p>
      <text:p text:style-name="Standard">Less than one century ago, elders of my kin called a great meeting, on which </text:p>
      <text:p text:style-name="Standard">we were supposed to debate, how to save This Person's race from defeat... </text:p>
      <text:p text:style-name="Standard">But on the meeting we faced a betrayal. Young nagas, living in the most </text:p>
      <text:p text:style-name="Standard">shallow waters, decided to join forces with the Nortern Alliance and </text:p>
      <text:p text:style-name="Standard">murdered the vast majority of This Person's race. This person fought </text:p>
      <text:p text:style-name="Standard">fiercely, killing many of her daughters and sisters, but she couldn't save </text:p>
      <text:p text:style-name="Standard">the elders.</text:p>
      <text:p text:style-name="Standard"/>
      <text:p text:style-name="Standard">PL</text:p>
      <text:p text:style-name="Standard">Zostałyśmy odcięte z moimi najbardziej zaufanymi córami... Droga do morza </text:p>
      <text:p text:style-name="Standard">była zamknięta. Na lądzie zaś czekali na nas kusznicy. Ta Osoba mogła zginąć </text:p>
      <text:p text:style-name="Standard">wielką, słuszną śmiercią. To jednak sprawiłoby, że nie byłoby już nienawiści </text:p>
      <text:p text:style-name="Standard">wśród nag i Sojuszu Północy. Krasnoludowie, elfowie, a nawet Wielkie </text:p>
      <text:p text:style-name="Standard">Królestwo Wesnoth... Wszyscy zaczęliby utożsamiać rasę Tej Osoby z czymś </text:p>
      <text:p text:style-name="Standard">dobrym. Z czymś, co wyzbyło się mroku i dołączyło do nich, by łowić perły, </text:p>
      <text:p text:style-name="Standard">pomagać żeglarzom i płynąć z delfinami.</text:p>
      <text:p text:style-name="Standard"><text:soft-page-break/>EN</text:p>
      <text:p text:style-name="Standard">I got sealed off with my most trusted daughters... The road to the sea was </text:p>
      <text:p text:style-name="Standard">closed. And on land, crossbowmen were waiting for us. This Person could die </text:p>
      <text:p text:style-name="Standard">a great, rightful death... However, it would cause that there wouldn't be </text:p>
      <text:p text:style-name="Standard">any hatred between nagas and Northern Alliance anymore. Dwarves, elves and </text:p>
      <text:p text:style-name="Standard">even The Great Kingdom of Wesnoth... Everyone would start equating This </text:p>
      <text:p text:style-name="Standard">Person's race with something good. With something, that got rid of its </text:p>
      <text:p text:style-name="Standard">darkness and joined them, to hunt pearls, help sailors and swim with </text:p>
      <text:p text:style-name="Standard">dolphins.</text:p>
      <text:p text:style-name="Standard"/>
      <text:p text:style-name="Standard">PL</text:p>
      <text:p text:style-name="Standard">Ta Osoba nie mogła tego znieść! Ta Osoba musiała żyć, by nienawidzić. By dać </text:p>
      <text:p text:style-name="Standard">świadectwo mroku i zepsucia, Świadectwo Węża. Ta Osoba zebrała wszystkie </text:p>
      <text:p text:style-name="Standard">swoje córy i ruszyła w jedynym kierunku, gdzie mogła przetrwać: do jaskiń. </text:p>
      <text:p text:style-name="Standard">Tutaj więc, w mroku i ciemnościach, zaczęłyśmy składać skrzek, rosnąć w siłę </text:p>
      <text:p text:style-name="Standard">i czekając chwili, w której mogłybyśmy zadać śmiertelny cios naszym wrogom. </text:p>
      <text:p text:style-name="Standard">Ta Osoba sądzi, że ta chwila nadeszła.</text:p>
      <text:p text:style-name="Standard">EN</text:p>
      <text:p text:style-name="Standard">This Person couldn't stand that! This Person had to live, to hate. To give </text:p>
      <text:p text:style-name="Standard">testimony of the darkness and decay, Testimony of the Snake. This Person had </text:p>
      <text:p text:style-name="Standard">gathered its daughters and set off in the only dirrection where it could </text:p>
      <text:p text:style-name="Standard">survive - to the caves. So here, in the darkness and gloom we've started to </text:p>
      <text:p text:style-name="Standard">lay spawn, to grew stronger and wait for the moment when we could inflict </text:p>
      <text:p text:style-name="Standard">deadly blow to our enemies. This Person presumes this moment have approached </text:p>
      <text:p text:style-name="Standard">now.</text:p>
      <text:p text:style-name="Standard"/>
      <text:p text:style-name="Standard">PL</text:p>
      <text:p text:style-name="Standard">Twoja opowieść jest pełna pasji i mroku, pani... Wróg, który nas ściga, jest </text:p>
      <text:p text:style-name="Standard">jednak jeszcze mroczniejszy. Z radością powitam Ciebie i Twoje córki w </text:p>
      <text:p text:style-name="Standard">szeregach mojej armii.</text:p>
      <text:p text:style-name="Standard">EN</text:p>
      <text:p text:style-name="Standard"><text:soft-page-break/>Your story is full of passion and darkness, my lady... The enemy that is </text:p>
      <text:p text:style-name="Standard">pursuing us is even darker yet. I will welcome You and Your daughters in my </text:p>
      <text:p text:style-name="Standard">ranks with joy.</text:p>
      <text:p text:style-name="Standard"/>
      <text:p text:style-name="Standard">PL</text:p>
      <text:p text:style-name="Standard">Przemyśl to jeszcze... Nie każdy, kto nie chce nas zaatakować, jest naszym </text:p>
      <text:p text:style-name="Standard">przyjacielem. Mogą kłamać. Mogą też wydać nasz przy pierwszej możliwej </text:p>
      <text:p text:style-name="Standard">okazji, dołączając do tych nag, które są już po stronie Sojuszu Północy.</text:p>
      <text:p text:style-name="Standard">EN</text:p>
      <text:p text:style-name="Standard">You should reconsider this... Not wanting to attack us does not make them </text:p>
      <text:p text:style-name="Standard">our friends. They may betray us in the first suitable opportunity, joining </text:p>
      <text:p text:style-name="Standard">that nagas, wchich are on the Northern Alliance side already.</text:p>
      <text:p text:style-name="Standard"/>
      <text:p text:style-name="Standard">PL</text:p>
      <text:p text:style-name="Standard">Sss... Zamilcz, orku... Zamilcz, albo sprawię, że zamilkniesz na wieki... </text:p>
      <text:p text:style-name="Standard">Jeśli trzeba, Ta Osoba złoży śluby. Ta Osoba przyrzeka na gwiazdy i węże, na </text:p>
      <text:p text:style-name="Standard">truciznę i miecze, na czarną i czerwoną krew, że służyć będzie waszemu </text:p>
      <text:p text:style-name="Standard">Wielkiemu Suwerenowi i odda się mu cała!</text:p>
      <text:p text:style-name="Standard">EN</text:p>
      <text:p text:style-name="Standard">Sss... Quiet, ork... Be quiet or I will make you silent for ages... If it is </text:p>
      <text:p text:style-name="Standard">needed this Person will make an oath. This Person swears on the stars and </text:p>
      <text:p text:style-name="Standard">snakes, on the poison and swords, on the blood of black and red that it will </text:p>
      <text:p text:style-name="Standard">serve your Great Sovereign and will give the whole of itself to him.</text:p>
      <text:p text:style-name="Standard"/>
      <text:p text:style-name="Standard">PL</text:p>
      <text:p text:style-name="Standard">Nawet w obliczu ostatnich wydarzeń muszę przyznać, kuzynie, że brzmi to </text:p>
      <text:p text:style-name="Standard">całkiem nieźle.</text:p>
      <text:p text:style-name="Standard">EN</text:p>
      <text:p text:style-name="Standard">Even in the face of the last events I must admit, my cousin, that it sounds </text:p>
      <text:p text:style-name="Standard">pretty nice.</text:p>
      <text:p text:style-name="Standard"/>
      <text:p text:style-name="Standard"><text:soft-page-break/>PL</text:p>
      <text:p text:style-name="Standard">Cieszę się, że znów dopisał Ci humor, Kochan. Co zaś do nag... Niech więc </text:p>
      <text:p text:style-name="Standard">tak będzie. Od dzisiaj i wy jesteście moim ludem. Razem musimy wydostać się </text:p>
      <text:p text:style-name="Standard">z tych tuneli.</text:p>
      <text:p text:style-name="Standard">EN</text:p>
      <text:p text:style-name="Standard">I am glad that your humour is back, Kochan. As for the nagas... So be it. </text:p>
      <text:p text:style-name="Standard">From now on you are my people as well. Together we must work our way out of </text:p>
      <text:p text:style-name="Standard">this tunnels.</text:p>
      <text:p text:style-name="Standard"/>
      <text:p text:style-name="Standard">PL</text:p>
      <text:p text:style-name="Standard">Moje serce raduje się na wieść, że walczyć będziemy ramię w ramię z wodnymi </text:p>
      <text:p text:style-name="Standard">wężami. Ten kontynent nie wydał na świat istot równie zaciętych, </text:p>
      <text:p text:style-name="Standard">przepełnionych pasją i nienawiścią, które nie pozwoliły im odejść w ramiona </text:p>
      <text:p text:style-name="Standard">śmierci. </text:p>
      <text:p text:style-name="Standard">EN</text:p>
      <text:p text:style-name="Standard">My hearth is full of joy knowing, that we will be fighting together with the </text:p>
      <text:p text:style-name="Standard">water snakes. There are no creatures that are more stubborn, full of passion </text:p>
      <text:p text:style-name="Standard">and hate born by this continent. Those features caused them not to leave </text:p>
      <text:p text:style-name="Standard">this world into the cold hands of the death.</text:p>
      <text:p text:style-name="Standard"/>
      <text:p text:style-name="Standard">PL</text:p>
      <text:p text:style-name="Standard">Trolle lubią węże. Niech jest między nami przyjaźń.</text:p>
      <text:p text:style-name="Standard">EN</text:p>
      <text:p text:style-name="Standard">Trolls likes snakes. Let there is friendship between us.</text:p>
      <text:p text:style-name="Standard"/>
      <text:p text:style-name="Standard">PL</text:p>
      <text:p text:style-name="Standard">Wodzu mój... Pozwól mi udzielić Ci rady... Podziemne karły również odczuły </text:p>
      <text:p text:style-name="Standard">wpływ Złego Ducha, który pustoszy tę krainę. Są słabi... Możemy razem stawić </text:p>
      <text:p text:style-name="Standard">im czoło, pokonując ich. Jest jednak inne rozwiązani. Ich strażnicy są </text:p>
      <text:p text:style-name="Standard">nieliczni, a na większości korytarzy brakuje im wartowników. Możemy </text:p>
      <text:p text:style-name="Standard">niepostrzeżenie dotrzeć na wschód, jeśli będziemy iść ostrożnie.</text:p>
      <text:p text:style-name="Standard"><text:soft-page-break/>EN</text:p>
      <text:p text:style-name="Standard">My Chieftain... Let me give you an advice... Underground midgets were also </text:p>
      <text:p text:style-name="Standard">influenced by the Evil Spirit that devastates this lands. They are weak... </text:p>
      <text:p text:style-name="Standard">Together we can face them and defeat them. But there is another way. Their </text:p>
      <text:p text:style-name="Standard">guards are few, there are none on most of the corridors. We can reach east </text:p>
      <text:p text:style-name="Standard">without being noticed if we will move carefully.</text:p>
      <text:p text:style-name="Standard"/>
      <text:p text:style-name="Standard">PL</text:p>
      <text:p text:style-name="Standard">To dobra rada. Osobiście wolałbym nie brać udziału w walkach: warunki </text:p>
      <text:p text:style-name="Standard">terenowe zdecydowanie im sprzyjają.</text:p>
      <text:p text:style-name="Standard">EN</text:p>
      <text:p text:style-name="Standard">That's a good advice. Personally I would rather not participate in the fight </text:p>
      <text:p text:style-name="Standard">- terrain is not suitable for that.</text:p>
      <text:p text:style-name="Standard"/>
      <text:p text:style-name="Standard">PL</text:p>
      <text:p text:style-name="Standard">Gadanie, Kochan! Potrzebujemy złota i zapasów, a w ich fortyfikacjach na </text:p>
      <text:p text:style-name="Standard">pewno znajdziemy tego wystarczająco! Nie zabijemy ich teraz, a oni wkrótce </text:p>
      <text:p text:style-name="Standard">wyjdą z jaskiń i zaatakują nas w najmniej odpowiednim dla nas momencie. Żeby </text:p>
      <text:p text:style-name="Standard">nie było wojny, musimy zaatakować ich pierwsi!</text:p>
      <text:p text:style-name="Standard">EN</text:p>
      <text:p text:style-name="Standard">Quit babbling, Kochan! We require gold and supplies and there should be </text:p>
      <text:p text:style-name="Standard">plenty in their fortifications! If we will not kill them now, they will </text:p>
      <text:p text:style-name="Standard">emerge from the caves and attack us in the least expected moment. To avoid </text:p>
      <text:p text:style-name="Standard">open war we must attack first!</text:p>
      <text:p text:style-name="Standard"/>
      <text:p text:style-name="Standard">PL</text:p>
      <text:p text:style-name="Standard">Wodzu mój, to nie wszystko. Ta Osoba wie coś więcej... Na północy, w </text:p>
      <text:p text:style-name="Standard">opuszczonych przez karły tunelach... Czuć stamtąd magiczne wibracje... Ja i </text:p>
      <text:p text:style-name="Standard">moje córy sądzimy, że może tam być ukryte coś, co mogłoby się okazać pomocne </text:p>
      <text:p text:style-name="Standard">w przyszłości. A może nawet mieć decydujące znaczenie w ostatecznym </text:p>
      <text:p text:style-name="Standard">rozrachunku.</text:p>
      <text:p text:style-name="Standard"><text:soft-page-break/>EN</text:p>
      <text:p text:style-name="Standard">My chieftain, this is not everything. This Person knows more... In the </text:p>
      <text:p text:style-name="Standard">north, in the tunnels abbandoned by the midgets... I can feel magic </text:p>
      <text:p text:style-name="Standard">vibrations from there... Me and my daughters think, that there can be hidden </text:p>
      <text:p text:style-name="Standard">something that could prove useful in the future. It can even have the </text:p>
      <text:p text:style-name="Standard">deciding touch in the final encounter.</text:p>
      <text:p text:style-name="Standard"/>
      <text:p text:style-name="Standard">PL</text:p>
      <text:p text:style-name="Standard">Skarb! Trolle chcą ten skarb! My nie zapomnieć, że trollom wtedy było </text:p>
      <text:p text:style-name="Standard">dobrze, gdy mieć skarb!</text:p>
      <text:p text:style-name="Standard">EN</text:p>
      <text:p text:style-name="Standard">Treasure! Trolls want that treasure! We not forgot, that trolls were good, </text:p>
      <text:p text:style-name="Standard">when trolls had treasure!</text:p>
      <text:p text:style-name="Standard"/>
      <text:p text:style-name="Standard">PL</text:p>
      <text:p text:style-name="Standard">Również czuję coś magicznego... Jest tam tajemna, potężna siła... Ale inna </text:p>
      <text:p text:style-name="Standard">niż krasnoludzka. Wydaje mi się, że może mieć to coś wspólnego ze złem, </text:p>
      <text:p text:style-name="Standard">które ogarnia północ. Powinniśmy mieć tę rzecz.</text:p>
      <text:p text:style-name="Standard">EN</text:p>
      <text:p text:style-name="Standard">I also feel something magical... There is some arcane, powerful power... But </text:p>
      <text:p text:style-name="Standard">different, not dwarvish. I think it may have something in common with the </text:p>
      <text:p text:style-name="Standard">evil, that embraces the north. We should aquire this thing.</text:p>
      <text:p text:style-name="Standard"/>
      <text:p text:style-name="Standard">PL</text:p>
      <text:p text:style-name="Standard">Dziękuję wam wszystkim za rady. Aidalo... Cokolwiek postąpię, chcę mieć Cię </text:p>
      <text:p text:style-name="Standard">u swego boku. Bardzo cieszę się z tego spotkania. A teraz: w drogę!</text:p>
      <text:p text:style-name="Standard">EN</text:p>
      <text:p text:style-name="Standard">Thank you all for your advices. Aidala... Whatever I decide, I want you to </text:p>
      <text:p text:style-name="Standard">be at my side. I am really glad that we've met. And now - onward!</text:p>
      <text:p text:style-name="Standard"/>
      <text:p text:style-name="Standard">PL</text:p>
      <text:p text:style-name="Standard"><text:soft-page-break/>Dotrzyj Marbusem do północnego krańca mapy</text:p>
      <text:p text:style-name="Standard">EN</text:p>
      <text:p text:style-name="Standard">Move Marbus to the northern edge of the map</text:p>
      <text:p text:style-name="Standard"/>
      <text:p text:style-name="Standard">PL</text:p>
      <text:p text:style-name="Standard">Giń, krasnoludzka poczwaro! To za wszystkich naszych wojowników, którzy </text:p>
      <text:p text:style-name="Standard">umarli z waszych rąk!</text:p>
      <text:p text:style-name="Standard">EN</text:p>
      <text:p text:style-name="Standard">Die, you dwarven monster! This is for all our warriors slain by your brethen!</text:p>
      <text:p text:style-name="Standard"/>
      <text:p text:style-name="Standard">PL</text:p>
      <text:p text:style-name="Standard">Ograbcie ich twierdzę, żołnierze! Jestem pewny, że mają tam mnóstwo złota i </text:p>
      <text:p text:style-name="Standard">zapasów!</text:p>
      <text:p text:style-name="Standard">EN</text:p>
      <text:p text:style-name="Standard">Loot their strongholds, soldiers! I am sure they have tons of gold and </text:p>
      <text:p text:style-name="Standard">supplies in there!</text:p>
      <text:p text:style-name="Standard"/>
      <text:p text:style-name="Standard">PL</text:p>
      <text:p text:style-name="Standard">Padł! Krasnoludy pierzchają do swoich nor! Odnieśliśmy tu cudowne zwycięstwo!</text:p>
      <text:p text:style-name="Standard">EN</text:p>
      <text:p text:style-name="Standard">He's fallen! Dwarves run to their holes! We've aquired this glorious victory!</text:p>
      <text:p text:style-name="Standard"/>
      <text:p text:style-name="Standard">PL</text:p>
      <text:p text:style-name="Standard">Mój miecz krzyczy z ekscytacji! Dobić pozostałych! Nie pozwólcie nikomu </text:p>
      <text:p text:style-name="Standard">przeżyć!</text:p>
      <text:p text:style-name="Standard">EN</text:p>
      <text:p text:style-name="Standard">My sword shouts of excitation! Slain the rest! Kill everyone, take no </text:p>
      <text:p text:style-name="Standard">prisoners!</text:p>
      <text:p text:style-name="Standard"/>
      <text:p text:style-name="Standard">PL</text:p>
      <text:p text:style-name="Standard">Ta Osoba cieszy się, że kolejna zemsta została dopełniona... Za złoto z ich </text:p>
      <text:p text:style-name="Standard"><text:soft-page-break/>skarbców urośniemy w siłę...</text:p>
      <text:p text:style-name="Standard">EN</text:p>
      <text:p text:style-name="Standard">This Person is glad, that the revenge is complete... With the gold from </text:p>
      <text:p text:style-name="Standard">their treasuries we will grow stronger...</text:p>
      <text:p text:style-name="Standard"/>
      <text:p text:style-name="Standard">PL</text:p>
      <text:p text:style-name="Standard">Szybko, moja Hordo, do tych tuneli!</text:p>
      <text:p text:style-name="Standard">EN</text:p>
      <text:p text:style-name="Standard">Quickly, my Horde, to these tunnels!</text:p>
      <text:p text:style-name="Standard"/>
      <text:p text:style-name="Standard">PL</text:p>
      <text:p text:style-name="Standard">Co!? Mamy uciekać teraz, gdy już rozgorzała walka!?</text:p>
      <text:p text:style-name="Standard">EN</text:p>
      <text:p text:style-name="Standard">What!? We are fleeing now, after the battle has started!?</text:p>
      <text:p text:style-name="Standard"/>
      <text:p text:style-name="Standard">PL</text:p>
      <text:p text:style-name="Standard">Ta Osoba wreszcie mogła zanurzyć swoje ostrze w ciałach tych, których </text:p>
      <text:p text:style-name="Standard">nienawidzi! Czemuż więc mamy przerywać tę słodką dla Tej Osoby chwilę?</text:p>
      <text:p text:style-name="Standard">EN</text:p>
      <text:p text:style-name="Standard">This Person could dip her blade in the bodies of these, whom she hates! Why </text:p>
      <text:p text:style-name="Standard">do we have to interrupt such a sweet for This Person moment?</text:p>
      <text:p text:style-name="Standard"/>
      <text:p text:style-name="Standard">PL</text:p>
      <text:p text:style-name="Standard">Nie kłóćcie się ze mną! Ruszamy, wgłąb jaskiń! Pamiętajcie, że naszym celem </text:p>
      <text:p text:style-name="Standard">nie jest walka z krasnoludami, a przedostanie się na drugą stronę gór!</text:p>
      <text:p text:style-name="Standard">EN</text:p>
      <text:p text:style-name="Standard">Stop arguing with me! Move on, deeper into the cavern! Remember, that our </text:p>
      <text:p text:style-name="Standard">goal isn't a fight with dwarves, but getting into the other side of the </text:p>
      <text:p text:style-name="Standard">mountains!</text:p>
      <text:p text:style-name="Standard"/>
      <text:p text:style-name="Standard">PL</text:p>
      <text:p text:style-name="Standard"><text:soft-page-break/>Nasi wrogowie już nie żyją. Odnieśliśmy tutaj piękne zwycięstwo. Martwi mnie </text:p>
      <text:p text:style-name="Standard">tylko fakt, że niedługo wszystkie okoliczne klany krasnoludów dowiedzą się o </text:p>
      <text:p text:style-name="Standard">tej masakrze. Zechcą zemsty.</text:p>
      <text:p text:style-name="Standard">EN</text:p>
      <text:p text:style-name="Standard">Our opponents are dead. We achieved a great victory over here. But I'm </text:p>
      <text:p text:style-name="Standard">worried that soon, all nearby dwarven clans will find out about this </text:p>
      <text:p text:style-name="Standard">massacre. They will seek revenge.</text:p>
      <text:p text:style-name="Standard"/>
      <text:p text:style-name="Standard">PL</text:p>
      <text:p text:style-name="Standard">To rzeczywiście może być wielkim problemem. Niemniej, nie jesteśmy w stanie </text:p>
      <text:p text:style-name="Standard">już temu zaradzić. Pozostaje nam jedynie zdać się na los i podążać dalej </text:p>
      <text:p text:style-name="Standard">naszą ścieżką, tak jak do tej pory.</text:p>
      <text:p text:style-name="Standard">EN</text:p>
      <text:p text:style-name="Standard">This indeed might become a big problem. Still, we aren't able to prevent it </text:p>
      <text:p text:style-name="Standard">anymore. All what's left for us is to count of the destiny and follow the </text:p>
      <text:p text:style-name="Standard">path, like we did so far.</text:p>
      <text:p text:style-name="Standard"/>
      <text:p text:style-name="Standard">PL</text:p>
      <text:p text:style-name="Standard">O czym wy mówicie!? Cieszę się, że rozgromiliśmy naszych przeciwników! </text:p>
      <text:p text:style-name="Standard">Powinniśmy otworzyć beczułki z piwem i świętować!</text:p>
      <text:p text:style-name="Standard">EN</text:p>
      <text:p text:style-name="Standard">What are you talking about!? I rejoice, that we vanquished our opponents! We </text:p>
      <text:p text:style-name="Standard">should open barrels of beer and feast!</text:p>
      <text:p text:style-name="Standard"/>
      <text:p text:style-name="Standard">PL</text:p>
      <text:p text:style-name="Standard">Ta Osoba sądzi, że nierozważnie byłoby zostawać tu dłużej. Powinniśmy raczej </text:p>
      <text:p text:style-name="Standard">ruszać jak najszybciej, by wydostać się z tych jaskiń.</text:p>
      <text:p text:style-name="Standard">EN</text:p>
      <text:p text:style-name="Standard">This Person thinks, that staying here would be irresonable. We should rather </text:p>
      <text:p text:style-name="Standard">move as soon as possible, to leave these caves.</text:p>
      <text:p text:style-name="Standard"/>
      <text:p text:style-name="Standard"><text:soft-page-break/>PL</text:p>
      <text:p text:style-name="Standard">Zgadzam się z Twoimi słowami, Aidalo. Szykować się do wymarszu! Opuszczamy </text:p>
      <text:p text:style-name="Standard">to miejsce!</text:p>
      <text:p text:style-name="Standard">EN</text:p>
      <text:p text:style-name="Standard">I agree with Your words, Aidala. Get ready to march off! We are leaving this </text:p>
      <text:p text:style-name="Standard">place!</text:p>
      <text:p text:style-name="Standard"/>
      <text:p text:style-name="Standard">PL</text:p>
      <text:p text:style-name="Standard">Udało się. Żaden z krasnoludów nie zauważył naszego przejścia. Dobra robota, </text:p>
      <text:p text:style-name="Standard">towarzysze! Dalej, wgłąb jaskiń!</text:p>
      <text:p text:style-name="Standard">EN</text:p>
      <text:p text:style-name="Standard">We made it. None of the dwarves noticed out pass. Well done, companions! </text:p>
      <text:p text:style-name="Standard">Onward, into these caves!</text:p>
      <text:p text:style-name="Standard"/>
      <text:p text:style-name="Standard">PL</text:p>
      <text:p text:style-name="Standard">Cieszę się, że udało nam się uniknąć niepotrzebnej walki. Musimy oszczędzać </text:p>
      <text:p text:style-name="Standard">siły na ważniejsze starcia.</text:p>
      <text:p text:style-name="Standard">EN</text:p>
      <text:p text:style-name="Standard">I'm glad that we managed to avoid unneccessary fight. We must save our </text:p>
      <text:p text:style-name="Standard">forces for more important battles.</text:p>
      <text:p text:style-name="Standard"/>
      <text:p text:style-name="Standard">PL</text:p>
      <text:p text:style-name="Standard">Sss... Ta Osoba wolałaby ukrócić o głowę wszystkie karły, niż pozwolić im </text:p>
      <text:p text:style-name="Standard">żyć. Nienawiść do nich płonie w naszej krwi. Zrobimy jednak to, co konieczne.</text:p>
      <text:p text:style-name="Standard">EN</text:p>
      <text:p text:style-name="Standard">Sss... This Person would prefer to behead all of these dwarves, rather than </text:p>
      <text:p text:style-name="Standard">let them live. Hatred to them is burning in our blood. But we will do what </text:p>
      <text:p text:style-name="Standard">is neccesary.</text:p>
      <text:p text:style-name="Standard"/>
      <text:p text:style-name="Standard">PL</text:p>
      <text:p text:style-name="Standard">Na tysiąc beczek piwa i tonę wieprzowiny! To orkowie! Zadąć w rogi! Orkowie </text:p>
      <text:p text:style-name="Standard"><text:soft-page-break/>atakują nasze ziemię!</text:p>
      <text:p text:style-name="Standard">EN</text:p>
      <text:p text:style-name="Standard">For one thousand barrels of bear and a ton of pork! These are orcs! Blow </text:p>
      <text:p text:style-name="Standard">into the horns! Orcs are attacking our lands!</text:p>
      <text:p text:style-name="Standard"/>
      <text:p text:style-name="Standard">PL</text:p>
      <text:p text:style-name="Standard">W rogi?! Natychmiast niech ktoś zacznie bić w bębny! Do ataku!</text:p>
      <text:p text:style-name="Standard">EN</text:p>
      <text:p text:style-name="Standard">Into the horns?! Somebody immediately start beating in drums! To the attack!</text:p>
      <text:p text:style-name="Standard"/>
      <text:p text:style-name="Standard">PL</text:p>
      <text:p text:style-name="Standard">Milcz, Gewoldzie! A teraz, moja Hordo, zacząć bić w bębny! Wyrżnąć ich!</text:p>
      <text:p text:style-name="Standard">EN</text:p>
      <text:p text:style-name="Standard">Silence, Gewold! And now, my Horde, start beating in drums! Slaughter them!</text:p>
      <text:p text:style-name="Standard"/>
      <text:p text:style-name="Standard">PL</text:p>
      <text:p text:style-name="Standard">Ta Osoba widzi, że rasa orków nie zmieniła się przez ten czas, w którym </text:p>
      <text:p text:style-name="Standard">widziała ją ostatnim razem.</text:p>
      <text:p text:style-name="Standard">EN</text:p>
      <text:p text:style-name="Standard">This Person sees, that orcish race hasn't changed since the last time she </text:p>
      <text:p text:style-name="Standard">saw them.</text:p>
      <text:p text:style-name="Standard"/>
      <text:p text:style-name="Standard">PL</text:p>
      <text:p text:style-name="Standard">Czuję jakąś dziwną energię w tym miejscu... Nie lękajcie się, jednak </text:p>
      <text:p text:style-name="Standard">stąpajcie ostrożnie! Kto wie, co czai się w ciemnościach?</text:p>
      <text:p text:style-name="Standard">EN</text:p>
      <text:p text:style-name="Standard">I feel some weird energy in this place... Do not be affraid but make your </text:p>
      <text:p text:style-name="Standard">steps carefully! Who knows what lurks in the darkness.</text:p>
      <text:p text:style-name="Standard"/>
      <text:p text:style-name="Standard">PL</text:p>
      <text:p text:style-name="Standard">Odejdźcie... Póki macie jeszcze taką możliwość...</text:p>
      <text:p text:style-name="Standard"><text:soft-page-break/>EN</text:p>
      <text:p text:style-name="Standard">Be gone... Now, that you still have the chance...</text:p>
      <text:p text:style-name="Standard"/>
      <text:p text:style-name="Standard">PL</text:p>
      <text:p text:style-name="Standard">Ta Osoba czuje dreszcz. Tak więc demon, który zamieszkał te pieczary, wciąż </text:p>
      <text:p text:style-name="Standard">potrafi mówić!</text:p>
      <text:p text:style-name="Standard">EN</text:p>
      <text:p text:style-name="Standard">This person feels shivers. So the demon that lives in these caves can still </text:p>
      <text:p text:style-name="Standard">speak!</text:p>
      <text:p text:style-name="Standard"/>
      <text:p text:style-name="Standard">PL</text:p>
      <text:p text:style-name="Standard">Czemuż mnie nie słuchacie? Odejdźcie...</text:p>
      <text:p text:style-name="Standard">EN</text:p>
      <text:p text:style-name="Standard">Why are you not listening to me? Be gone...</text:p>
      <text:p text:style-name="Standard"/>
      <text:p text:style-name="Standard">PL</text:p>
      <text:p text:style-name="Standard">Tam... Właśnie tam Ta Osoba wyczuwa dziwną, starą magię.</text:p>
      <text:p text:style-name="Standard">EN</text:p>
      <text:p text:style-name="Standard">There... This is the place from where this Person feels the strange, old </text:p>
      <text:p text:style-name="Standard">magic.</text:p>
      <text:p text:style-name="Standard"/>
      <text:p text:style-name="Standard">PL</text:p>
      <text:p text:style-name="Standard">Na orkowe miecze i sto tysięcy goblińskich bękartów! Nieumarli!</text:p>
      <text:p text:style-name="Standard">EN</text:p>
      <text:p text:style-name="Standard">For the love of the orcish blades and the hatred of thousands of goblin </text:p>
      <text:p text:style-name="Standard">bastards! Undead!</text:p>
      <text:p text:style-name="Standard"/>
      <text:p text:style-name="Standard">PL</text:p>
      <text:p text:style-name="Standard">Nie... Ten duch nie należy do tych, które nękają północ, prawda? Kimże więc </text:p>
      <text:p text:style-name="Standard">jesteś?</text:p>
      <text:p text:style-name="Standard">EN</text:p>
      <text:p text:style-name="Standard"><text:soft-page-break/>No... This ghost does not belong to those that harass the north, right? Who </text:p>
      <text:p text:style-name="Standard">are you then?</text:p>
      <text:p text:style-name="Standard"/>
      <text:p text:style-name="Standard">PL</text:p>
      <text:p text:style-name="Standard">Me imię jest... Nie... Nie jest ono istotne w opowieści, w której bierzecie </text:p>
      <text:p text:style-name="Standard">teraz udział... Wiedzcie tyle, że jestem duchem tego, który był przed wami, </text:p>
      <text:p text:style-name="Standard">wielkiego wodza orków, który żył w dawnych czasach... Odejdźcie...</text:p>
      <text:p text:style-name="Standard">EN</text:p>
      <text:p text:style-name="Standard">My name is... No... It is not important for the story, you are the part </text:p>
      <text:p text:style-name="Standard">of... All you must know is that I am the ghost of the one that was before </text:p>
      <text:p text:style-name="Standard">you - the great orcish chieftain that lived his life in the times of the </text:p>
      <text:p text:style-name="Standard">past... Be gone...</text:p>
      <text:p text:style-name="Standard"/>
      <text:p text:style-name="Standard">PL</text:p>
      <text:p text:style-name="Standard">Moi podwładni wykryli dziwną magię wokół Ciebie. A jesteśmy teraz w </text:p>
      <text:p text:style-name="Standard">sytuacji, w której przyda się nam każda magia. Uciekamy przed nieumarłymi, </text:p>
      <text:p text:style-name="Standard">którzy zaczęli panoszyć się na północy. Pomóż nam, jeśli możesz, duchu.</text:p>
      <text:p text:style-name="Standard">EN</text:p>
      <text:p text:style-name="Standard">My subordinates have detected strange magic aroud you. We are in the </text:p>
      <text:p text:style-name="Standard">situation in which we can use any magic to help us. We are running from the </text:p>
      <text:p text:style-name="Standard">undead that had started to harass the north. Help us, if you are able to, </text:p>
      <text:p text:style-name="Standard">ghost.</text:p>
      <text:p text:style-name="Standard"/>
      <text:p text:style-name="Standard">PL</text:p>
      <text:p text:style-name="Standard">Uciekacie...? Więc dumna rasa orków ucieka przed nieumarłymi duszami...? </text:p>
      <text:p text:style-name="Standard">Znów...</text:p>
      <text:p text:style-name="Standard">EN</text:p>
      <text:p text:style-name="Standard">Running...? So the pride orcish race runs from the undead souls...? Again...</text:p>
      <text:p text:style-name="Standard"/>
      <text:p text:style-name="Standard">PL</text:p>
      <text:p text:style-name="Standard">Znów? Ta Osoba myśli, że wiesz więcej, niż się zdaje. Czy to, co dzieje się </text:p>
      <text:p text:style-name="Standard"><text:soft-page-break/>teraz na północy, działo się już wcześniej?</text:p>
      <text:p text:style-name="Standard">EN</text:p>
      <text:p text:style-name="Standard">Again? This Person thinks, that you know more than you seem to. Everything </text:p>
      <text:p text:style-name="Standard">that is happening now in the north - Had this happened earlier?</text:p>
      <text:p text:style-name="Standard"/>
      <text:p text:style-name="Standard">PL</text:p>
      <text:p text:style-name="Standard">. . .</text:p>
      <text:p text:style-name="Standard">EN</text:p>
      <text:p text:style-name="Standard">. . .</text:p>
      <text:p text:style-name="Standard"/>
      <text:p text:style-name="Standard">PL</text:p>
      <text:p text:style-name="Standard">Zaklinam Cię, duchu! Wiedz, że teraz to ja jestem Wielkim Suwerenem Hordy... </text:p>
      <text:p text:style-name="Standard">W mojej mocy jest Ci rozkazać. Odpowiedz nam!</text:p>
      <text:p text:style-name="Standard">EN</text:p>
      <text:p text:style-name="Standard">I beg you, ghost! Know, that I am the Great Souverein of the Horde now... I </text:p>
      <text:p text:style-name="Standard">have the power to command you! Answer us!</text:p>
      <text:p text:style-name="Standard"/>
      <text:p text:style-name="Standard">PL</text:p>
      <text:p text:style-name="Standard">Tak... To już miało miejsce... Ale nie tutaj, a na dalekim, dalekim </text:p>
      <text:p text:style-name="Standard">zachodzie... Gdy mroczny lud Wesfolk stanął przed nami, wyrywając nas z </text:p>
      <text:p text:style-name="Standard">krain bitewnych... Naszego pierwotnego świata, z którego zostaliśmy </text:p>
      <text:p text:style-name="Standard">przyzwani przez liczów...</text:p>
      <text:p text:style-name="Standard">EN</text:p>
      <text:p text:style-name="Standard">Yes... It had happened already... But not here. In the far, far west... When </text:p>
      <text:p text:style-name="Standard">the dark Wesfolk people stood in front of us tearing us out from our battle-</text:p>
      <text:p text:style-name="Standard">realm... Our primal world from which we were summoned by the liches.</text:p>
      <text:p text:style-name="Standard"/>
      <text:p text:style-name="Standard">PL</text:p>
      <text:p text:style-name="Standard">Zostały otwarte portale, którymi dostaliśmy się do tego świata... To jednak </text:p>
      <text:p text:style-name="Standard">nie koniec opowieści... Bowiem zostaliśmy zdradzeni... Władcy Liczów </text:p>
      <text:p text:style-name="Standard">zorientowali się, jak wielką potęgę stanowiliśmy... Nie mogli trzymać nas w </text:p>
      <text:p text:style-name="Standard"><text:soft-page-break/>garści, póki istniały ich portale... By je zamknąć, użyli całej swojej </text:p>
      <text:p text:style-name="Standard">wiedzy i magii, jaką posiadali. Straszne i potężne były to czary, jakich nie </text:p>
      <text:p text:style-name="Standard">ma już na świecie i nie będzie, póki drugie słońce nie zaświeci nad </text:p>
      <text:p text:style-name="Standard">kontynentem.</text:p>
      <text:p text:style-name="Standard">EN</text:p>
      <text:p text:style-name="Standard">The old portals were opened, we used them to enter this world... This is not </text:p>
      <text:p text:style-name="Standard">the end of the story... We were betrayed... Lich Lords found out how </text:p>
      <text:p text:style-name="Standard">powerfull we are... They could not kept us in their grasp as long as their </text:p>
      <text:p text:style-name="Standard">portals were opened... They used all of their power and knowledge to close </text:p>
      <text:p text:style-name="Standard">them. Terrible and mighty were the spells that are on this world no more and </text:p>
      <text:p text:style-name="Standard">never will be again unless the second sun shines over the continent.</text:p>
      <text:p text:style-name="Standard"/>
      <text:p text:style-name="Standard">PL</text:p>
      <text:p text:style-name="Standard">Portale zostały zamknięte, a droga do naszej ojczyzny została nam odebrana. </text:p>
      <text:p text:style-name="Standard">Nim jednak to się stało, z naszego pierwotnego świata przybyło tu coś </text:p>
      <text:p text:style-name="Standard">jeszcze... Coś, czego imienia nie pamiętamy, a co sprawia, że ani sen, ani </text:p>
      <text:p text:style-name="Standard">jadło, ani kobieta... Nic nie jest w stanie zaspokoić pragnienia krwi, które </text:p>
      <text:p text:style-name="Standard">czujemy. To coś nawiedza teraz północ.</text:p>
      <text:p text:style-name="Standard">EN</text:p>
      <text:p text:style-name="Standard">Portals were closed and the way to our home was lost. Before it happened </text:p>
      <text:p text:style-name="Standard">there was something more that managed to get here from our wolrd... The name </text:p>
      <text:p text:style-name="Standard">of that thing is now forgotten but it makes the sleep, the food and even the </text:p>
      <text:p text:style-name="Standard">females unable to satisfy the lust for blood that we feel. This thing haunts </text:p>
      <text:p text:style-name="Standard">the north now.</text:p>
      <text:p text:style-name="Standard"/>
      <text:p text:style-name="Standard">PL</text:p>
      <text:p text:style-name="Standard">Pradawna jest twoja historia, duchu... Ta Osoba ośmiela się spytać... Jak </text:p>
      <text:p text:style-name="Standard">powstrzymać to, co się teraz dzieje?</text:p>
      <text:p text:style-name="Standard">EN</text:p>
      <text:p text:style-name="Standard">Ancient is the story of yours, ghost... This Person dares to ask... How can </text:p>
      <text:p text:style-name="Standard">we stop that what is happening now?</text:p>
      <text:p text:style-name="Standard"><text:soft-page-break/></text:p>
      <text:p text:style-name="Standard">PL</text:p>
      <text:p text:style-name="Standard">Próbowaliśmy wielu rzeczy, by zawrócić niepowstrzymaną rzekę </text:p>
      <text:p text:style-name="Standard">przeznaczenia... Nic nie jest w stanie odmienić losu... Idźcie, precz! </text:p>
      <text:p text:style-name="Standard">Wystarczająco dużo już wam powiedziałem... Odejdźcie stąd i zgińcie wedle </text:p>
      <text:p text:style-name="Standard">własnego uznania!</text:p>
      <text:p text:style-name="Standard">EN</text:p>
      <text:p text:style-name="Standard">We've tried many things to turn the unstoppable river of the destiny </text:p>
      <text:p text:style-name="Standard">around... Nothing can change the faith... Go away! I've told you enough </text:p>
      <text:p text:style-name="Standard">already... Be gone and die as you like!</text:p>
      <text:p text:style-name="Standard"/>
      <text:p text:style-name="Standard">PL</text:p>
      <text:p text:style-name="Standard">Wynoście się stąd... Zostawcie przeszłość w spokoju...</text:p>
      <text:p text:style-name="Standard">EN</text:p>
      <text:p text:style-name="Standard">Get out of here... Leave the past alone...</text:p>
      <text:p text:style-name="Standard"/>
      <text:p text:style-name="Standard">PL</text:p>
      <text:p text:style-name="Standard">Moje ataki nie robią na nim większego wrażenia!</text:p>
      <text:p text:style-name="Standard">EN</text:p>
      <text:p text:style-name="Standard">My attacks do not impress him!</text:p>
      <text:p text:style-name="Standard"/>
      <text:p text:style-name="Standard">PL</text:p>
      <text:p text:style-name="Standard">Nie możecie mnie pokonać, żywotne istoty... Ja jestem bytem duchowym...</text:p>
      <text:p text:style-name="Standard">EN</text:p>
      <text:p text:style-name="Standard">You can't beat me, living beings... I'm a spiritual entity...</text:p>
      <text:p text:style-name="Standard"/>
      <text:p text:style-name="Standard">PL</text:p>
      <text:p text:style-name="Standard">Ja... Przegrałem...</text:p>
      <text:p text:style-name="Standard">EN</text:p>
      <text:p text:style-name="Standard">I... Lost...</text:p>
      <text:p text:style-name="Standard"/>
      <text:p text:style-name="Standard"><text:soft-page-break/>PL</text:p>
      <text:p text:style-name="Standard">Może i jesteś duchem wielkiego wojownika i wodza, ale mimo wszystko, nadal </text:p>
      <text:p text:style-name="Standard">jesteś tylko duchem! A teraz powiedz nam, jak rozprawić się z nieumarłymi, </text:p>
      <text:p text:style-name="Standard">którzy panoszą się po północy?</text:p>
      <text:p text:style-name="Standard">EN</text:p>
      <text:p text:style-name="Standard">Maybe you are a ghost of a great warrior and chief, but in spite of all, you </text:p>
      <text:p text:style-name="Standard">still are but a ghost! And now tell us, how to deal with these undead, who </text:p>
      <text:p text:style-name="Standard">run rampart in the north?</text:p>
      <text:p text:style-name="Standard"/>
      <text:p text:style-name="Standard">PL</text:p>
      <text:p text:style-name="Standard">Skoro uważasz, że tobie się uda... Weź więc mój amulet... Może z nim </text:p>
      <text:p text:style-name="Standard">odmienisz... Losy... Swego ludu... Naszego ludu...</text:p>
      <text:p text:style-name="Standard">EN</text:p>
      <text:p text:style-name="Standard">If you think, that you will manage to do it... Then take my necklace... </text:p>
      <text:p text:style-name="Standard">Maybe with it you will change... The destiny... Of your people... Our </text:p>
      <text:p text:style-name="Standard">people...</text:p>
      <text:p text:style-name="Standard"/>
      <text:p text:style-name="Standard">PL</text:p>
      <text:p text:style-name="Standard">Spójrzcie! Sekretny tunel!</text:p>
      <text:p text:style-name="Standard">EN</text:p>
      <text:p text:style-name="Standard">Look! A secret passage has opened!</text:p>
      <text:p text:style-name="Standard"/>
      <text:p text:style-name="Standard">PL</text:p>
      <text:p text:style-name="Standard">To dziwny przedmiot... Pierwszy raz czuję coś takiego, gdy go zakładam... </text:p>
      <text:p text:style-name="Standard">Taki... Mistycyzm.</text:p>
      <text:p text:style-name="Standard">EN</text:p>
      <text:p text:style-name="Standard">This is a weird thing... When I put it on, it's the first time I feel </text:p>
      <text:p text:style-name="Standard">something like this... Such a... Mysticism...</text:p>
      <text:p text:style-name="Standard"/>
      <text:p text:style-name="Standard">PL</text:p>
      <text:p text:style-name="Standard">Mam tylko nadzieję, że nie będziesz mówić tak jak tamten duch. Urywane </text:p>
      <text:p text:style-name="Standard"><text:soft-page-break/>zdania nie są w twoim stylu, kuzynie. Powinniśmy już ruszać dalej.</text:p>
      <text:p text:style-name="Standard">EN</text:p>
      <text:p text:style-name="Standard">I only hope that you won't talk like this ghost did. Broken sentences aren't </text:p>
      <text:p text:style-name="Standard">in your style, cousin. We should already move forward.</text:p>
      <text:p text:style-name="Standard"/>
      <text:p text:style-name="Standard">PL</text:p>
      <text:p text:style-name="Standard">Ta Osoba myśli, że Wielki Suweren powinien zatrzymać tę rzecz. Może okazać </text:p>
      <text:p text:style-name="Standard">się naprawdę wartościowa.</text:p>
      <text:p text:style-name="Standard">EN</text:p>
      <text:p text:style-name="Standard">This person thinks that the Great Suverein should keep this thing. It might </text:p>
      <text:p text:style-name="Standard">turn out to be really valuable.</text:p>
      <text:p text:style-name="Standard"/>
      <text:p text:style-name="Standard">PL</text:p>
      <text:p text:style-name="Standard">Naszyjnik z kłów</text:p>
      <text:p text:style-name="Standard">EN</text:p>
      <text:p text:style-name="Standard">Bonetooth necklace</text:p>
      <text:p text:style-name="Standard"/>
      <text:p text:style-name="Standard">PL</text:p>
      <text:p text:style-name="Standard">Naszyjnik zawiera inskrypcję w nieznanym języku. Zapewnia posiadaczowi +20% </text:p>
      <text:p text:style-name="Standard">odporności na każdy rodzaj obrażeń.</text:p>
      <text:p text:style-name="Standard">EN</text:p>
      <text:p text:style-name="Standard">This necklace contains an inscription in unknown language. It grants the </text:p>
      <text:p text:style-name="Standard">wearer +20% resistance to all sources of damage.</text:p>
      <text:p text:style-name="Standard"/>
      <text:p text:style-name="Standard">PL</text:p>
      <text:p text:style-name="Standard">Zawołajcie tu Wielkiego Suwerena! Powinien to wziąć...</text:p>
      <text:p text:style-name="Standard">EN</text:p>
      <text:p text:style-name="Standard">Call the Great Suverein over here! He should take it...</text:p>
      <text:p text:style-name="Standard"/>
      <text:p text:style-name="Standard">PL</text:p>
      <text:p text:style-name="Standard">Jęczmień, zostaw!</text:p>
      <text:p text:style-name="Standard"><text:soft-page-break/>EN</text:p>
      <text:p text:style-name="Standard">Barley! Leave it!</text:p>
      <text:p text:style-name="Standard"/>
      <text:p text:style-name="Standard">PL</text:p>
      <text:p text:style-name="Standard">Auu!</text:p>
      <text:p text:style-name="Standard">EN</text:p>
      <text:p text:style-name="Standard">Owww!</text:p>
      <text:p text:style-name="Standard"/>
      <text:p text:style-name="Standard">PL</text:p>
      <text:p text:style-name="Standard">Hau, hau!</text:p>
      <text:p text:style-name="Standard">EN</text:p>
      <text:p text:style-name="Standard">Warf warf!</text:p>
      <text:p text:style-name="Standard"/>
      <text:p text:style-name="Standard">PL</text:p>
      <text:p text:style-name="Standard">Zostaw... O nie, pogryzł go!</text:p>
      <text:p text:style-name="Standard">EN</text:p>
      <text:p text:style-name="Standard">Leave it... Oh no, he has bitten it!</text:p>
      <text:p text:style-name="Standard"/>
      <text:p text:style-name="Standard">PL</text:p>
      <text:p text:style-name="Standard">Zdaje mi się, że amuletowi nic się nie stało. Patrzcie! Futro Jęczmienia </text:p>
      <text:p text:style-name="Standard">świeci nowym blaskiem!</text:p>
      <text:p text:style-name="Standard">EN</text:p>
      <text:p text:style-name="Standard">It looks like nothing has happened to the medalion. Hey, take a look! </text:p>
      <text:p text:style-name="Standard">Barley's fur is shining!</text:p>
      <text:p text:style-name="Standard"/>
      <text:p text:style-name="Standard">PL</text:p>
      <text:p text:style-name="Standard">Gryz amuletu z kłów</text:p>
      <text:p text:style-name="Standard">EN</text:p>
      <text:p text:style-name="Standard">Bite of a bonetooth necklace</text:p>
      <text:p text:style-name="Standard"/>
      <text:p text:style-name="Standard">PL</text:p>
      <text:p text:style-name="Standard"><text:soft-page-break/>Twój wilk zyskał właśnie +10% odporności na każdy rodzaj obrażeń!</text:p>
      <text:p text:style-name="Standard">EN</text:p>
      <text:p text:style-name="Standard">Your wolf just gained +10% resistance to all sources of damage!</text:p>
      <text:p text:style-name="Standard"/>
      <text:p text:style-name="Standard">PL</text:p>
      <text:p text:style-name="Standard">Ta Osoba zwie się Aidala... Chcesz złożyć ze mną skrzek?</text:p>
      <text:p text:style-name="Standard">EN</text:p>
      <text:p text:style-name="Standard">This Person's name is Aidala... Do you want to spawn with me?</text:p>
      <text:p text:style-name="Standard"/>
      <text:p text:style-name="Standard">PL</text:p>
      <text:p text:style-name="Standard">Ten dialog został tu umieszczony przez twórców. Tak naprawdę nagi nie </text:p>
      <text:p text:style-name="Standard">składają skrzeku.</text:p>
      <text:p text:style-name="Standard">EN</text:p>
      <text:p text:style-name="Standard">This dialogue was placed here by the autors. Actually, nagas do not spawn.</text:p>
      <text:p text:style-name="Standard"/>
      <text:p text:style-name="Standard">PL</text:p>
      <text:p text:style-name="Standard">Czuję od tego dziwną magię... Niech Wielki Ork zajmie się tym przedmiotem.</text:p>
      <text:p text:style-name="Standard">EN</text:p>
      <text:p text:style-name="Standard">I feel a weird magic in this thing... May the Great Orc take care of it.</text:p>
      <text:p text:style-name="Standard"/>
      <text:p text:style-name="Standard">PL</text:p>
      <text:p text:style-name="Standard">Ta rzecz nie dla trollów. My zawołać mądrego orka.</text:p>
      <text:p text:style-name="Standard">EN</text:p>
      <text:p text:style-name="Standard">This thing not for trolls. We call smart orc.</text:p>
      <text:p text:style-name="Standard"/>
      <text:p text:style-name="Standard">PL</text:p>
      <text:p text:style-name="Standard">Amulet magiczny... Dziwna to rzecz... Niech przywódca Hordy ją zabierze.</text:p>
      <text:p text:style-name="Standard">EN</text:p>
      <text:p text:style-name="Standard">Magical necklace... A weird thing it is... Shall the leader of the Horde </text:p>
      <text:p text:style-name="Standard">take it.</text:p>
      <text:p text:style-name="Standard"/>
      <text:p text:style-name="Standard"><text:soft-page-break/>PL</text:p>
      <text:p text:style-name="Standard">Sio! Wynoś się! Ehh... Czego jak czego, ale nietoperzy się tutaj naprawdę </text:p>
      <text:p text:style-name="Standard">nie spodziewałem.</text:p>
      <text:p text:style-name="Standard">EN</text:p>
      <text:p text:style-name="Standard">Eww! Get out! Of all the things, I really didn't expected bats to be her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L</text:p>
      <text:p text:style-name="Standard">Jezioro Krwi</text:p>
      <text:p text:style-name="Standard">EN</text:p>
      <text:p text:style-name="Standard">Lake of Blood</text:p>
      <text:p text:style-name="Standard"><text:soft-page-break/></text:p>
      <text:p text:style-name="Standard">PL</text:p>
      <text:p text:style-name="Standard">Wielka Horda nie została przyjęta ciepło przez siły krasnoludów, jednak </text:p>
      <text:p text:style-name="Standard">razem z pomocą nag, udało im się odeprzeć ataki wroga i przedrzeć się do </text:p>
      <text:p text:style-name="Standard">centralnej części jaskiń. Wężowe kobiety okazały się nieocenione, gdy </text:p>
      <text:p text:style-name="Standard">przychodziło przedzierać się przez zalane podziemne przejścia bądź szukać </text:p>
      <text:p text:style-name="Standard">alternatywnej drogi przez podmokłe tereny. Kobiety te były tajemnicze, </text:p>
      <text:p text:style-name="Standard">zabójcze, a w ich ruchach i sposobie bycia można było dostrzec coś </text:p>
      <text:p text:style-name="Standard">mistycznego, co fascynowało poszczególnych orków, a innych napełniało lękiem.</text:p>
      <text:p text:style-name="Standard">EN</text:p>
      <text:p text:style-name="Standard">The Great Horde did not receive a warm welcome from the dwarven forces. </text:p>
      <text:p text:style-name="Standard">Still, with the help of the nagas, they were able to repulse enemy attacks </text:p>
      <text:p text:style-name="Standard">and force their way to the central part of the caves. Snake women proved to </text:p>
      <text:p text:style-name="Standard">be irreplaceable when there was a need to wade through the flooded </text:p>
      <text:p text:style-name="Standard">underground passes or to look for an alternative way through the marshy </text:p>
      <text:p text:style-name="Standard">grounds. Those women were mysterious, deadly, their every movement and their </text:p>
      <text:p text:style-name="Standard">way of being was filled with something mistical, which fascinated some orcs </text:p>
      <text:p text:style-name="Standard">and put fear in hearts of others.</text:p>
      <text:p text:style-name="Standard"/>
      <text:p text:style-name="Standard">PL</text:p>
      <text:p text:style-name="Standard">Sam Marbus spędzał coraz mniej czasu wśród swoich towarzyszy, skupiając </text:p>
      <text:p text:style-name="Standard">wokół siebie niewielką grupkę doradców i najznamienitszych wojowników, a </text:p>
      <text:p text:style-name="Standard">także tych nielicznych, którzy zapoznali się z kulturą i filozofią </text:p>
      <text:p text:style-name="Standard">krasnoludów. Mieli oni za zadanie wybierać takie drogi, by unikać spotkań z </text:p>
      <text:p text:style-name="Standard">o wiele bardziej licznymi siłami nieprzyjaciela.</text:p>
      <text:p text:style-name="Standard">EN</text:p>
      <text:p text:style-name="Standard">Marbus himself had been spending less nad less time with his companions, </text:p>
      <text:p text:style-name="Standard">instead he had gathered around himself a small group of advisors, greatest </text:p>
      <text:p text:style-name="Standard">warriors and those, who familiarized themselves with the culture and </text:p>
      <text:p text:style-name="Standard">philosophy of dwarves. Their task was to choose safe ways, to evade </text:p>
      <text:p text:style-name="Standard">encouters with the much stronger enemy forces.</text:p>
      <text:p text:style-name="Standard"><text:soft-page-break/></text:p>
      <text:p text:style-name="Standard">PL</text:p>
      <text:p text:style-name="Standard">Mroki tych miejsc nie wpływały dobrze na relacje międzyklanowe. Kilka razy </text:p>
      <text:p text:style-name="Standard">zdarzyły się poważniejsze bójki, zginęli orkowie. Prowodyrów szybko </text:p>
      <text:p text:style-name="Standard">wytropiono i postawiono przed Wielkim Suwerenem, który za radą Gewolda </text:p>
      <text:p text:style-name="Standard">skorzystał z praw wojennych i nakazał ich powiesić. Następnie nagi </text:p>
      <text:p text:style-name="Standard">pociągnęły ciała wgłąb podziemnych rzek, gdzie przykryto je kamieniami. Taka </text:p>
      <text:p text:style-name="Standard">śmierć była największą hańbą dla orka i jego rodziny. Po tym incydencie </text:p>
      <text:p text:style-name="Standard">Horda nie walczyła już miedzy sobą.</text:p>
      <text:p text:style-name="Standard">EN</text:p>
      <text:p text:style-name="Standard">Gloom of this place was having a grim impact on the clan relations. Few </text:p>
      <text:p text:style-name="Standard">serious fights took place, some orcs died. Culprits were quickly tracked and </text:p>
      <text:p text:style-name="Standard">judged by the Great Souvereign, who adviced by Gewold, decided to benefit </text:p>
      <text:p text:style-name="Standard">from the laws of war and hanged them. After that, nagas dragged the bodies </text:p>
      <text:p text:style-name="Standard">into underground rivers, then covered them by rocks. Such death was the </text:p>
      <text:p text:style-name="Standard">biggest possible dishonor for an orc and his family. Knowing the price of </text:p>
      <text:p text:style-name="Standard">disloyality. the Horde did not have any more internal struggles from then on.</text:p>
      <text:p text:style-name="Standard"/>
      <text:p text:style-name="Standard">PL</text:p>
      <text:p text:style-name="Standard">Osłodą tych ponurych dni stała się dla Marbusa Aidala, zawsze wiernie </text:p>
      <text:p text:style-name="Standard">służąca mu radą i rozmową. Wcale nie cieszyło to jego doradców, którzy wciąż </text:p>
      <text:p text:style-name="Standard">nie darzyli nag sympatią i bali się ich stylu życia. Coraz mniej osób miało </text:p>
      <text:p text:style-name="Standard">jednak wpływ na decyzje Wielkiego Suwerena, który z dnia na dzień wydawał </text:p>
      <text:p text:style-name="Standard">się starszy i surowszy. Wędrówka przez podziemia wpływała w ten sposób na </text:p>
      <text:p text:style-name="Standard">większość orków.</text:p>
      <text:p text:style-name="Standard">EN</text:p>
      <text:p text:style-name="Standard">In these grim days Aidala proved to be a real solace for Marbus. She was </text:p>
      <text:p text:style-name="Standard">always ready to give him an advice or lend an ear when he just needed to </text:p>
      <text:p text:style-name="Standard">talk. It was unacceptable for some of the advisors who still didn't trust </text:p>
      <text:p text:style-name="Standard">the nagas and were affraid of their way of being. Hower, with the days </text:p>
      <text:p text:style-name="Standard">passing, less and less people had an influence on the Great Souvereign's </text:p>
      <text:p text:style-name="Standard"><text:soft-page-break/>decisions, who in their eyes was becoming older and more rigorous every day. </text:p>
      <text:p text:style-name="Standard">The journey through the undergrounds had such influence on most of the orcs.</text:p>
      <text:p text:style-name="Standard"/>
      <text:p text:style-name="Standard">PL</text:p>
      <text:p text:style-name="Standard">Wreszcie nadszedł dzień, w którym wędrowcy poczuli na twarzach powiew </text:p>
      <text:p text:style-name="Standard">świeżego powietrza. Dotarli do podziemnego jeziora, które oddzielało ich od </text:p>
      <text:p text:style-name="Standard">wyjścia z jaskiń. Wszyscy wiedzieli jednak, że to właśnie w takich miejscach </text:p>
      <text:p text:style-name="Standard">najchętniej osiedlają się krasnoludy. Choć zagrożenie nie było jeszcze </text:p>
      <text:p text:style-name="Standard">widoczne, Marbus rozkazał chwycić za broń.</text:p>
      <text:p text:style-name="Standard">EN</text:p>
      <text:p text:style-name="Standard">Finally, the day has came in which the wanderers could feel the fresh breeze </text:p>
      <text:p text:style-name="Standard">on their faces. They have reached an underground lake that was the last </text:p>
      <text:p text:style-name="Standard">thing separating them from the caves' exit. However, everyone knew that in </text:p>
      <text:p text:style-name="Standard">places like these dwarves very often set their settlements. Even without any </text:p>
      <text:p text:style-name="Standard">proof of the danger ahead, Marbus ordered to prepare weapons.</text:p>
      <text:p text:style-name="Standard"/>
      <text:p text:style-name="Standard">PL</text:p>
      <text:p text:style-name="Standard">Potwory</text:p>
      <text:p text:style-name="Standard">EN</text:p>
      <text:p text:style-name="Standard">Monsters</text:p>
      <text:p text:style-name="Standard"/>
      <text:p text:style-name="Standard">PL</text:p>
      <text:p text:style-name="Standard">Postrach z jeziora</text:p>
      <text:p text:style-name="Standard">EN</text:p>
      <text:p text:style-name="Standard">Monster from the Lake</text:p>
      <text:p text:style-name="Standard"/>
      <text:p text:style-name="Standard">PL</text:p>
      <text:p text:style-name="Standard">Nietoperze</text:p>
      <text:p text:style-name="Standard">EN</text:p>
      <text:p text:style-name="Standard">Bats</text:p>
      <text:p text:style-name="Standard"/>
      <text:p text:style-name="Standard"><text:soft-page-break/>PL</text:p>
      <text:p text:style-name="Standard">Ta Osoba czuje zapach słońca... Zapach słońca i traw... I ciepłych wód, </text:p>
      <text:p text:style-name="Standard">które wpływają do mórz i oceanów... Już niedaleko jest wyjście.</text:p>
      <text:p text:style-name="Standard">EN</text:p>
      <text:p text:style-name="Standard">This Person feels the smell of the sun... The smell of the sun and of the </text:p>
      <text:p text:style-name="Standard">grass... and warm waters, which run down to seas and oceans... Our way out </text:p>
      <text:p text:style-name="Standard">is nearby.</text:p>
      <text:p text:style-name="Standard"/>
      <text:p text:style-name="Standard">PL</text:p>
      <text:p text:style-name="Standard">Nareszcie wyjdziemy z tych przeklętych jaskiń! Rozpalimy ognisko, upieczemy </text:p>
      <text:p text:style-name="Standard">zwierzynę i wyprawimy huczną biesiadę!</text:p>
      <text:p text:style-name="Standard">EN</text:p>
      <text:p text:style-name="Standard">Finally we will be able to leave these damned caves! We will light the fire, </text:p>
      <text:p text:style-name="Standard">roast some animals and arrange a noisy feast!</text:p>
      <text:p text:style-name="Standard"/>
      <text:p text:style-name="Standard">PL</text:p>
      <text:p text:style-name="Standard">Obawiam się, że biesiada będzie musiała zaczekać. Wciąż znajdujemy się na </text:p>
      <text:p text:style-name="Standard">terenach krasnoludów. Musimy uważać na to, co robimy. Aidalo, mogłabyś </text:p>
      <text:p text:style-name="Standard">sprawdzić dla nas to jezioro? Nie chciałbym, żebyśmy wpadli w pułapkę tuż </text:p>
      <text:p text:style-name="Standard">przed wyjściem z tego miejsca.</text:p>
      <text:p text:style-name="Standard">EN</text:p>
      <text:p text:style-name="Standard">I am afraid that the feast will have to wait. We are still on the dwarven </text:p>
      <text:p text:style-name="Standard">grounds. We must be careful about what we do. Aidala, could you scout the </text:p>
      <text:p text:style-name="Standard">lake for us? I would prefer not to walk into an ambush right before leaving </text:p>
      <text:p text:style-name="Standard">this place.</text:p>
      <text:p text:style-name="Standard"/>
      <text:p text:style-name="Standard">PL</text:p>
      <text:p text:style-name="Standard">To złe wody... Czai się w nich śmierć. Śmierć w skórze bestii. Ta Osoba </text:p>
      <text:p text:style-name="Standard">radzi, by nie zapuszczać się w głębiny.</text:p>
      <text:p text:style-name="Standard">EN</text:p>
      <text:p text:style-name="Standard">These waters are evil... Death lurks in them. Death in the form of a beast. </text:p>
      <text:p text:style-name="Standard"><text:soft-page-break/>This Person advices not to venture into the deeps.</text:p>
      <text:p text:style-name="Standard"/>
      <text:p text:style-name="Standard">PL</text:p>
      <text:p text:style-name="Standard">Muszę przyznać, że choć byłem sceptycznie nastawiony do tych stworzeń, w </text:p>
      <text:p text:style-name="Standard">gruncie rzeczy okazały się nieocenione. Bardzo trudno byłoby przejść przez </text:p>
      <text:p text:style-name="Standard">te jaskinie bez nich.</text:p>
      <text:p text:style-name="Standard">EN</text:p>
      <text:p text:style-name="Standard">I must admit that although I was sceptic at first, now I see that these </text:p>
      <text:p text:style-name="Standard">creatures proved to be invaluable. It would be really hard to pass these </text:p>
      <text:p text:style-name="Standard">caverns without their help.</text:p>
      <text:p text:style-name="Standard"/>
      <text:p text:style-name="Standard">PL</text:p>
      <text:p text:style-name="Standard">Masz rację, kuzynie. Wiele Ci zawdzięczamy, Aidalo. Tobie i Twoim córkom. Co </text:p>
      <text:p text:style-name="Standard">zaś tyczy się jeziora, nie wchodźmy do wody, póki nie zostaniemy do tego </text:p>
      <text:p text:style-name="Standard">zmuszeni. Ominiemy je, a później raz na zawsze wydostaniemy się z jaskiń!</text:p>
      <text:p text:style-name="Standard">EN</text:p>
      <text:p text:style-name="Standard">You are right, cousin. We are in your debt, Aidala. In yours, and your </text:p>
      <text:p text:style-name="Standard">daughters’. As for the lake, do not enter the waters unless you have no </text:p>
      <text:p text:style-name="Standard">other choice. We will bypass it and then be on our way out of the caves!</text:p>
      <text:p text:style-name="Standard"/>
      <text:p text:style-name="Standard">PL</text:p>
      <text:p text:style-name="Standard">Do jasnej... Orkowie! Cała armia orków! Zawiadomić przywódcę!</text:p>
      <text:p text:style-name="Standard">EN</text:p>
      <text:p text:style-name="Standard">In the name of... Orcs! A whole army of orcs! Send word to the commander!</text:p>
      <text:p text:style-name="Standard"/>
      <text:p text:style-name="Standard">PL</text:p>
      <text:p text:style-name="Standard">Tyle by było z naszego unikania walki. Dobrze się stało, na pewno mają sporo </text:p>
      <text:p text:style-name="Standard">mięsa na ucztę. Nie wspominając o piwie.</text:p>
      <text:p text:style-name="Standard">EN</text:p>
      <text:p text:style-name="Standard">There goes our avoiding of a battle. It is good though, they must have a lot </text:p>
      <text:p text:style-name="Standard">of meat for our feast. Not mentioning the beer.</text:p>
      <text:p text:style-name="Standard"><text:soft-page-break/></text:p>
      <text:p text:style-name="Standard">PL</text:p>
      <text:p text:style-name="Standard">Nie sądźmy pochopnie... Pamiętajmy o tym, że Sojusz Północy ma w swojej </text:p>
      <text:p text:style-name="Standard">armii orków. Możemy się za nich podać, by przejść na drugą stronę jaskiń.</text:p>
      <text:p text:style-name="Standard">EN</text:p>
      <text:p text:style-name="Standard">Do not make haste opinion... Remember that the Northern Alliance recruits </text:p>
      <text:p text:style-name="Standard">orcs into their army. We can pass off them, to get to the other side of the </text:p>
      <text:p text:style-name="Standard">caves.</text:p>
      <text:p text:style-name="Standard"/>
      <text:p text:style-name="Standard">PL</text:p>
      <text:p text:style-name="Standard">Kogo niesie pod mury mojej fortecy? Czego szukacie w podziemiach, orkowie?</text:p>
      <text:p text:style-name="Standard">EN</text:p>
      <text:p text:style-name="Standard">Whose feet make such noise under the doorsteps of my fortress? What are you </text:p>
      <text:p text:style-name="Standard">looking for in the undergrounds, orcs?</text:p>
      <text:p text:style-name="Standard"/>
      <text:p text:style-name="Standard">PL</text:p>
      <text:p text:style-name="Standard">Co powinienem zrobić?</text:p>
      <text:p text:style-name="Standard">EN</text:p>
      <text:p text:style-name="Standard">What should I do?</text:p>
      <text:p text:style-name="Standard"/>
      <text:p text:style-name="Standard">PL</text:p>
      <text:p text:style-name="Standard">Powiedzieć, że należysz do Sojuszu Północy i musisz przedostać się przez te </text:p>
      <text:p text:style-name="Standard">tunele</text:p>
      <text:p text:style-name="Standard">EN</text:p>
      <text:p text:style-name="Standard">Tell them that you belong to the Northern Alliance and need to pass through </text:p>
      <text:p text:style-name="Standard">these tunnels</text:p>
      <text:p text:style-name="Standard"/>
      <text:p text:style-name="Standard">PL</text:p>
      <text:p text:style-name="Standard">Pokój wam! Jesteśmy członkami Sojuszu Północy. Musimy przedostać się na </text:p>
      <text:p text:style-name="Standard">drugą stronę tych gór. Pomożecie nam?</text:p>
      <text:p text:style-name="Standard">EN</text:p>
      <text:p text:style-name="Standard"><text:soft-page-break/>Peace upon you! We are members of the Northern Alliance. We need to get to </text:p>
      <text:p text:style-name="Standard">the other side of the mountains. Can you help us?</text:p>
      <text:p text:style-name="Standard"/>
      <text:p text:style-name="Standard">PL</text:p>
      <text:p text:style-name="Standard">Pokój! Nie uwierzę wam jednak od razu... Zazwyczaj zdarzało się tak, że </text:p>
      <text:p text:style-name="Standard">Sojusz Północy wysyłał jednego z ludzkich emisariuszy razem z orkami, żeby </text:p>
      <text:p text:style-name="Standard">nikt nie miał wątpliwości, po której stronie jesteście. Gdzie wasz </text:p>
      <text:p text:style-name="Standard">emisariusz?</text:p>
      <text:p text:style-name="Standard">EN</text:p>
      <text:p text:style-name="Standard">Peace on you! Yet I must be assured that you are telling the truth... </text:p>
      <text:p text:style-name="Standard">Usually the Northern Alliance would send a human emissary with orcs, so </text:p>
      <text:p text:style-name="Standard">there is no doubt about their allignment. Where is your emissary?</text:p>
      <text:p text:style-name="Standard"/>
      <text:p text:style-name="Standard">PL</text:p>
      <text:p text:style-name="Standard">Koniec tej maskarady! Do ataku, moi orkowie!</text:p>
      <text:p text:style-name="Standard">EN</text:p>
      <text:p text:style-name="Standard">Enough of this mascarade! To arms, my orcs!</text:p>
      <text:p text:style-name="Standard"/>
      <text:p text:style-name="Standard">PL</text:p>
      <text:p text:style-name="Standard">Nasz emisariusz zginął podczas misji.</text:p>
      <text:p text:style-name="Standard">EN</text:p>
      <text:p text:style-name="Standard">Unfortunately our emissary perished during our mission.</text:p>
      <text:p text:style-name="Standard"/>
      <text:p text:style-name="Standard">PL</text:p>
      <text:p text:style-name="Standard">Bardzo ciekawa wymówka... Ale skoro mieliście emisariusza, musieliście też </text:p>
      <text:p text:style-name="Standard">wiedzieć, przez ziemie jakich klanów będziecie przechodzić. Zadam wam teraz </text:p>
      <text:p text:style-name="Standard">kilka pytań. Sprawdzimy, czyście z Sojuszu Północy!</text:p>
      <text:p text:style-name="Standard">EN</text:p>
      <text:p text:style-name="Standard">Pretty handy excuse... However, if you say you were traveling with the </text:p>
      <text:p text:style-name="Standard">emissary, you must know which clan this grounds belong to. Now I will ask </text:p>
      <text:p text:style-name="Standard">you few questions. Let us see if you really are from the Northern Alliance!</text:p>
      <text:p text:style-name="Standard"><text:soft-page-break/></text:p>
      <text:p text:style-name="Standard">PL</text:p>
      <text:p text:style-name="Standard">Jak nazywa się największy bohater naszego klanu?</text:p>
      <text:p text:style-name="Standard">EN</text:p>
      <text:p text:style-name="Standard">What is the name of the greatest hero of our clan?</text:p>
      <text:p text:style-name="Standard"/>
      <text:p text:style-name="Standard">PL</text:p>
      <text:p text:style-name="Standard">Torlof Gromowładny</text:p>
      <text:p text:style-name="Standard">EN</text:p>
      <text:p text:style-name="Standard">Thundering Thorlof</text:p>
      <text:p text:style-name="Standard"/>
      <text:p text:style-name="Standard">PL</text:p>
      <text:p text:style-name="Standard">Jaki jest najznamienitszy taniec naszego klanu?</text:p>
      <text:p text:style-name="Standard">EN</text:p>
      <text:p text:style-name="Standard">What is the most known dance of my people?</text:p>
      <text:p text:style-name="Standard"/>
      <text:p text:style-name="Standard">PL</text:p>
      <text:p text:style-name="Standard">Dzikie Pogo Śmierci</text:p>
      <text:p text:style-name="Standard">EN</text:p>
      <text:p text:style-name="Standard">Wild Death Pogo</text:p>
      <text:p text:style-name="Standard"/>
      <text:p text:style-name="Standard">PL</text:p>
      <text:p text:style-name="Standard">Balet Jeziora Krasnoludzicy</text:p>
      <text:p text:style-name="Standard">EN</text:p>
      <text:p text:style-name="Standard">Lake of the Dwarven Lady Ballet</text:p>
      <text:p text:style-name="Standard"/>
      <text:p text:style-name="Standard">PL</text:p>
      <text:p text:style-name="Standard">Słynna Polka Wyrwinóżka</text:p>
      <text:p text:style-name="Standard">EN</text:p>
      <text:p text:style-name="Standard">Famous Leg Tearer Polka</text:p>
      <text:p text:style-name="Standard"/>
      <text:p text:style-name="Standard"><text:soft-page-break/>PL</text:p>
      <text:p text:style-name="Standard">Tango Czerwonej Brody</text:p>
      <text:p text:style-name="Standard">EN</text:p>
      <text:p text:style-name="Standard">Red Beard Tango</text:p>
      <text:p text:style-name="Standard"/>
      <text:p text:style-name="Standard">PL</text:p>
      <text:p text:style-name="Standard">Jak nazywa się nasz rodzimy trunek?</text:p>
      <text:p text:style-name="Standard">EN</text:p>
      <text:p text:style-name="Standard">What is the name of our national drink?</text:p>
      <text:p text:style-name="Standard"/>
      <text:p text:style-name="Standard">PL</text:p>
      <text:p text:style-name="Standard">Krwista nalewka z pajęczych jagód</text:p>
      <text:p text:style-name="Standard">EN</text:p>
      <text:p text:style-name="Standard">Bloody Tincture from the spider berries</text:p>
      <text:p text:style-name="Standard"/>
      <text:p text:style-name="Standard">PL</text:p>
      <text:p text:style-name="Standard">Ostatnie pytanie! Kiedy, według naszych mędrców, ma nastąpić koniec świata?</text:p>
      <text:p text:style-name="Standard">EN</text:p>
      <text:p text:style-name="Standard">Last question! When, according to our wise, will come the end of the world?</text:p>
      <text:p text:style-name="Standard"/>
      <text:p text:style-name="Standard">PL</text:p>
      <text:p text:style-name="Standard">W 2013 roku, jak przepowiedział Klan Majów.</text:p>
      <text:p text:style-name="Standard">EN</text:p>
      <text:p text:style-name="Standard">2013 as the Maya clan predicted.</text:p>
      <text:p text:style-name="Standard"/>
      <text:p text:style-name="Standard">PL</text:p>
      <text:p text:style-name="Standard">Podczas bitwy Rags nars Krasnals na końcu czasów.</text:p>
      <text:p text:style-name="Standard">EN</text:p>
      <text:p text:style-name="Standard">During the Rags nars Dwarves battle at the end of the time.</text:p>
      <text:p text:style-name="Standard"/>
      <text:p text:style-name="Standard">PL</text:p>
      <text:p text:style-name="Standard"><text:soft-page-break/>Z nadejściem Czterech Jeźdźców Gryfa.</text:p>
      <text:p text:style-name="Standard">EN</text:p>
      <text:p text:style-name="Standard">With the coming of the Four Griphon Riders.</text:p>
      <text:p text:style-name="Standard"/>
      <text:p text:style-name="Standard">PL</text:p>
      <text:p text:style-name="Standard">Wspaniale, zatem jesteście z Sojuszu Północy!</text:p>
      <text:p text:style-name="Standard">EN</text:p>
      <text:p text:style-name="Standard">Indeed you are a part of the Alliance!</text:p>
      <text:p text:style-name="Standard"/>
      <text:p text:style-name="Standard">PL</text:p>
      <text:p text:style-name="Standard">Chwała niech będzie Sojuszowi Północy! Pomogę wam, a jakże. Wyjście stąd nie </text:p>
      <text:p text:style-name="Standard">będzie jednak proste, gdyż tutejsze jezioro jest oblężone przez głębinowe </text:p>
      <text:p text:style-name="Standard">potwory, zaś w rozgałęzieniach tuneli drzemie wiele nietoperzy i innych </text:p>
      <text:p text:style-name="Standard">bestii. Razem na pewno damy im radę.</text:p>
      <text:p text:style-name="Standard">EN</text:p>
      <text:p text:style-name="Standard">Praised be the Northern Alliance! I will help you. Walking out of here will </text:p>
      <text:p text:style-name="Standard">not be so easy, because of monsters of the deep, dwelling in this lake. Not </text:p>
      <text:p text:style-name="Standard">to mention the giant bats and other beasts. However, together we will </text:p>
      <text:p text:style-name="Standard">definitely manage it.</text:p>
      <text:p text:style-name="Standard"/>
      <text:p text:style-name="Standard">PL</text:p>
      <text:p text:style-name="Standard">Marbus, skąd Ty...?</text:p>
      <text:p text:style-name="Standard">EN</text:p>
      <text:p text:style-name="Standard">Marbus, how did you...?</text:p>
      <text:p text:style-name="Standard"/>
      <text:p text:style-name="Standard">PL</text:p>
      <text:p text:style-name="Standard">Metoda prób i błędów, kuzynie.</text:p>
      <text:p text:style-name="Standard">EN</text:p>
      <text:p text:style-name="Standard">Trial and error, my cousin.</text:p>
      <text:p text:style-name="Standard"/>
      <text:p text:style-name="Standard">PL</text:p>
      <text:p text:style-name="Standard"><text:soft-page-break/>Po wybuchu Krasnoludzkiej Kuźni Runicznej.</text:p>
      <text:p text:style-name="Standard">EN</text:p>
      <text:p text:style-name="Standard">After the explosion of the Dwarven Rune Smithy.</text:p>
      <text:p text:style-name="Standard"/>
      <text:p text:style-name="Standard">PL</text:p>
      <text:p text:style-name="Standard">Żelazna północnica</text:p>
      <text:p text:style-name="Standard">EN</text:p>
      <text:p text:style-name="Standard">Iron Maden with the Beard</text:p>
      <text:p text:style-name="Standard"/>
      <text:p text:style-name="Standard">PL</text:p>
      <text:p text:style-name="Standard">Piwo \</text:p>
      <text:p text:style-name="Standard">EN</text:p>
      <text:p text:style-name="Standard">'Dwarf in Love' Beer</text:p>
      <text:p text:style-name="Standard"/>
      <text:p text:style-name="Standard">PL</text:p>
      <text:p text:style-name="Standard">Spirytus na zakwasie</text:p>
      <text:p text:style-name="Standard">EN</text:p>
      <text:p text:style-name="Standard">Sourdough Spirit</text:p>
      <text:p text:style-name="Standard"/>
      <text:p text:style-name="Standard">PL</text:p>
      <text:p text:style-name="Standard">Tales Ognioręki</text:p>
      <text:p text:style-name="Standard">EN</text:p>
      <text:p text:style-name="Standard">Tales the Flaming Hand</text:p>
      <text:p text:style-name="Standard"/>
      <text:p text:style-name="Standard">PL</text:p>
      <text:p text:style-name="Standard">Torlof Wisiworek</text:p>
      <text:p text:style-name="Standard">EN</text:p>
      <text:p text:style-name="Standard">Torlof the Hanging Sack</text:p>
      <text:p text:style-name="Standard"/>
      <text:p text:style-name="Standard">PL</text:p>
      <text:p text:style-name="Standard">Tales Miękkie Jajo</text:p>
      <text:p text:style-name="Standard"><text:soft-page-break/>EN</text:p>
      <text:p text:style-name="Standard">Tales the Soft Ball</text:p>
      <text:p text:style-name="Standard"/>
      <text:p text:style-name="Standard">PL</text:p>
      <text:p text:style-name="Standard">Aidala jest naszą emisariuszką.</text:p>
      <text:p text:style-name="Standard">EN</text:p>
      <text:p text:style-name="Standard">Aidala is our emissary.</text:p>
      <text:p text:style-name="Standard"/>
      <text:p text:style-name="Standard">PL</text:p>
      <text:p text:style-name="Standard">Ta Osoba będzie mówić w imieniu chwalebnego Sojuszu Północy! Pozdrawiamy </text:p>
      <text:p text:style-name="Standard">was, zacne krasnoludy i prosimy o pomoc w przebyciu tejże drogi...</text:p>
      <text:p text:style-name="Standard">EN</text:p>
      <text:p text:style-name="Standard">This Person will speak in the name of glorious Northern Alliance! We salut </text:p>
      <text:p text:style-name="Standard">you, noble dwarves, and ask for your assisstance in crossing this way...</text:p>
      <text:p text:style-name="Standard"/>
      <text:p text:style-name="Standard">PL</text:p>
      <text:p text:style-name="Standard">Jesteś nagą... Dziwię się, że wybrano na emisariuszkę właśnie Ciebie... </text:p>
      <text:p text:style-name="Standard">Jednak od dawien dawna nie widziano was walczących u boku Hordy. Co się </text:p>
      <text:p text:style-name="Standard">stało, że teraz należycie do Sojuszu Północy?</text:p>
      <text:p text:style-name="Standard">EN</text:p>
      <text:p text:style-name="Standard">You are a... naga. Wicked weird is the fact that you were chosen as the </text:p>
      <text:p text:style-name="Standard">emissary... But it is been a damn long time since you were fighting along </text:p>
      <text:p text:style-name="Standard">the Horde. What happened that made you join the Northern Alliance?</text:p>
      <text:p text:style-name="Standard"/>
      <text:p text:style-name="Standard">PL</text:p>
      <text:p text:style-name="Standard">Moja rasa wreszcie zrozumiała swoje błędy... Chcąc je odkupić, wybraliśmy </text:p>
      <text:p text:style-name="Standard">ścieżkę prawości. Od niedawna jesteśmy praworządną nacją, tak jak orkowie. </text:p>
      <text:p text:style-name="Standard">Nasze rasy od wielu lat działały razem. Sojusz, chcąc odnowić dawne taktyki </text:p>
      <text:p text:style-name="Standard">Hordy i poznać naszą wspólną kulturę, scalił nasze szeregi w jedno. Twoi </text:p>
      <text:p text:style-name="Standard">bracia pomogli nam dojść aż tutaj. Co uczynisz Ty?</text:p>
      <text:p text:style-name="Standard">EN</text:p>
      <text:p text:style-name="Standard"><text:soft-page-break/>My race finally understood the mistakes of the past... To redeam ourselves </text:p>
      <text:p text:style-name="Standard">we've chosen the path of the righteousness. For a time now we have been a </text:p>
      <text:p text:style-name="Standard">lawful nation, like the orcs. Our races cooperated for many years. The </text:p>
      <text:p text:style-name="Standard">Alliance wanted to renew the old Horde tactics and learn our common culture, </text:p>
      <text:p text:style-name="Standard">so it merged our ranks together. Your brethen assisted us on our way here. </text:p>
      <text:p text:style-name="Standard">What will you do?</text:p>
      <text:p text:style-name="Standard"/>
      <text:p text:style-name="Standard">PL</text:p>
      <text:p text:style-name="Standard">Chwała niech będzie Sojuszowi Północy! Pomogę wam, a jakże. Wyjście stąd nie </text:p>
      <text:p text:style-name="Standard">będzie jednak proste, gdyż tutejsze jezioro jest oblężone przez głębinowe </text:p>
      <text:p text:style-name="Standard">potwory, zaś w rozgałęzieniach tuneli drzemie wiele nietoperzy i innych </text:p>
      <text:p text:style-name="Standard">bestii. Razem na pewno damy im radę.</text:p>
      <text:p text:style-name="Standard">EN</text:p>
      <text:p text:style-name="Standard">Praise the Northern Alliance! I will help you! Walking out of here will not </text:p>
      <text:p text:style-name="Standard">be easy thou, because of the damn monsters hiding in the deep. Not to </text:p>
      <text:p text:style-name="Standard">mention the giant bats and other beasts. Yet, we should be able to have some </text:p>
      <text:p text:style-name="Standard">fun sharpening our blades on their backs. We will show you the way.</text:p>
      <text:p text:style-name="Standard"/>
      <text:p text:style-name="Standard">PL</text:p>
      <text:p text:style-name="Standard">I ja tak myślę, przyjacielu. Aidalo... Dziękuję Ci. Znowu.</text:p>
      <text:p text:style-name="Standard">EN</text:p>
      <text:p text:style-name="Standard">My thoughts are the same, my friend. Aidala... Thank you. Again.</text:p>
      <text:p text:style-name="Standard"/>
      <text:p text:style-name="Standard">PL</text:p>
      <text:p text:style-name="Standard">Krull Skała jest naszym emisariuszem.</text:p>
      <text:p text:style-name="Standard">EN</text:p>
      <text:p text:style-name="Standard">Krull the Rock is our emissary.</text:p>
      <text:p text:style-name="Standard"/>
      <text:p text:style-name="Standard">PL</text:p>
      <text:p text:style-name="Standard">Ja być wielka emisariusz! Ja być polityk! Słuchać się trolli!</text:p>
      <text:p text:style-name="Standard">EN</text:p>
      <text:p text:style-name="Standard"><text:soft-page-break/>Me is the giant emissary! Me be diplomat! You listen to trolls!</text:p>
      <text:p text:style-name="Standard"/>
      <text:p text:style-name="Standard">PL</text:p>
      <text:p text:style-name="Standard">Trolle od lat są naszymi największymi wrogami w tych tunelach! Nie uwierzę, </text:p>
      <text:p text:style-name="Standard">że ktoś taki mógł zostać emisariuszem Sojuszu Północy!</text:p>
      <text:p text:style-name="Standard">EN</text:p>
      <text:p text:style-name="Standard">Trolls are our biggest enemies in these caves! I refuse to believe someone </text:p>
      <text:p text:style-name="Standard">like that could be chosen to be an emissary of the Northern Alliance!</text:p>
      <text:p text:style-name="Standard"/>
      <text:p text:style-name="Standard">PL</text:p>
      <text:p text:style-name="Standard">Głupi karle! Karzeł uwierzy, gdy otworzymy mu głowę!</text:p>
      <text:p text:style-name="Standard">EN</text:p>
      <text:p text:style-name="Standard">Stupid midget! He will believe, when we open his head!</text:p>
      <text:p text:style-name="Standard"/>
      <text:p text:style-name="Standard">PL</text:p>
      <text:p text:style-name="Standard">Emborgi'tarasz jest naszą emisariuszką.</text:p>
      <text:p text:style-name="Standard">EN</text:p>
      <text:p text:style-name="Standard">Emborgi-tarash is our emissary.</text:p>
      <text:p text:style-name="Standard"/>
      <text:p text:style-name="Standard">PL</text:p>
      <text:p text:style-name="Standard">Witajcie krasnoludowie! Chylę głowę przed wspaniałością i długowiecznością </text:p>
      <text:p text:style-name="Standard">waszego rodu. Rada jestem, że znów przyszło mi oglądać wspaniałości waszych </text:p>
      <text:p text:style-name="Standard">miast, korytarzy i kopalń.</text:p>
      <text:p text:style-name="Standard">EN</text:p>
      <text:p text:style-name="Standard">Hail, dwarves! I bow before the greatness and longevity of your people. I am </text:p>
      <text:p text:style-name="Standard">glad to be able to see the greatness of your cities, corridors and mines </text:p>
      <text:p text:style-name="Standard">again.</text:p>
      <text:p text:style-name="Standard"/>
      <text:p text:style-name="Standard">PL</text:p>
      <text:p text:style-name="Standard">Ja także jestem rad, że was widzę. Orkowie, jaszczury i nagi... Wyglądacie </text:p>
      <text:p text:style-name="Standard">razem tak, jakby zebrała się sama Wielka Horda.</text:p>
      <text:p text:style-name="Standard"><text:soft-page-break/>EN</text:p>
      <text:p text:style-name="Standard">Then I am also glad to see you. Orcs, lizards, nagas... Together, you look </text:p>
      <text:p text:style-name="Standard">almost like the Great Horde is assembled again.</text:p>
      <text:p text:style-name="Standard"/>
      <text:p text:style-name="Standard">PL</text:p>
      <text:p text:style-name="Standard">Bo w istocie tak się stało... Horda zrozumiała swoje błędy... W obliczu </text:p>
      <text:p text:style-name="Standard">zagrożenia, które pojawiło się na północy, wszyscy jesteśmy równi, moje </text:p>
      <text:p text:style-name="Standard">dziecko... Nie ma sensu dalej ze sobą walczyć. Pozwólcie nam przejść.</text:p>
      <text:p text:style-name="Standard">EN</text:p>
      <text:p text:style-name="Standard">Because it is indeed... The Horde understood it's mistakes... In the face of </text:p>
      <text:p text:style-name="Standard">the danger that emerged from the north we are all equal, my child... There </text:p>
      <text:p text:style-name="Standard">is no wisdom in fighting anymore with each other. Let us pass.</text:p>
      <text:p text:style-name="Standard"/>
      <text:p text:style-name="Standard">PL</text:p>
      <text:p text:style-name="Standard">Ja... I tak mam za mało wojowników, by was powstrzymać... Nie wiem, jak </text:p>
      <text:p text:style-name="Standard">udało wam się przedostać aż tutaj... Niech tak będzie. Możecie iść dalej, </text:p>
      <text:p text:style-name="Standard">jednak jeśli podejdziecie do granic naszych włości bądź zaatakujecie nas, </text:p>
      <text:p text:style-name="Standard">odpowiemy orężem.</text:p>
      <text:p text:style-name="Standard">EN</text:p>
      <text:p text:style-name="Standard">I... I don't have enough warriors to stop you anyway... I have no idea how </text:p>
      <text:p text:style-name="Standard">did you manage to find your way here... So be it. You may pass, but mark my </text:p>
      <text:p text:style-name="Standard">words - If you attack us or even get close to my fortress, we will fight.</text:p>
      <text:p text:style-name="Standard"/>
      <text:p text:style-name="Standard">PL</text:p>
      <text:p text:style-name="Standard">Cieszę się, że pomimo różnic, które nas dzielą, wciąż możemy odnaleźć </text:p>
      <text:p text:style-name="Standard">wspólny język wewnątrz naszych serc. To ważna lekcja dla naszych ludów.</text:p>
      <text:p text:style-name="Standard">EN</text:p>
      <text:p text:style-name="Standard">I am glad that despite of our differences we are still able to find a common </text:p>
      <text:p text:style-name="Standard">tongue inside of our hearts. It is an important lesson for our peoples.</text:p>
      <text:p text:style-name="Standard"/>
      <text:p text:style-name="Standard">PL</text:p>
      <text:p text:style-name="Standard"><text:soft-page-break/>Jęczmień jest naszym emisariuszem, to magiczny wilk.</text:p>
      <text:p text:style-name="Standard">EN</text:p>
      <text:p text:style-name="Standard">Barley is our emissary, it is a magical wolf.</text:p>
      <text:p text:style-name="Standard"/>
      <text:p text:style-name="Standard">PL</text:p>
      <text:p text:style-name="Standard">Magiczny wilk? Zobaczmy...</text:p>
      <text:p text:style-name="Standard">EN</text:p>
      <text:p text:style-name="Standard">Magical wolf? Let us see...</text:p>
      <text:p text:style-name="Standard"/>
      <text:p text:style-name="Standard">PL</text:p>
      <text:p text:style-name="Standard">Stwierdzam, że ten wilk jest bardzo magiczny. Powinniśmy ich przepuścić.</text:p>
      <text:p text:style-name="Standard">EN</text:p>
      <text:p text:style-name="Standard">I find this wolf to be very magical. We should let them pass.</text:p>
      <text:p text:style-name="Standard"/>
      <text:p text:style-name="Standard">PL</text:p>
      <text:p text:style-name="Standard">Jeśli nasz nadworny Runmistrz tak uważa, nie mam zamiaru się z nim spierać!</text:p>
      <text:p text:style-name="Standard">EN</text:p>
      <text:p text:style-name="Standard">If my own Runemaster says so, there is no need to argue!</text:p>
      <text:p text:style-name="Standard"/>
      <text:p text:style-name="Standard">PL</text:p>
      <text:p text:style-name="Standard">Jęczmień... Dobry z Ciebie piesek.</text:p>
      <text:p text:style-name="Standard">EN</text:p>
      <text:p text:style-name="Standard">Barley... you are a good puppy.</text:p>
      <text:p text:style-name="Standard"/>
      <text:p text:style-name="Standard">PL</text:p>
      <text:p text:style-name="Standard">Stwierdzam, że ten wilk nie jest ani troszkę magiczny! To oszustwo mające na </text:p>
      <text:p text:style-name="Standard">celu wywabienie mnie i zamordowanie, gdy jestem tutaj sam!</text:p>
      <text:p text:style-name="Standard">EN</text:p>
      <text:p text:style-name="Standard">I find that there is no magic in this animal! It was all a plot to lure me </text:p>
      <text:p text:style-name="Standard">out and kill me! Help me brothers!</text:p>
      <text:p text:style-name="Standard"/>
      <text:p text:style-name="Standard"><text:soft-page-break/>PL</text:p>
      <text:p text:style-name="Standard">Powiedzieć, że jesteś przywódcą Wielkiej Hordy i przedostaniesz się przez te </text:p>
      <text:p text:style-name="Standard">tunele siłą</text:p>
      <text:p text:style-name="Standard">EN</text:p>
      <text:p text:style-name="Standard">Tell them that you are the leader of the Great Horde and will force your </text:p>
      <text:p text:style-name="Standard">pass through these tunnels</text:p>
      <text:p text:style-name="Standard"/>
      <text:p text:style-name="Standard">PL</text:p>
      <text:p text:style-name="Standard">Moje imię to Marbus. Jestem Wielkim Suwerenem swojego ludu i zamierzam </text:p>
      <text:p text:style-name="Standard">przejść przez te podziemia.</text:p>
      <text:p text:style-name="Standard">EN</text:p>
      <text:p text:style-name="Standard">The name is Marbus. I am the Great Souvereign of my people and I will pass </text:p>
      <text:p text:style-name="Standard">through this underground.</text:p>
      <text:p text:style-name="Standard"/>
      <text:p text:style-name="Standard">PL</text:p>
      <text:p text:style-name="Standard">A więc Horda znów się zebrała? Choć mam niewielu żołnierzy, stawimy wam </text:p>
      <text:p text:style-name="Standard">opór! Dalej, bracia! Niech nasze korytarze spłyną krwią orkowych psów!</text:p>
      <text:p text:style-name="Standard">EN</text:p>
      <text:p text:style-name="Standard">So the Horde has gathered again? I may have few soldiers but mark my words - </text:p>
      <text:p text:style-name="Standard">your journey ends here! Come, brothers! Make this corridors flood with the </text:p>
      <text:p text:style-name="Standard">blood of orcish dogs!</text:p>
      <text:p text:style-name="Standard"/>
      <text:p text:style-name="Standard">PL</text:p>
      <text:p text:style-name="Standard">Oszustwo! Do broni, moi bracia! Niech poleje się krew orków.</text:p>
      <text:p text:style-name="Standard">EN</text:p>
      <text:p text:style-name="Standard">Imposture! To arms, my brothers! May the orcish blood flow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PL</text:p>
      <text:p text:style-name="Standard">PLACEHOLDER - SCENARIUSZ 08</text:p>
      <text:p text:style-name="Standard">EN</text:p>
      <text:p text:style-name="Standard">Scenario 08 - placeholder name</text:p>
      <text:p text:style-name="Standard"/>
      <text:p text:style-name="Standard">PL</text:p>
      <text:p text:style-name="Standard">PLACEHOLDER - SCENARIUSZ 09</text:p>
      <text:p text:style-name="Standard">EN</text:p>
      <text:p text:style-name="Standard">PLACEHOLDER - SCENARIO 09</text:p>
      <text:p text:style-name="Standard"/>
      <text:p text:style-name="Standard">PL</text:p>
      <text:p text:style-name="Standard">Elfy</text:p>
      <text:p text:style-name="Standard">EN</text:p>
      <text:p text:style-name="Standard">Elves</text:p>
      <text:p text:style-name="Standard"/>
      <text:p text:style-name="Standard">PL</text:p>
      <text:p text:style-name="Standard">Elf</text:p>
      <text:p text:style-name="Standard">EN</text:p>
      <text:p text:style-name="Standard">Elf</text:p>
      <text:p text:style-name="Standard"/>
      <text:p text:style-name="Standard">PL</text:p>
      <text:p text:style-name="Standard">Uciekaj!</text:p>
      <text:p text:style-name="Standard">EN</text:p>
      <text:p text:style-name="Standard">Flee</text:p>
      <text:p text:style-name="Standard"/>
      <text:p text:style-name="Standard">PL</text:p>
      <text:p text:style-name="Standard">Sprawdźmy to.</text:p>
      <text:p text:style-name="Standard">EN</text:p>
      <text:p text:style-name="Standard">Let's check that out.</text:p>
      <text:p text:style-name="Standard"><text:soft-page-break/></text:p>
      <text:p text:style-name="Standard">PL</text:p>
      <text:p text:style-name="Standard">!!!</text:p>
      <text:p text:style-name="Standard">EN</text:p>
      <text:p text:style-name="Standard">!!!</text:p>
      <text:p text:style-name="Standard"/>
      <text:p text:style-name="Standard">PL</text:p>
      <text:p text:style-name="Standard">PLACEHOLDER - SCENARIUSZ 10</text:p>
      <text:p text:style-name="Standard">EN</text:p>
      <text:p text:style-name="Standard">PLACEHOLDER - SCENARIO 10</text:p>
      <text:p text:style-name="Standard"/>
      <text:p text:style-name="Standard">PL</text:p>
      <text:p text:style-name="Standard">Krasnoludy</text:p>
      <text:p text:style-name="Standard">EN</text:p>
      <text:p text:style-name="Standard">Dwarf</text:p>
      <text:p text:style-name="Standard"/>
      <text:p text:style-name="Standard">PL</text:p>
      <text:p text:style-name="Standard">Pokonaj przywódców wroga</text:p>
      <text:p text:style-name="Standard">EN</text:p>
      <text:p text:style-name="Standard">Defeat all enemy leaders.</text:p>
      <text:p text:style-name="Standard"/>
      <text:p text:style-name="Standard">PL</text:p>
      <text:p text:style-name="Standard">PLACEHOLDER - SCENARIUSZ 11</text:p>
      <text:p text:style-name="Standard">EN</text:p>
      <text:p text:style-name="Standard">PLACEHOLDER - SCENARIO 11</text:p>
      <text:p text:style-name="Standard"/>
      <text:p text:style-name="Standard">PL</text:p>
      <text:p text:style-name="Standard">Auuuuu!</text:p>
      <text:p text:style-name="Standard">EN</text:p>
      <text:p text:style-name="Standard">Owoooooo!</text:p>
      <text:p text:style-name="Standard"/>
      <text:p text:style-name="Standard"><text:soft-page-break/>PL</text:p>
      <text:p text:style-name="Standard">Wybieram...</text:p>
      <text:p text:style-name="Standard">EN</text:p>
      <text:p text:style-name="Standard">I choose to...</text:p>
      <text:p text:style-name="Standard"/>
      <text:p text:style-name="Standard">PL</text:p>
      <text:p text:style-name="Standard">PLACEHOLDER - SCENARIUSZ 12A</text:p>
      <text:p text:style-name="Standard">EN</text:p>
      <text:p text:style-name="Standard">PLACEHOLDER - SCENARIO 12A</text:p>
      <text:p text:style-name="Standard"/>
      <text:p text:style-name="Standard">PL</text:p>
      <text:p text:style-name="Standard">Pokonaj przywódców wroga</text:p>
      <text:p text:style-name="Standard">EN</text:p>
      <text:p text:style-name="Standard">Defeat all enemy leaders</text:p>
      <text:p text:style-name="Standard"/>
      <text:p text:style-name="Standard">PL</text:p>
      <text:p text:style-name="Standard">PLACEHOLDER - SCENARIUSZ 012B</text:p>
      <text:p text:style-name="Standard">EN</text:p>
      <text:p text:style-name="Standard">PLACEHOLDER - SCENARIO 12B</text:p>
      <text:p text:style-name="Standard"/>
      <text:p text:style-name="Standard">PL</text:p>
      <text:p text:style-name="Standard">Nieumarły Dowódca</text:p>
      <text:p text:style-name="Standard">EN</text:p>
      <text:p text:style-name="Standard">Undead Leader</text:p>
      <text:p text:style-name="Standard"/>
      <text:p text:style-name="Standard">PL</text:p>
      <text:p text:style-name="Standard">Orkowa Witalność: +8 Punktów życia</text:p>
      <text:p text:style-name="Standard">EN</text:p>
      <text:p text:style-name="Standard">Orcish Vitality: +8 Health</text:p>
      <text:p text:style-name="Standard"/>
      <text:p text:style-name="Standard">PL</text:p>
      <text:p text:style-name="Standard"><text:soft-page-break/>Witalność Niszczyciela: +14 Punktów życia</text:p>
      <text:p text:style-name="Standard">EN</text:p>
      <text:p text:style-name="Standard">Juggernaut's Vitality: +14 Health</text:p>
      <text:p text:style-name="Standard"/>
      <text:p text:style-name="Standard">PL</text:p>
      <text:p text:style-name="Standard">Wzmocniona Zbroja: +10% Odporności na obrażenia sieczne, kłujące i obuchowe</text:p>
      <text:p text:style-name="Standard">EN</text:p>
      <text:p text:style-name="Standard">Reinforced Armor: +10% Blade, pierce and impact resistance</text:p>
      <text:p text:style-name="Standard"/>
      <text:p text:style-name="Standard">PL</text:p>
      <text:p text:style-name="Standard">Orkowa Brutalność: +3 Punkty życia, +2 Obrażenia wręcz</text:p>
      <text:p text:style-name="Standard">EN</text:p>
      <text:p text:style-name="Standard">Orcish Brutality: +3 Health, +2 Melee damage</text:p>
      <text:p text:style-name="Standard"/>
      <text:p text:style-name="Standard">PL</text:p>
      <text:p text:style-name="Standard">Dziki i Bezlitosny: +3 Punkty Życia, +1 Cios wręcz</text:p>
      <text:p text:style-name="Standard">EN</text:p>
      <text:p text:style-name="Standard">Savage and Ruthless: +3 Health, +1 Melee strikes</text:p>
      <text:p text:style-name="Standard"/>
      <text:p text:style-name="Standard">PL</text:p>
      <text:p text:style-name="Standard">Bezwzględny Strzelec: +4 Punkty życia, +2 Obrażenia z dystansu</text:p>
      <text:p text:style-name="Standard">EN</text:p>
      <text:p text:style-name="Standard">Merciless Aim: +4 Health, +2 Ranged damage</text:p>
      <text:p text:style-name="Standard"/>
      <text:p text:style-name="Standard">PL</text:p>
      <text:p text:style-name="Standard">Niewybaczający: +4 Punkty życia, +2 Obrażenia z dystansu, Strzelec wyborowy</text:p>
      <text:p text:style-name="Standard">EN</text:p>
      <text:p text:style-name="Standard">Unforgiving: +4 Health, +2 Ranged damage, Marksman</text:p>
      <text:p text:style-name="Standard"/>
      <text:p text:style-name="Standard">PL</text:p>
      <text:p text:style-name="Standard">Trenowany w Łowach: -6 Punktów życia, +1 Punkt ruchu</text:p>
      <text:p text:style-name="Standard"><text:soft-page-break/>EN</text:p>
      <text:p text:style-name="Standard">Trained in Hunting: -6 Health, +1 Movement point</text:p>
      <text:p text:style-name="Standard"/>
      <text:p text:style-name="Standard">PL</text:p>
      <text:p text:style-name="Standard">Najlepszy Łowca w Klanie: +1 Punkt ruchu</text:p>
      <text:p text:style-name="Standard">EN</text:p>
      <text:p text:style-name="Standard">Best Hunter in the Clan: +1 Movement point</text:p>
      <text:p text:style-name="Standard"/>
      <text:p text:style-name="Standard">PL</text:p>
      <text:p text:style-name="Standard">Zdrowy Wierzchowiec: +7 Punktów życia</text:p>
      <text:p text:style-name="Standard">EN</text:p>
      <text:p text:style-name="Standard">Healthy Mount: +7 Health</text:p>
      <text:p text:style-name="Standard"/>
      <text:p text:style-name="Standard">PL</text:p>
      <text:p text:style-name="Standard">Potężna bestia: +13 Punktów życia</text:p>
      <text:p text:style-name="Standard">EN</text:p>
      <text:p text:style-name="Standard">Mighty Beast: +13 Health</text:p>
      <text:p text:style-name="Standard"/>
      <text:p text:style-name="Standard">PL</text:p>
      <text:p text:style-name="Standard">Ostre Zęby: +2 Obrażenia kłami</text:p>
      <text:p text:style-name="Standard">EN</text:p>
      <text:p text:style-name="Standard">Sharp Teeth: +2 Fangs damage</text:p>
      <text:p text:style-name="Standard"/>
      <text:p text:style-name="Standard">PL</text:p>
      <text:p text:style-name="Standard">Szaleńczy Głód: +1 Cios kłami</text:p>
      <text:p text:style-name="Standard">EN</text:p>
      <text:p text:style-name="Standard">Mad Hunger: +1 Fangs strikes</text:p>
      <text:p text:style-name="Standard"/>
      <text:p text:style-name="Standard">PL</text:p>
      <text:p text:style-name="Standard">Zabójcze Szpony: +3 Punkty życia, +1 Cios szponami</text:p>
      <text:p text:style-name="Standard">EN</text:p>
      <text:p text:style-name="Standard"><text:soft-page-break/>Deadly Claws: +3 Health, +1 Claws strike</text:p>
      <text:p text:style-name="Standard"/>
      <text:p text:style-name="Standard">PL</text:p>
      <text:p text:style-name="Standard">Paraliżująca Trucizna: +3 Punkty życia, +1 Cios kłami, spowalnia</text:p>
      <text:p text:style-name="Standard">EN</text:p>
      <text:p text:style-name="Standard">Paralyzing Poison: +3 Health, +1 Claws strike, slows</text:p>
      <text:p text:style-name="Standard"/>
      <text:p text:style-name="Standard">PL</text:p>
      <text:p text:style-name="Standard">Szybka Bestia: +1 Punkt ruchu</text:p>
      <text:p text:style-name="Standard">EN</text:p>
      <text:p text:style-name="Standard">Swift Beast: +1 Movement point</text:p>
      <text:p text:style-name="Standard"/>
      <text:p text:style-name="Standard">PL</text:p>
      <text:p text:style-name="Standard">Żywiący się mięsem: +7 Punktów życia</text:p>
      <text:p text:style-name="Standard">EN</text:p>
      <text:p text:style-name="Standard">Nourished with Meat: +7 Health</text:p>
      <text:p text:style-name="Standard"/>
      <text:p text:style-name="Standard">PL</text:p>
      <text:p text:style-name="Standard">Karmiony Krasnoludzkimi Kośćmi: +13 Punktów życia</text:p>
      <text:p text:style-name="Standard">EN</text:p>
      <text:p text:style-name="Standard">Fed with Dwarven Bones: +13 Health</text:p>
      <text:p text:style-name="Standard"/>
      <text:p text:style-name="Standard">PL</text:p>
      <text:p text:style-name="Standard">Twarda Skóra: +10% Odporności na obrażenia sieczne, kłujące i obuchowe</text:p>
      <text:p text:style-name="Standard">EN</text:p>
      <text:p text:style-name="Standard">Tough skin: +10% Blade, pierce and impact resistance</text:p>
      <text:p text:style-name="Standard"/>
      <text:p text:style-name="Standard">PL</text:p>
      <text:p text:style-name="Standard">Mordercza bestia: +2 Obrażenia wręcz</text:p>
      <text:p text:style-name="Standard">EN</text:p>
      <text:p text:style-name="Standard">Murderous Beast: +2 Melee damage</text:p>
      <text:p text:style-name="Standard"><text:soft-page-break/></text:p>
      <text:p text:style-name="Standard">PL</text:p>
      <text:p text:style-name="Standard">Wilk alfa: +3 Obrażenia wręcz</text:p>
      <text:p text:style-name="Standard">EN</text:p>
      <text:p text:style-name="Standard">Direwolf Alpha: +3 Melee damage</text:p>
      <text:p text:style-name="Standard"/>
      <text:p text:style-name="Standard">PL</text:p>
      <text:p text:style-name="Standard">Drapieżnik: Harcownik</text:p>
      <text:p text:style-name="Standard">EN</text:p>
      <text:p text:style-name="Standard">Predator: Skirmisher</text:p>
      <text:p text:style-name="Standard"/>
      <text:p text:style-name="Standard">PL</text:p>
      <text:p text:style-name="Standard">Łowca: Koszt przemieszczania się po lesie zmniejszony o 1</text:p>
      <text:p text:style-name="Standard">EN</text:p>
      <text:p text:style-name="Standard">Hunter: Movement cost in forest reduced to 1</text:p>
      <text:p text:style-name="Standard"/>
      <text:p text:style-name="Standard">PL</text:p>
      <text:p text:style-name="Standard">Czychanie na Ofiarę: +10% obrony w lesie, zasadzka</text:p>
      <text:p text:style-name="Standard">EN</text:p>
      <text:p text:style-name="Standard">Waiting for Prey: +10% defense in forest, ambush</text:p>
      <text:p text:style-name="Standard"/>
      <text:p text:style-name="Standard">PL</text:p>
      <text:p text:style-name="Standard">Wzmacniające Zioła: +6 Punktów życia</text:p>
      <text:p text:style-name="Standard">EN</text:p>
      <text:p text:style-name="Standard">Strengthening Herbs: +6 Health</text:p>
      <text:p text:style-name="Standard"/>
      <text:p text:style-name="Standard">PL</text:p>
      <text:p text:style-name="Standard">Wywar z piołunu: +11 Punktów życia</text:p>
      <text:p text:style-name="Standard">EN</text:p>
      <text:p text:style-name="Standard">Wormwood Brew: +11 Health</text:p>
      <text:p text:style-name="Standard"/>
      <text:p text:style-name="Standard"><text:soft-page-break/>PL</text:p>
      <text:p text:style-name="Standard">Rozruszanie Starych Mięśni: +4 Punkty życia, +2 Obrażenia wręcz</text:p>
      <text:p text:style-name="Standard">EN</text:p>
      <text:p text:style-name="Standard">Enlive Old Muscles: +4 Health, +2 Melee damage</text:p>
      <text:p text:style-name="Standard"/>
      <text:p text:style-name="Standard">PL</text:p>
      <text:p text:style-name="Standard">Przywrócenie Młodzieńczych Sił: +4 Punkty życia, +2 Obrażenia wręcz</text:p>
      <text:p text:style-name="Standard">EN</text:p>
      <text:p text:style-name="Standard">Restore Young Strengh: +4 Health, +2 Melee damage</text:p>
      <text:p text:style-name="Standard"/>
      <text:p text:style-name="Standard">PL</text:p>
      <text:p text:style-name="Standard">Klątwa Bagień: +2 Obrażenia z dystansu</text:p>
      <text:p text:style-name="Standard">EN</text:p>
      <text:p text:style-name="Standard">Curse of the Bogs: +2 Ranged damage</text:p>
      <text:p text:style-name="Standard"/>
      <text:p text:style-name="Standard">PL</text:p>
      <text:p text:style-name="Standard">Gniew Pradawnej: +3 Obrażenia z dystansu</text:p>
      <text:p text:style-name="Standard">EN</text:p>
      <text:p text:style-name="Standard">Wrath of the Ancient: +3 Ranged damage</text:p>
      <text:p text:style-name="Standard"/>
      <text:p text:style-name="Standard">PL</text:p>
      <text:p text:style-name="Standard">Chyża starowinka: +1 Punkt ruchu, harcownik</text:p>
      <text:p text:style-name="Standard">EN</text:p>
      <text:p text:style-name="Standard">Swift Granny: +1 Movement point, skirmish</text:p>
      <text:p text:style-name="Standard"/>
      <text:p text:style-name="Standard">PL</text:p>
      <text:p text:style-name="Standard">Wielka Klata: +10 Punktów życia</text:p>
      <text:p text:style-name="Standard">EN</text:p>
      <text:p text:style-name="Standard">Big Chest: +10 Health</text:p>
      <text:p text:style-name="Standard"/>
      <text:p text:style-name="Standard">PL</text:p>
      <text:p text:style-name="Standard"><text:soft-page-break/>Górski Olbrzym: +16 Punktów życia</text:p>
      <text:p text:style-name="Standard">EN</text:p>
      <text:p text:style-name="Standard">Mountain Giant: +16 Health</text:p>
      <text:p text:style-name="Standard"/>
      <text:p text:style-name="Standard">PL</text:p>
      <text:p text:style-name="Standard">Kamienna Skóra: +10% Odporności na obrażenia sieczne, kłujące i obuchowe</text:p>
      <text:p text:style-name="Standard">EN</text:p>
      <text:p text:style-name="Standard">Stone Skin: +10% Blade, pierce and impact resistance</text:p>
      <text:p text:style-name="Standard"/>
      <text:p text:style-name="Standard">PL</text:p>
      <text:p text:style-name="Standard">Skalna Zbroja: +10% Odporności na obrażenia sieczne, kłujące i obuchowe</text:p>
      <text:p text:style-name="Standard">EN</text:p>
      <text:p text:style-name="Standard">Stone Armor: +10% Blade, pierce and impact resistance, steadfast</text:p>
      <text:p text:style-name="Standard"/>
      <text:p text:style-name="Standard">PL</text:p>
      <text:p text:style-name="Standard">Olbrzymi Bark: +5 Punktów życia, +4 Obrażenia wręcz</text:p>
      <text:p text:style-name="Standard">EN</text:p>
      <text:p text:style-name="Standard">Boulder Shoulder: +5 Health, +4 Melee damage</text:p>
      <text:p text:style-name="Standard"/>
      <text:p text:style-name="Standard">PL</text:p>
      <text:p text:style-name="Standard">Żelazy Biceps: +5 Punktów życia, +6 Obrażeń wręcz</text:p>
      <text:p text:style-name="Standard">EN</text:p>
      <text:p text:style-name="Standard">Iron Bicep: +5 health, +6 Melee damage</text:p>
      <text:p text:style-name="Standard"/>
      <text:p text:style-name="Standard">PL</text:p>
      <text:p text:style-name="Standard">Wielka Stopa: +1 Punkt ruchu</text:p>
      <text:p text:style-name="Standard">EN</text:p>
      <text:p text:style-name="Standard">Big Feet: +1 Movement point</text:p>
      <text:p text:style-name="Standard"/>
      <text:p text:style-name="Standard">PL</text:p>
      <text:p text:style-name="Standard">Orkowa Witalność: +9 Punktów życia</text:p>
      <text:p text:style-name="Standard"><text:soft-page-break/>EN</text:p>
      <text:p text:style-name="Standard">Orcish Vitality: +9 Health</text:p>
      <text:p text:style-name="Standard"/>
      <text:p text:style-name="Standard">PL</text:p>
      <text:p text:style-name="Standard">Witalność Niszczyciela: +15 Punktów życia</text:p>
      <text:p text:style-name="Standard">EN</text:p>
      <text:p text:style-name="Standard">Juggernaut's Vitality: +15 Health</text:p>
      <text:p text:style-name="Standard"/>
      <text:p text:style-name="Standard">PL</text:p>
      <text:p text:style-name="Standard">Orkowa Brutalność: +5 Punktów życia, +2 Obrażenia wręcz</text:p>
      <text:p text:style-name="Standard">EN</text:p>
      <text:p text:style-name="Standard">Orcish Brutality: +5 Health, +2 Melee damage</text:p>
      <text:p text:style-name="Standard"/>
      <text:p text:style-name="Standard">PL</text:p>
      <text:p text:style-name="Standard">Dziki i Bezlitosny: +5 Punktów Życia, +3 Obrażenia wręcz</text:p>
      <text:p text:style-name="Standard">EN</text:p>
      <text:p text:style-name="Standard">Savage and Ruthless: +5 Health, +3 Melee damage</text:p>
      <text:p text:style-name="Standard"/>
      <text:p text:style-name="Standard">PL</text:p>
      <text:p text:style-name="Standard">Walka Dystansowa: +4 Punkty życia, +1 Cios na dystans</text:p>
      <text:p text:style-name="Standard">EN</text:p>
      <text:p text:style-name="Standard">Ranged Combat: +4 Health, +1 Ranged strikes</text:p>
      <text:p text:style-name="Standard"/>
      <text:p text:style-name="Standard">PL</text:p>
      <text:p text:style-name="Standard">Gdy Twój Miecz Nie Jest Wystarczająco Długi: +4 Punkty życia, +1 Obrażenia </text:p>
      <text:p text:style-name="Standard">na dystans, +1 Cios na dystans</text:p>
      <text:p text:style-name="Standard">EN</text:p>
      <text:p text:style-name="Standard">When Your Sword Isn't Long Enough: +4 Health, +1 Ranged damage, +1 Ranged </text:p>
      <text:p text:style-name="Standard">strikes</text:p>
      <text:p text:style-name="Standard"/>
      <text:p text:style-name="Standard">PL</text:p>
      <text:p text:style-name="Standard"><text:soft-page-break/>Wódz Ze Spalonego Miasta: dowodzenie</text:p>
      <text:p text:style-name="Standard">EN</text:p>
      <text:p text:style-name="Standard">Chieftain From a Burned City: leadership</text:p>
      <text:p text:style-name="Standard"/>
      <text:p text:style-name="Standard">PL</text:p>
      <text:p text:style-name="Standard">Przeszkolony w Łowach: -4 Punkty życia, +1 Punkt ruchu</text:p>
      <text:p text:style-name="Standard">EN</text:p>
      <text:p text:style-name="Standard">Endurance Training: -4 Health, +1 Movement point</text:p>
      <text:p text:style-name="Standard"/>
      <text:p text:style-name="Standard">PL</text:p>
      <text:p text:style-name="Standard">Gruba Skóra: +5 Punktów życia</text:p>
      <text:p text:style-name="Standard">EN</text:p>
      <text:p text:style-name="Standard">Thick Skin: +5 Health</text:p>
      <text:p text:style-name="Standard"/>
      <text:p text:style-name="Standard">PL</text:p>
      <text:p text:style-name="Standard">Sałatka z Wodorostów: +11 Punktów życia</text:p>
      <text:p text:style-name="Standard">EN</text:p>
      <text:p text:style-name="Standard">Seaweed Salad: +11 Health</text:p>
      <text:p text:style-name="Standard"/>
      <text:p text:style-name="Standard">PL</text:p>
      <text:p text:style-name="Standard">Mithrilowa Kolczuga: +10% Odporności na obrażenia sieczne, kłujące i obuchowe</text:p>
      <text:p text:style-name="Standard">EN</text:p>
      <text:p text:style-name="Standard">Mithril Chainmail: +10% Blade, pierce and impact resistance</text:p>
      <text:p text:style-name="Standard"/>
      <text:p text:style-name="Standard">PL</text:p>
      <text:p text:style-name="Standard">Ciężka Zbroja: +20% Odporności na obrażenia sieczne, kłujące i obuchowe, -1 </text:p>
      <text:p text:style-name="Standard">Punkt ruchu</text:p>
      <text:p text:style-name="Standard">EN</text:p>
      <text:p text:style-name="Standard">Heavy Armor: +20% Blade, pierce and impact resistance, -1 Movement point</text:p>
      <text:p text:style-name="Standard"/>
      <text:p text:style-name="Standard">PL</text:p>
      <text:p text:style-name="Standard"><text:soft-page-break/>Odbijające Łuski: +20% Odporności na ogień i chłód</text:p>
      <text:p text:style-name="Standard">EN</text:p>
      <text:p text:style-name="Standard">Reflective Scales: +20% Fire and cold resistance</text:p>
      <text:p text:style-name="Standard"/>
      <text:p text:style-name="Standard">PL</text:p>
      <text:p text:style-name="Standard">Szermiercza Gracja: Strzelec wyborowy</text:p>
      <text:p text:style-name="Standard">EN</text:p>
      <text:p text:style-name="Standard">Swordfish's Grace: Marksman</text:p>
      <text:p text:style-name="Standard"/>
      <text:p text:style-name="Standard">PL</text:p>
      <text:p text:style-name="Standard">Jadowite Ostrze: Trucizna</text:p>
      <text:p text:style-name="Standard">EN</text:p>
      <text:p text:style-name="Standard">Venomous Blade: Poison</text:p>
      <text:p text:style-name="Standard"/>
      <text:p text:style-name="Standard">PL</text:p>
      <text:p text:style-name="Standard">Mistrzyni Miecznictwa: +3 Obrażenia wręcz</text:p>
      <text:p text:style-name="Standard">EN</text:p>
      <text:p text:style-name="Standard">Master of Swordsart: +3 Melee damage</text:p>
      <text:p text:style-name="Standard"/>
      <text:p text:style-name="Standard">PL</text:p>
      <text:p text:style-name="Standard">Żwawy Pływak: +1 Punkt ruchu</text:p>
      <text:p text:style-name="Standard">EN</text:p>
      <text:p text:style-name="Standard">Swift Swimmer: +1 Movement point</text:p>
      <text:p text:style-name="Standard"/>
      <text:p text:style-name="Standard">PL</text:p>
      <text:p text:style-name="Standard">Taniec w Wodzie: +10% obrony na płytkiej i głębokiej wodzie</text:p>
      <text:p text:style-name="Standard">EN</text:p>
      <text:p text:style-name="Standard">Dancing in the Water: +10% defense on shallow and deep water</text:p>
      <text:p text:style-name="Standard"/>
      <text:p text:style-name="Standard">PL</text:p>
      <text:p text:style-name="Standard">Um... Umieram</text:p>
      <text:p text:style-name="Standard"><text:soft-page-break/>EN</text:p>
      <text:p text:style-name="Standard">Um... I am dying</text:p>
      <text:p text:style-name="Standard"/>
      <text:p text:style-name="Standard">PL</text:p>
      <text:p text:style-name="Standard">Nie! Bez Kochana nie uda mi się poprowadzić klanu!</text:p>
      <text:p text:style-name="Standard">EN</text:p>
      <text:p text:style-name="Standard">No! I will not be able to lead the clan without Kochan!</text:p>
      <text:p text:style-name="Standard"/>
      <text:p text:style-name="Standard">PL</text:p>
      <text:p text:style-name="Standard">Trolle nie poradzą... Sobie... Samiuśkie...</text:p>
      <text:p text:style-name="Standard">EN</text:p>
      <text:p text:style-name="Standard">Trolls not survive... by themselves...</text:p>
      <text:p text:style-name="Standard"/>
      <text:p text:style-name="Standard">PL</text:p>
      <text:p text:style-name="Standard">Bez tego trolla nie damy rady poprowadzić ich stada do ataku, to koniec...</text:p>
      <text:p text:style-name="Standard">EN</text:p>
      <text:p text:style-name="Standard">Without this troll we won't manage to lead his herd to fight! It's over...</text:p>
      <text:p text:style-name="Standard"/>
      <text:p text:style-name="Standard">PL</text:p>
      <text:p text:style-name="Standard">Umieram... Mój wzrok zmętniał, moja krew stanęła w żyłach... Czas na mnie... </text:p>
      <text:p text:style-name="Standard">Czas... Odchodzę...</text:p>
      <text:p text:style-name="Standard">EN</text:p>
      <text:p text:style-name="Standard">I'm dying... My vision is blurred, my blood stopped flowing in my veins. </text:p>
      <text:p text:style-name="Standard">It's time for me... The time... I'm leaving...</text:p>
      <text:p text:style-name="Standard"/>
      <text:p text:style-name="Standard">PL</text:p>
      <text:p text:style-name="Standard">Bez niej nie uda nam się odzyskać ojczyzny jaszczurów! Wszystko stracone!</text:p>
      <text:p text:style-name="Standard">EN</text:p>
      <text:p text:style-name="Standard">Without her we won't reclaim the motherland of saurians! Everything is lost!</text:p>
      <text:p text:style-name="Standard"/>
      <text:p text:style-name="Standard">PL</text:p>
      <text:p text:style-name="Standard"><text:soft-page-break/>Sss... Ta Osoba popłynie teraz rzeką umarłych nag...</text:p>
      <text:p text:style-name="Standard">EN</text:p>
      <text:p text:style-name="Standard">Sss... This Person will now swim in the river of dead nagas...</text:p>
      <text:p text:style-name="Standard"/>
      <text:p text:style-name="Standard">PL</text:p>
      <text:p text:style-name="Standard">Sss... Nasza matrona umiera...</text:p>
      <text:p text:style-name="Standard">EN</text:p>
      <text:p text:style-name="Standard">Sss... Our matron is dying...</text:p>
      <text:p text:style-name="Standard"/>
      <text:p text:style-name="Standard">PL</text:p>
      <text:p text:style-name="Standard">Co... Na Hordę...? Nie mogę umrzeć... Orkowie... Nie poradzą sobie... Beze </text:p>
      <text:p text:style-name="Standard">mnie...</text:p>
      <text:p text:style-name="Standard">EN</text:p>
      <text:p text:style-name="Standard">What... For the Horde...? I can't die... Orcs... won't survive... without me!</text:p>
      <text:p text:style-name="Standard"/>
      <text:p text:style-name="Standard">PL</text:p>
      <text:p text:style-name="Standard">O nie! Zabili biednego futrzaka! Pomścijmy go!</text:p>
      <text:p text:style-name="Standard">EN</text:p>
      <text:p text:style-name="Standard">Oh no! They killed my dear pet! We must avenge him!</text:p>
      <text:p text:style-name="Standard"/>
      <text:p text:style-name="Standard">PL</text:p>
      <text:p text:style-name="Standard">Spoczywaj w pokoju, Kochan. Nie dotarłbym tak daleko, gdyby nie ty.</text:p>
      <text:p text:style-name="Standard">EN</text:p>
      <text:p text:style-name="Standard">Rest in peace, Kochan. I wouldn't have went this far, if not for you.</text:p>
      <text:p text:style-name="Standard"/>
      <text:p text:style-name="Standard">PL</text:p>
      <text:p text:style-name="Standard">Ughm... Moja serce... Moja wątroba... Moja jelita... Już koniec... Ale mądry-</text:p>
      <text:p text:style-name="Standard">ork niech prowadzi... Niech prowadzi szczenięta... One muszą żyć.</text:p>
      <text:p text:style-name="Standard">EN</text:p>
      <text:p text:style-name="Standard">Ugh... Mine heart... Mine liver... Mine intestines... It be my end... But </text:p>
      <text:p text:style-name="Standard">wise orc shall lead... Shall he lead the whelps... They must to live.</text:p>
      <text:p text:style-name="Standard"><text:soft-page-break/></text:p>
      <text:p text:style-name="Standard">PL</text:p>
      <text:p text:style-name="Standard">Żegnaj, Krullu Skało. Twoje poświęcenie nie pójdzie na marne... A teraz, do </text:p>
      <text:p text:style-name="Standard">boju, orkowie! Uczcijmy jego pamięć w boju!</text:p>
      <text:p text:style-name="Standard">EN</text:p>
      <text:p text:style-name="Standard">Farewell, Krull the Rock. Your sacrifice won't come in vain... And now, to </text:p>
      <text:p text:style-name="Standard">the battle, orcs! May we honour his memory in fight!</text:p>
      <text:p text:style-name="Standard"/>
      <text:p text:style-name="Standard">PL</text:p>
      <text:p text:style-name="Standard">Hau! Hau!</text:p>
      <text:p text:style-name="Standard">EN</text:p>
      <text:p text:style-name="Standard">Warf! Warf!</text:p>
      <text:p text:style-name="Standard"/>
      <text:p text:style-name="Standard">PL</text:p>
      <text:p text:style-name="Standard">Był mężnym wojownikiem na lądzie... Niech jego dusza płynie z prądem rzek </text:p>
      <text:p text:style-name="Standard">trolli.</text:p>
      <text:p text:style-name="Standard">EN</text:p>
      <text:p text:style-name="Standard">He was a mighty warrior on the land... Let his soul drift with the flow of </text:p>
      <text:p text:style-name="Standard">troll rivers.</text:p>
      <text:p text:style-name="Standard"/>
      <text:p text:style-name="Standard">PL</text:p>
      <text:p text:style-name="Standard">Umieram... Mój wzrok... Słabnie... Widzę w przyszłości już tylko... Śmierć...</text:p>
      <text:p text:style-name="Standard">EN</text:p>
      <text:p text:style-name="Standard">I'm dying... My sight is weakening... The only thing I can see in the </text:p>
      <text:p text:style-name="Standard">future... Is death...</text:p>
      <text:p text:style-name="Standard"/>
      <text:p text:style-name="Standard">PL</text:p>
      <text:p text:style-name="Standard">Żegnaj, wyrocznio. Twoje poświęcenie nie pójdzie na marne. Poprowadzę Twoje </text:p>
      <text:p text:style-name="Standard">jaszczury ku lepszemu, nowemu życiu.</text:p>
      <text:p text:style-name="Standard">EN</text:p>
      <text:p text:style-name="Standard">Farewell, augur. Your sacrifice won't come in vain. I will lead your </text:p>
      <text:p text:style-name="Standard"><text:soft-page-break/>saurians to a new, better life.</text:p>
      <text:p text:style-name="Standard"/>
      <text:p text:style-name="Standard">PL</text:p>
      <text:p text:style-name="Standard">Jej mądrość i wiekowość była godna podziwu... Cieszę się, że miałyśmy okazję </text:p>
      <text:p text:style-name="Standard">jednoczyć oręż we wspólnych walkach.</text:p>
      <text:p text:style-name="Standard">EN</text:p>
      <text:p text:style-name="Standard">Her wisdom and venerablity were admirable... I am glad that we had the </text:p>
      <text:p text:style-name="Standard">opportunity to fight at her side.</text:p>
      <text:p text:style-name="Standard"/>
      <text:p text:style-name="Standard">PL</text:p>
      <text:p text:style-name="Standard">Nieee... Teraz nie uda się nam już ocalić naszego klanu!</text:p>
      <text:p text:style-name="Standard">EN</text:p>
      <text:p text:style-name="Standard">Nooo... Now we will not save our clan!</text:p>
      <text:p text:style-name="Standard"/>
      <text:p text:style-name="Standard">PL</text:p>
      <text:p text:style-name="Standard">Śmierć Emborgi-Tarasz</text:p>
      <text:p text:style-name="Standard">EN</text:p>
      <text:p text:style-name="Standard">Death of Emborgi-Tarash</text:p>
      <text:p text:style-name="Standard"/>
      <text:p text:style-name="Standard">PL</text:p>
      <text:p text:style-name="Standard">Śmierć Aidali</text:p>
      <text:p text:style-name="Standard">EN</text:p>
      <text:p text:style-name="Standard">Death of Aidala</text:p>
      <text:p text:style-name="Standard"/>
      <text:p text:style-name="Standard">PL</text:p>
      <text:p text:style-name="Standard">Śmierć Gewolda</text:p>
      <text:p text:style-name="Standard">EN</text:p>
      <text:p text:style-name="Standard">Death of Gewold</text:p>
      <text:p text:style-name="Standard"/>
      <text:p text:style-name="Standard">PL</text:p>
      <text:p text:style-name="Standard">Ucieczka Marbusa</text:p>
      <text:p text:style-name="Standard"><text:soft-page-break/>EN</text:p>
      <text:p text:style-name="Standard">Marbus' Escape</text:p>
      <text:p text:style-name="Standard"/>
      <text:p text:style-name="Standard">PL</text:p>
      <text:p text:style-name="Standard">Wiele lat minęło, odkąd orkowie budzili postrach w sercach elfów, ludzi i </text:p>
      <text:p text:style-name="Standard">krasnoludów. Wiele, odkąd odważyli się postawić stopę na ziemiach Wesnoth. </text:p>
      <text:p text:style-name="Standard">Wiele, odkąd opływali w bogactwa. Wśród przetrwałych klanów orków, był </text:p>
      <text:p text:style-name="Standard">również pewien klan Marbusa, klan zbyt mały, by mieć nazwę, historię bądź </text:p>
      <text:p text:style-name="Standard">przyszłość. Czy uda mu się przeprowadzić orków przez dziką północ, opanowaną </text:p>
      <text:p text:style-name="Standard">przez krwiożercze, mroczne moce?\n</text:p>
      <text:p text:style-name="Standard">(Wersja 0.5.3, 13 scenariuszy, 5 grywalnych, Poziom trudności: </text:p>
      <text:p text:style-name="Standard">Średniozaawansowany)</text:p>
      <text:p text:style-name="Standard">EN</text:p>
      <text:p text:style-name="Standard">Many years have passed since the time orcs intimidated elves, humans and </text:p>
      <text:p text:style-name="Standard">dwarves. Many years have passed since they ventured to walk in the Wesnoth </text:p>
      <text:p text:style-name="Standard">land. Many years have passed since the time they were filthy rich. Amongst </text:p>
      <text:p text:style-name="Standard">the survived orcish clans, there was a small Marbus's clan. Even too small </text:p>
      <text:p text:style-name="Standard">to have a name. Will the orcs endure the destruction that is covering bigger </text:p>
      <text:p text:style-name="Standard">and bigger part of the north? (Version 0.5.3, 13 scenarios, 5 playable)</text:p>
      <text:p text:style-name="Standard"/>
      <text:p text:style-name="Standard">PL</text:p>
      <text:p text:style-name="Standard">(łatwy)</text:p>
      <text:p text:style-name="Standard">EN</text:p>
      <text:p text:style-name="Standard">(easy)</text:p>
      <text:p text:style-name="Standard"/>
      <text:p text:style-name="Standard">PL</text:p>
      <text:p text:style-name="Standard">Obywatel</text:p>
      <text:p text:style-name="Standard">EN</text:p>
      <text:p text:style-name="Standard">Civilian</text:p>
      <text:p text:style-name="Standard"/>
      <text:p text:style-name="Standard">PL</text:p>
      <text:p text:style-name="Standard"><text:soft-page-break/>(normalny)</text:p>
      <text:p text:style-name="Standard">EN</text:p>
      <text:p text:style-name="Standard">(normal)</text:p>
      <text:p text:style-name="Standard"/>
      <text:p text:style-name="Standard">PL</text:p>
      <text:p text:style-name="Standard">Żołnierz</text:p>
      <text:p text:style-name="Standard">EN</text:p>
      <text:p text:style-name="Standard">Soldier</text:p>
      <text:p text:style-name="Standard"/>
      <text:p text:style-name="Standard">PL</text:p>
      <text:p text:style-name="Standard">Weteran</text:p>
      <text:p text:style-name="Standard">EN</text:p>
      <text:p text:style-name="Standard">Veteran</text:p>
      <text:p text:style-name="Standard"/>
      <text:p text:style-name="Standard">PL</text:p>
      <text:p text:style-name="Standard">(trudny)</text:p>
      <text:p text:style-name="Standard">EN</text:p>
      <text:p text:style-name="Standard">(har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rom</meta:initial-creator>
    <dc:creator>Adrian Pezda</dc:creator>
    <meta:editing-cycles>4</meta:editing-cycles>
    <meta:creation-date>2017-08-31T17:19:00</meta:creation-date>
    <dc:date>2017-09-17T23:45:03.40</dc:date>
    <meta:editing-duration>PT17M37S</meta:editing-duration>
    <meta:generator>OpenOffice/4.1.1$Win32 OpenOffice.org_project/411m6$Build-9775</meta:generator>
    <meta:document-statistic meta:table-count="0" meta:image-count="0" meta:object-count="0" meta:page-count="161" meta:paragraph-count="3888" meta:word-count="24509" meta:character-count="1426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